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008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945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a1ba7"/>
    </style:style>
    <style:style style:name="P11" style:family="paragraph" style:parent-style-name="Normal">
      <style:text-properties officeooo:paragraph-rsid="000a1ba7"/>
    </style:style>
    <style:style style:name="P12" style:family="paragraph" style:parent-style-name="Normal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language-asian="el" style:country-asian="GR" style:font-style-asian="italic" style:language-complex="el" style:country-complex="GR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el" fo:country="GR" style:language-asian="el" style:country-asian="GR" style:language-complex="el" style:country-complex="GR"/>
    </style:style>
    <style:style style:name="T8" style:family="text">
      <style:text-properties style:language-asian="en" style:country-asian="US" style:language-complex="en" style:country-complex="US"/>
    </style:style>
    <style:style style:name="T9" style:family="text">
      <style:text-properties style:language-asian="el" style:country-asian="GR" style:language-complex="el" style:country-complex="GR"/>
    </style:style>
    <style:style style:name="T10" style:family="text">
      <style:text-properties officeooo:rsid="000a1ba7"/>
    </style:style>
    <style:style style:name="T11" style:family="text">
      <style:text-properties fo:language="fr" fo:country="FR"/>
    </style:style>
    <style:style style:name="T12" style:family="text">
      <style:text-properties fo:language="fr" fo:country="FR" style:language-asian="el" style:country-asian="GR" style:language-complex="el" style:country-complex="GR"/>
    </style:style>
    <style:style style:name="T13" style:family="text">
      <style:text-properties fo:language="fr" fo:country="FR" officeooo:rsid="000a1ba7"/>
    </style:style>
    <style:style style:name="T14" style:family="text">
      <style:text-properties fo:color="#000000" loext:opacity="100%" fo:language="fr" fo:country="FR" officeooo:rsid="000a1ba7"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Default_20_Paragraph_20_Font"><text:span text:style-name="T10">G</text:span></text:span><text:bookmark-start text:name="bookmark0"/><text:span text:style-name="Default_20_Paragraph_20_Font">ALENI DE VSV RESPIRATIONIS<text:line-break/>LIBER.</text:span><text:bookmark-end text:name="bookmark0"/></text:h>
      <text:h text:style-name="Heading_20_2" text:outline-level="2">Cap. I. </text:h>
      <text:p text:style-name="P10">Quisnam est usus respirationis ? quod.<text:line-break/>enim non <text:span text:style-name="Default_20_Paragraph_20_Font"><text:span text:style-name="T2">vulgaris</text:span></text:span> ea sit, hinc apparet, quod ne mo-<text:line-break/>mentum quidem temporis ea deperdita sufficere possimus;<text:line-break/>ex quo manifestum est, ad nullam particularem acsionem,<text:line-break/>sed ad ipfam vitam eam pertinere. Quemadmodum<text:line-break/>enim, si iis, quae ad ambulandi munus comparata funt,<text:line-break/>privati fuerimus, ambulandi damnum percipimus, et si<text:line-break/>iis, quae ad videndum utilia funt, privati fuerimus, non<text:line-break/>videmus, ita etiam, si lis, quae ad vitam necessaria funt,</text:p>
      <text:p text:style-name="P3">privemur L morimur. Quod est igitur illud tam ingens. a<text:line-break/>respiratione nobis commodum? Num animae ipsius ge<text:span text:style-name="Default_20_Paragraph_20_Font"><text:span text:style-name="T2">y<text:line-break/></text:span></text:span>neratio est, V ut Asclepiades ait? An generasse quidem<text:line-break/>non est, verum corroboratio quaedam, ut Nicarchi Pra-<text:line-break/>xagoras? An innati caloris refrigeratio quaedam, uTPhi-<text:line-break/>listion et Dio des dicebant? An et nutritio et refulge-<text:line-break/>ratio, ut Hippocrates? Aut horum quidem nihil est, ve<text:span text:style-name="Default_20_Paragraph_20_Font"><text:span text:style-name="T2">r<text:line-break/></text:span></text:span>rum arteriarum expletionis gratia respiramus, velut ser a-<text:line-break/>sistratus putat? Tot enim ferme extiterunt sectae de usp<text:line-break/>respirationis, etiamsi aliquae ex relatis non videantur<text:line-break/>differre, velut eorum, qui dicunt, innatum calorem cor-<text:line-break/>roborari a respiratione, et qui dicunt, eundem ventilari:<text:line-break/>nihil enim diver<text:span text:style-name="Default_20_Paragraph_20_Font"><text:span text:style-name="T2">s</text:span></text:span>um dicunt hi ab IiS, qui reliigerari tra-<text:line-break/>dunI. Atqui dictionem non adeo, fed sententiam spe-<text:line-break/>ctare oportet, quae fane in omnibus una existit;, relisa<text:line-break/>gerationem enim ipsum non propter <text:span text:style-name="Default_20_Paragraph_20_Font"><text:span text:style-name="T2">s</text:span></text:span>e ipfam, veluti ne-<text:line-break/>qu^ ventilationem aut corroborationem, commodas per-<text:line-break/>hibent, sed quod insitum calorem conservant. Atque si</text:p>
      <text:p text:style-name="P3">hoc tres bae opiniones habeant commune, nempe insiti<text:line-break/>caloris con<text:span text:style-name="Default_20_Paragraph_20_Font"><text:span text:style-name="T2">s</text:span></text:span>ervationem, difficilis plane de omnibus ipsis<text:line-break/>tractatio oboritur, et quae aegre discerni possit, propterea<text:line-break/>quod animae substantiam ignoramus. Si quidem igitur<text:line-break/>actio animae est vita, atque ipsa a respiratione magno-<text:line-break/>pere juvari videtur, quamdiu utilitatis modum ignorare<text:line-break/>nos verisimile est? Quousque sane animae substantiam<text:line-break/>ignoraverimus, ut ego plane opinor. Attamen audendum<text:line-break/>est et veritas investiganda ; quam etiamsi non assequa-<text:line-break/>mur, omnino tamen propius, quam nunc sumus, ad eam<text:line-break/>perveniemus. . Et primum utique omnibus <text:span text:style-name="Default_20_Paragraph_20_Font"><text:span text:style-name="T2">s</text:span></text:span>upra relatis<text:line-break/>sententiis in duo capita coactis, utrum tandem ipsorum<text:line-break/>verius sit, invenire conabimur; videntur enim aliae qui-<text:line-break/>dem ex eis ad aeris, qui inspiratur, substantiam respi-<text:line-break/>cere, aliae vero ad qualitatem. Qui igitur animam ge-<text:line-break/>nerarr dicunt, et nutriri, et arterias expleri, substantiam<text:line-break/>solum causantur^ qui vero ventilari, et roborari, ac.re-<text:line-break/>frigerari, qualitatem. luxta quam rationem etiam, qui</text:p>
      <text:p text:style-name="P3">cibum ut dulcem, aut austerum, aut calidum, aut fuigi-<text:line-break/>dum exhibet, qualitatem fotam respicit, qui vero ut nu-<text:line-break/>trientem, is substantiae respectu eum offert. Hoc igitur<text:line-break/>primum determinabimus , utrum substantia aeris , qui per<text:line-break/>inspirationem advenit, indigeamus, an qualitate, an<text:line-break/>utrisque.</text:p>
      <text:h text:style-name="Heading_20_2" text:outline-level="2">Cap. H. </text:h>
      <text:p text:style-name="P10">Quandoquidem igitur, postquam inspirato<text:line-break/>aere substantia ejus abundamus, nihilo minus suffocamur,<text:line-break/>quam si nihil omnino suspirassent us, apparere videtur,<text:line-break/>substantia ejus nobis non opus esse. Verum ad hoc Era-<text:line-break/>lustratus inquit, quod neque cor ipsium aerem ex pulmone<text:line-break/>trahere potest, si respiratio cohibeatur; in hujusmodi<text:line-break/>enim constitutionibus aequalem organorum respirationis<text:line-break/>molem fecundum dimensionem servari. Si igitur aliquam<text:line-break/>aeris partem attraheret cor, vacuus relinqueretur attra-<text:line-break/>cti locus, id quod impossibile existit; ne itaque impossi-<text:line-break/>hile stat, neque ab initio inquit eum tranfumi; oportet<text:line-break/>enim, si aliquid tranfumendum est, non Polum esse quod</text:p>
      <text:p text:style-name="P2">trahat, sed et quod tribuat; non tribuit autem thorax<text:line-break/>aequalem dimensionis molem <text:span text:style-name="Default_20_Paragraph_20_Font"><text:span text:style-name="T2">s</text:span></text:span>ervans; neque igitur cor<text:line-break/>ip<text:span text:style-name="Default_20_Paragraph_20_Font"><text:span text:style-name="T2">s</text:span></text:span>um transumere potest, sed conatur quidem, ut antea,<text:line-break/>perficit autem nihil, atque inde consequitur suffocatio,<text:line-break/><text:span text:style-name="Default_20_Paragraph_20_Font"><text:span text:style-name="T1">Q</text:span></text:span>uandoquidem igitur, ut ex aere quid attrahat cor, tho-<text:line-break/>racem id permittere necesse est, permittit autem, quum<text:line-break/>dimensionem transmutat, transmutat autem suspirantibus,<text:line-break/>t nohis aut expirantibus tunc <text:span text:style-name="Default_20_Paragraph_20_Font"><text:span text:style-name="T2">P</text:span></text:span>ane cor tranfumet, At-<text:line-break/>que haec quidem Erasistratus. Caeterum, qui ei contra-</text:p>
      <text:p text:style-name="P1">dicunt, primum, quidem, quod neque demonstraverit ali-<text:line-break/>cubi, quod vacuum omnino non sit in corporibus disper-<text:line-break/>sum, fed quod non sit acervatim dispersum, commemo-<text:line-break/>rant. Postea vero, etiamsi hoc concedatur, quod neque<text:line-break/>in mundo usquam vacuum sit admixtum, attamen non<text:line-break/>impossibile esse ajunt, eandem substantiam fusam et pe<text:span text:style-name="Default_20_Paragraph_20_Font"><text:span text:style-name="T2">r<text:line-break/></text:span></text:span>intus tensam majorem, quam antea, locum occupare.<text:line-break/>Et tertium, quod com evidentibus sermo ipsius pugnet:<text:line-break/>videmus etenim, cor In respirationis cohibitione aereus<text:line-break/><text:span text:style-name="Default_20_Paragraph_20_Font"><text:span text:style-name="T1">ex </text:span></text:span>pulmone attrahere, id quod ad. cordis dissensionem</text:p>
      <text:p text:style-name="P3">consequitur; neque enim possibile est ex ErasistratI sen-<text:line-break/>tentia distendi et nihil attrahere se vacuus namque sta<text:line-break/>fieret locus; si vero non distenditur, manifestam est, quod<text:line-break/>neque movetur: atqui apparet ipsum moveri, contrarium<text:line-break/>itaque primi consequitur, nimirum cor in respirationis<text:line-break/>cohibitione aerem attrahere. Ad haec vero Erasistrati<text:line-break/>sectatores rursus tum de fusione simulqne contractione<text:line-break/>contendunt, omnino contraria statuere conantes, tum de<text:line-break/>vacui complexu, tum quod cor a pulmone quidem tum<text:line-break/>nihil trahat, verum a magna arteria, cui prius Tpfum<text:line-break/>suppeditabat: quidam vero neque distendi neque con-<text:line-break/>trahi cor dicunt, fed veluti concuti. Porro, quae ab<text:line-break/>Asclepiadis sectatoribus dicta sunt, vssa Tunt mihi [merito<text:line-break/>relinquenda esse, utpote manifeste absurda et justas .re<text:span text:style-name="Default_20_Paragraph_20_Font"><text:span text:style-name="T2">e<text:line-break/></text:span></text:span>prehensiones ab ipso Asclepiade adepta. Duplex igitur<text:line-break/>necessario adversum illos sit contradictio, ut contra eos<text:line-break/>quidem, qui ab arteria aerem attrahi asserunt, membra-<text:line-break/>nas agnatus id impedire (quemadmodum ipse Erasistratus</text:p>
      <text:p text:style-name="P3">inquit) dicamus ; contra eos vero , qui concuti fotum cor<text:line-break/>perhibent, praeter id, quod evidentius est, loqui indi-<text:line-break/>cemus; apparet enim,, , quod partim distendatur, ac par-<text:line-break/>tim contrahatur <text:span text:style-name="Default_20_Paragraph_20_Font"><text:span text:style-name="T2">t</text:span></text:span>.. pariter autem utrisque; dicamus, om-<text:line-break/>nium arteriarum motum. aequaliter fieri. tum circa re-<text:line-break/>spirationem, tum juxta ejusdem cohibitionem. Quaestio<text:line-break/>igitur de fusione <text:span text:style-name="Default_20_Paragraph_20_Font"><text:span text:style-name="T2">s</text:span></text:span>ubstantiae in infinitam sermonis lon-<text:line-break/>gitudinem apud utrosque evagatur. f. Ad hoc vero, quod<text:line-break/>a „ magna arteria cor aerem trahere non <text:span text:style-name="Default_20_Paragraph_20_Font"><text:span text:style-name="T2">r</text:span></text:span> potest propter<text:line-break/>agnatus membranas, respondentes inquiunt, Erasistratum<text:line-break/>de naturali ad ministratione haec dixisse, non de violenta<text:line-break/>atque ea, quae fit praeter naturam. Quum enim necessa-<text:line-break/>rium sit cor distensum attrahere , tunc ex pulmone qui-<text:line-break/>dem id facere, quum habeat, quod inde trahat; minime<text:line-break/>vero a magna arteria. accipere, quum membranae id fieri<text:line-break/>prohibeant: quum vero destitui tar pulmone nihil fuppe-<text:line-break/>ditante, tunc sane ex magna arteria ipsum revellere,<text:line-break/>membranis violenter praebere coactis. Caeterum de mo-<text:line-break/>tu arteriarum, quod tum circa respirationem, tum juxta<text:line-break/>ejusdem cohibitionem similiter fiat, nihil miri esse ajunt</text:p>
      <text:p text:style-name="P3">Erasistrati sectatores; in tantum enim eum solummodo<text:line-break/>discrepare a naturali dispensatione, quod non a pulmone,<text:line-break/>fed a magna arteria cor spiritum trahens eundem rur-<text:line-break/>SUS ad iliam remittit ; atque ob hoc ipsum animal suffio-<text:line-break/>cari inquiunt; quod pulmonis influxu sit privatum. At-<text:line-break/>que haec sunt, quae ab utrisque contradicuntur. His<text:line-break/>accedit amplius, quod nondum est relatum, jam vero<text:line-break/>privatim et seorsum ab aliis dicetur, quod mihi valde<text:line-break/>efficax, utpote evidentissimum existens, videtur, quid sit<text:line-break/>tandem, quod circa respirationis^ cohibitionem prohibeat<text:line-break/>cor. aerem ex pulmone trahere , contrahi vero thoracem^<text:line-break/>hoc ipfum pati a natura aptum. Si enim instrumentum<text:line-break/>esset, quod neque distendi, neque considere posset, for-<text:line-break/>tassis sensum aliquem haberet, quod ab Erasistrato did-<text:line-break/>tur;. quando vero juxta iliius ipsius traditionem contrahi<text:line-break/>potest, quid prohibet etiam nunc in tantum confidere<text:line-break/>ipsum, in quantum a corde evacuatur? Praeter alia scinus</text:p>
      <text:p text:style-name="P3">et per mu<text:span text:style-name="Default_20_Paragraph_20_Font"><text:span text:style-name="T2">s</text:span></text:span>culos pro animantis voluntate moveri thoracem<text:line-break/>Erasistratus ait. Et in hoc nihil difficultatis est, si ipfe<text:line-break/>thorax undequaque a mufculis comprimatur, simulque<text:line-break/>etiam evacuatio, quae superne fit, cohibeatur: id quod<text:line-break/>in spiritus detentionibus et egestionibus contingit, unde-<text:line-break/>quaque enim ejusmodi actionibus thoracem premimus et<text:line-break/>contrahimus, superiorem asperae arteriae meatum vi<text:line-break/>claudentes, ut ne quid per ipfam evacuetur. Quod si<text:line-break/>non fotum non premamus, sed et ipfum meatum ap erra-<text:line-break/>mus, plurimus aer cum quodam strepitu foras fertur, at- .<text:line-break/>que appellatur hujusmodi rea effatus quidam ab expira-<text:line-break/>tione, quae citra strepitum fit, copia et velocitate motus<text:line-break/>tantummodo differens; etenim ut inspiratus aer acerva-<text:line-break/>tim rursus refpiraretur, multa undequaque tonsione tho-<text:line-break/>raci opus .fuit. At vero tensio ipsa tribus actibus .com-<text:line-break/>munis existit; apertio vero superni meatus, propria L est<text:line-break/>ipsi [efflatur. ltaque . nihil difficultatis esa, etiam. quum re-<text:line-break/>spirationem cohibemus, undequaque premere thoracem,<text:line-break/>ac fup ornum claudere -meatum lusi ita telum nedum . non</text:p>
      <text:p text:style-name="P3">obsistere, imo operationem trahentis cordis coadiuvare<text:line-break/>poterit. Et aperte coarguitur falsum esse, quod Erasistra-<text:line-break/>tus dixit, quod impossibile sit cor ex pulmone aerem<text:line-break/>transumere circa respirationis cohibitionem. Licet enim<text:line-break/>unicuique experimentum a fle ipfo accipere ita, ut stex-<text:line-break/>centies inspirationem faciat , plurimumque undequaque<text:line-break/>thoracem premat, et nihil rurfus expiret; apparebit enim<text:line-break/>nihilominus in ipfo cor quidem pulsare, suffocari autem<text:line-break/>hominem, atque ideo magis ac citius, quo plus inspira^<text:line-break/>vit; quod ipfum etiam mediocriter indicat, non substantia,<text:line-break/>sed qualitate spiritus cor opus habere. .. Si namque cor<text:line-break/>substantia opus haberet, .magis utique ex penuria .ipsius,<text:line-break/>quam ex abundantia nocumenta acciderent; atqui hoc<text:line-break/>sierit non conspicitur , sed, quum maxime spiritu redundat;<text:line-break/>tunc praecipue affligitur. Tertium insuper .non /vulgare .<text:line-break/>signum est, quod, qui hoc modo suffocantur, per expira-<text:line-break/>tionem fanantur; oportebat autem magis inspirationem<text:line-break/>esse, quod fanaret; st- ob penuriam substantiae aeris Tuf-</text:p>
      <text:p text:style-name="P3">focaremur. Tria sane haec manifeste confutant Erasistrati<text:line-break/>fermonem; unum quidem ac primum, quod cor aerem<text:line-break/>trahere potest circa respirationis cohibitiones, nihil enim<text:line-break/>in hoc obstare vifus est thorax; alterum autem fecundum,<text:line-break/>quod tunc magis suffocamur, quum plus suspiravimus ; et<text:line-break/>tertium, quod neque tametsi valde vehementer thoracem<text:line-break/>undequaque comprimimus circa respirationis cohibitiones,<text:line-break/>aer a corde confumitur, sed expetit animal expirare, id<text:line-break/>enim est suffocationis medela. Ex his quidem perspicue<text:line-break/>consequitur , non ob inopiam substantiae aeris , sed pro-<text:line-break/>pter aliud quippiam animalia suffocari. Porro . ad resi-<text:line-break/>quas ex praedictis ambiguitatibus rursus transgredientes<text:line-break/>considerabimus prius, qui dicant veriora: ac primum<text:line-break/>sane eam tractabimus, quae est de motu arteriarum.<text:line-break/>Equidem ii, qui contra Erasistrateos ambigunt, motam<text:line-break/>arteriarum mutari oportere ajunt circa cohibitionis tem-<text:line-break/>pus, sive Goncuti <text:span text:style-name="Default_20_Paragraph_20_Font"><text:span text:style-name="T2">s</text:span></text:span>olum, sive etiam contrahi cor Puppe-</text:p>
      <text:p text:style-name="P2">namussosi enim concutitur, omnino immobiles fieri opor-.<text:line-break/>tet, quum nihil ab .ipso accipiant; si vero distendatur<text:line-break/>, ac contrahatur , duplum apparere oportet pullum. Cum<text:line-break/>enim naturali modo habebat animal, ubi contrahebatur^<text:line-break/>cor, spiritum in arterias mittebat, hae vero ubi imple-<text:line-break/>bantur, distendebantur ; ubi vero distendebatur cor, ex<text:line-break/>pulmone attrahebat, hae ver o .tunc, dum vacuantur; con-<text:line-break/>trahuntur. At vero circa cohibitionis tempus, ubi disten-<text:line-break/>ditur, ab arteriis trahit, atque omnibus fane manifestum<text:line-break/>est, quod recurret spiritus, qui prius per ipfas ex cordos<text:line-break/>fuit delatus; atque ita, si par fuerit priori, parem esiam<text:line-break/>faciet distentionem arteriarum, si vero paucior, minorem<text:line-break/>omnino faciet, quam antea, distensionem,. atque ipsam<text:line-break/>nimirum circa id tempus faciet, quo prius contraheban-<text:line-break/>tur; id vero nihil aliud est, quam duplicari motus arte-<text:line-break/>riarum. i Atque hoc ita fieri non apparet: quare mani-<text:line-break/>festum est fassas esse suppositiones. . Amplius autem et<text:line-break/>hoc interrogant, an nihil ex arteriis. evacuetur circa co-</text:p>
      <text:p text:style-name="P3">bibitionis tempus. Antea equidem, cum fecundum i natu-<text:span text:style-name="Default_20_Paragraph_20_Font"><text:span text:style-name="T2"><text:line-break/></text:span></text:span>ram animal spirabat, ipfe Erasiftratus omne id evacuari<text:line-break/>opinatur, quod ad sp<text:span text:style-name="Default_20_Paragraph_20_Font"><text:span text:style-name="T2">i</text:span></text:span>as a corde est demissum ; manifestum<text:line-break/>est autem, quod extra corpus excernehatur, vel quomodo<text:span text:style-name="Default_20_Paragraph_20_Font"><text:span text:style-name="T2">-<text:line-break/></text:span></text:span>cunque aliter evacuabatur. Nunc autem quid tandem<text:line-break/>dicent? num per transtro quidem ita velociter ipfum per<text:line-break/>arterias, velut etiam antea, non tamen vel minimum<text:line-break/>ejus evacuari? Et quo modo possibile est simul quidem<text:line-break/>evacuari, non tamen rurfus attrahi ex ambiente, quando<text:line-break/>cor ab arteriis attrahit, ubi distenditur? Neque vero hoc<text:line-break/>ipfum dicere licet. Atqui, si omnino possibile est, quum<text:line-break/>cor distenditur, attrahi quicquam ab arteriis extrorfum,<text:line-break/>ex superfluo thorax et pulmo sunt facti:. neque enim<text:line-break/>hoc dici potest, quod minus traheret ex arteriis, quam<text:line-break/>ex pulmone, quando incumbentibus etiam membranis ni-<text:line-break/>hil .minus trahere potest- Manifesta autem fiunt ex pulL<text:line-break/>sinum magnitudine; atque uni cui que patet, quod multo<text:line-break/>magis traheret, si non in magnae arteriae ofculo mem-</text:p>
      <text:p text:style-name="P3">branae innatae : essent. In universum autem , si neque<text:line-break/>cor ,. neque usia aliqua arteria spiritu^ in respirationis<text:line-break/>cohibitione caret, id quod ex ipforum distentionibus,<text:line-break/>quae eandem,. ut prius, molem conservant, fit mani-<text:line-break/>sestum, suffocatio tamen excipit evidenter, palam fit,<text:line-break/>quod non inopia substantiae ipsius aeris animalia fuffo-<text:line-break/>ceI. . Patetque jam etiam Asclepiadis- opinionem una curti<text:line-break/>Erasistrati esse confutatam ; similiter item Praxa<text:span text:style-name="Default_20_Paragraph_20_Font"><text:span text:style-name="T2">g</text:span></text:span>orae et<text:line-break/>Philo limi , et. i si. quis i alius nutricationis folius ipsius<text:line-break/>animalis^ spiritus.. gratias nos- respirare i dixit. Caeterum<text:line-break/>rationabiliter et. ex praemeditato in sermone adfectum<text:line-break/>est, stolius. .Neque enim,: quod Impossibile siL nutriri ani-<text:line-break/>malem spiritumLa respiratione; indicat hic sermo, sted<text:line-break/>quod suffocatio respiratione cohibita , non propter nutri-<text:line-break/>meiIti animalis spiritos defectum,. ipsis animalibus con-<text:line-break/>tingat P adest enim. ipsis plurimus in pulmone spiritus,<text:line-break/>atque alias longius tempus requiritur ad hocsc ut animal<text:line-break/>propter nutrientis spiritus inopiam pereat. At vero cuso</text:p>
      <text:p text:style-name="P3">Asolepiadae de anima sermonibus non tantum haec, sed<text:line-break/>alia testam. alibi a nobis dicta pugnant: . demonstratum<text:line-break/>enim illis est, quod animae substantia, etiam si una sit,<text:line-break/>per omnem tamen vitam ad multum tempus dureL At<text:line-break/>juxta; Asclepiadem neque- numerare possibile est, quot<text:line-break/>substantia<text:span text:style-name="Default_20_Paragraph_20_Font"><text:span text:style-name="T2">e</text:span></text:span> habeat, siquidem sime, quae paulo ante erat,<text:line-break/>nunc penitus periit, .alia .autem nunc est, paulo post et<text:line-break/>ipsia interitura, generabitur vero rursus altera; quod im-<text:line-break/>ppssibile et absurdum esse, iHic clare a me est demonstratam.</text:p>
      <text:h text:style-name="Heading_20_2" text:outline-level="2">Cap. HI. </text:h>
      <text:p text:style-name="P10">Ad quaestionem igitur, an ipsius aeris<text:line-break/>substantiae, an ali cujus qualitatis inopia animalia, quae<text:line-break/>suffocantur, moriantur ,. jam responsum, ac evidenter in-<text:line-break/>dicatum, est,. alterum impossibile esse.; relinquitur itaque<text:line-break/>plterum , nimirum ob penuriam qualitatis, alicujus anima-<text:line-break/>lia in respirationis cohibitione . suffocari. Quae sit igitur<text:line-break/>ista, qualitas, inquirendum venit. Quandoquidem igitur,<text:line-break/>ut amplior, quam secundum naturam,. caliditas in locis<text:line-break/>circa cor et thoracem fuerit congesta<text:span text:style-name="Default_20_Paragraph_20_Font"><text:span text:style-name="T2">s</text:span></text:span> (quemadmodum<text:line-break/>in aestuosis omnibus contingit morbis,) statim et amplius</text:p>
      <text:p text:style-name="P3">solito respirare appetimus, videri possit utique refrigera^<text:line-break/>tionis gratia respiratio fieri. Verum rursus, si periri-<text:line-break/>geratis iisdem organis (quemadmodum in dicto -bulimo,<text:line-break/>et ubi quis in magno frigore sit versatus, contingit) . non<text:line-break/><text:span text:style-name="Default_20_Paragraph_20_Font"><text:span text:style-name="T2">s</text:span></text:span>olum non refrigerare eam, quae In nobis est <text:span text:style-name="Default_20_Paragraph_20_Font"><text:span text:style-name="T2">p</text:span></text:span> calidita-<text:line-break/>tem oportet, sed etiam calefacere, ut quae parum abest,<text:line-break/>quin penitus sit perfurgerata, et tamen respirare appeti-<text:line-break/>mus, videtur sane contrarium esse ei videlicet, quod.re-<text:line-break/>Tpiratio refrigerationis gratia fiat. At vero aliqui contra<text:line-break/>instantes refrigeratione semper opus habere ajunt insitam<text:line-break/>animantibus caliditatem,. verum, quum aucta ea sit, assi-<text:line-break/>pliore, pauciore vero, cum debilior sit facta; atque ejus-<text:line-break/>modi affectiones non solum non contrarias huic dogmati<text:line-break/>esse ajunt, verum et testimonium praebere opinantur.<text:line-break/>Arduum igitur hoc primum est et difficile judicatu,<text:line-break/>quum ab iisdem apparentibus subcontrarias indicationes<text:line-break/>habeant. Neutros enim possibile est a sententia sua. avo-<text:line-break/>care ; illos quidem , quod refrigeratio est utilitas respira-<text:line-break/>tinnis, siquidem, calefactis respirandi organis, magis .con-<text:line-break/>lucto respirare appetimus, refrigeratis vero, vice versa</text:p>
      <text:p text:style-name="P3">minus inspiramus; hos autem, quod nequaquam hornus<text:line-break/>gratia refrigeratione opus habemus. Quum dicit igitur<text:line-break/>Hippocrates (inquiunt) in libro praenotionem , <text:span text:style-name="Default_20_Paragraph_20_Font"><text:span text:style-name="T2">Spiritus<text:line-break/>frigidus ex naribus atque .ore exhalans perniciosus jam<text:line-break/>valde exestit,</text:span></text:span> ejusmodi affectionem animo concipere quis<text:line-break/>potest, qualis aliquando contingit: reperiet autem (ut<text:line-break/>opinor) talem, ubi multum perlrigerata fiunt respirationis<text:line-break/>organa, factam. Oportebat igitm (inquiunt) neque in<text:line-break/>tofum refpirare hoc modo affectos, utpote qui, quod .re-<text:line-break/>stigeratione indiget, non habeant. Quemadmodum enim,<text:line-break/>si neque omnino a principio statim. quicquam factum <text:span text:style-name="Default_20_Paragraph_20_Font"><text:span text:style-name="T2">s</text:span></text:span>uis-<text:line-break/>set, quod refrigeratione indigeret, nulia fuisset re<text:span text:style-name="Default_20_Paragraph_20_Font"><text:span text:style-name="T2">s</text:span></text:span>pirandi<text:line-break/>utilitas, ita etiam, si prius erat, nunc vero periit, non<text:line-break/>indigebimus. Ad haec porro inquiunt, quod motus per<text:line-break/>respirationem ventilando accendat. ld. ipsum vero non<text:line-break/>idem esse cum priori, non longa dissertatione mihi egere<text:line-break/>videtur: prius enim dicebant refrigerari, nunc vero ac-<text:line-break/>cendi ; contraria autem utique sunt refrigerari et accendi ;<text:line-break/>alterum enim extinguit, alterum accendit caliditatem ;. et</text:p>
      <text:p text:style-name="P3">.alteri, ut ne .uratur, quod ipsum su<text:span text:style-name="Default_20_Paragraph_20_Font"><text:span text:style-name="T2">s</text:span></text:span>cipit corpus; conti<text:span text:style-name="Default_20_Paragraph_20_Font"><text:span text:style-name="T2">a-<text:line-break/></text:span></text:span>git, alterum; .pe perfrigescat idem; facit; nisi fune per<text:line-break/>accidens frigidum accendere dicant ; ., ita vero non respi-<text:line-break/>rationis utilitatem, sed efficientem causam dicerent. Prae-<text:line-break/>stat igitur ad id, quod commune habent hae sectae,. trans-<text:line-break/>ire, atque illud prius perscrutari. Periculum enim est<text:line-break/>.omnes, quicunque de insito calore aliquid dixerunt, de<text:line-break/>ipso conservando somniare, non posse anteus exacte et<text:line-break/>articulate sententiam Tuam exprimere; atque ob id, opi-<text:line-break/>nor, alii refrigerationem, alii ventilationem, alii corro-<text:line-break/>Levationem. scribunt. Maxime vero puto ipsos ad haec<text:line-break/>impelli per ea, quae circa. flammas apparent; has enim<text:line-break/>manifeste videmus ita cito perire, quum aere privatae<text:line-break/>fuerint, veluti animantia; quemadmodum indicant medi-<text:line-break/>cinales cucurbitae, et omnia, quae angusta et cava cinxi<text:line-break/>cumposita ac p e<text:span text:style-name="Default_20_Paragraph_20_Font"><text:span text:style-name="T2">x</text:span></text:span>spirationem prohibentia facile ipsius ex-<text:line-break/>tinguunL Si itaque repertum sit, quid tandem flammae<text:line-break/>in hujusmodi dispositionibus patientes extinguantur, forte</text:p>
      <text:p text:style-name="P3">esiam inveniri possit, quidnam sit, quo ut utili a re-<text:line-break/>spiratione calor animantibus insitus fruatur. Ad ipsius<text:line-break/>autem inventionem omnes modos percurremus, per quos<text:line-break/>flammae videntur extingui et augeri. Non fotum enim<text:line-break/>si calcem quis ipsis circumponat, fed et balneis, et solis<text:line-break/>ardoribus, et excellentibus frigoribus, et vehementer ven-<text:line-break/>tilatae, et multitudine materiae super ipsas coacervatae;<text:line-break/>et contra inopia alimenti videntur extingui, Augentur<text:line-break/>autem ac roborantur e moderato frigore, et si moderate<text:line-break/>ventiles, et commoderato abundent alimento. Praeter haec<text:line-break/>vero etiam illud insuper addatur, quod omnes flammae<text:line-break/>duplici motu moveri videntur, altero a materia, ex qua<text:line-break/>accenduntur, per quem. maxime sursum feruntur, et unde-<text:line-break/>quaque disperguntur, altero vero huic contrario ad sui<text:line-break/>ipsarum principium ac velut radicem vergente, per quem<text:line-break/>considunt et contrahuntur. Etenim, si facis maximae<text:line-break/>supernam extremitatem accenderis, confestim ad infernam<text:line-break/>perveniet ignis; et si,, postquam lucernae flammam ex-</text:p>
      <text:p text:style-name="P3">finxeris, ad extremum favisse siae fuliginis^ situlum vergen-<text:line-break/>tis alium ignem admoveris, jam rursus ardentem lucernae<text:line-break/>funiculum videbis, quum nihil tale fieri possit, si ignis<text:line-break/>motum fur sum tantum haberet. Ultra haec vero omnia<text:line-break/>evidenter apparentia esiam - ratione perscrutabimur pri-<text:line-break/>mum quidem, quod postremum omnium relatum <text:span text:style-name="Default_20_Paragraph_20_Font"><text:span text:style-name="T1">est, a<text:line-break/></text:span></text:span>qua necessitate duplex motus fiat, postea vero alia .singula<text:line-break/>deinceps. Quandoquidem igitur omnis flamma velocissi-<text:line-break/>mam habet corruptionem <text:span text:style-name="Default_20_Paragraph_20_Font"><text:span text:style-name="T2">si s</text:span></text:span>emper enim in ambientem<text:line-break/>dispergitur, ob id necessarium est esiam generationem<text:line-break/>eius volocissimam esse, alias enim neque minimo momen-<text:line-break/>to duraret: atqui generatio uniusculosque flammae est, <text:span text:style-name="Default_20_Paragraph_20_Font"><text:span text:style-name="T1">ex<text:line-break/></text:span></text:span>subiecta materia accendi. Merito igitur non solum extra<text:line-break/>a proprio principio^ fed et contrarium ipsi in proprium<text:line-break/>principium vergentem motum sibi a natura insitum habet.<text:line-break/>Itaque et corrumpi omnem flammam necessarium <text:span text:style-name="Default_20_Paragraph_20_Font"><text:span text:style-name="T1">est, si<text:line-break/></text:span></text:span>aut materia, aut altero motu sit privata^ Ut enim in<text:line-break/>universum dicam (velut <text:span text:style-name="Default_20_Paragraph_20_Font"><text:span text:style-name="T2">s</text:span></text:span>aepe etiam in aliis lucis demon-</text:p>
      <text:p text:style-name="P3">stratum est), ex molibus contrariis, quorum alter alterum<text:line-break/>mutuo excipit et consequitur, alterum sine altero con-<text:line-break/>fervari impossibile est. Ob id igitur. moderate frigido<text:line-break/>ambiente aere omnis flamma opus habet; qui enim ex-<text:line-break/>cellenter calidus est, motum alterum ipsius immodice<text:line-break/>extra . extendendo , frigidus vero alterum immoderate Intra<text:line-break/>profundendo extinguit uterque. Nam immodice ventilari<text:line-break/>flammam ad materiam reprimit., velut esiam. frigidus<text:line-break/>ambiens facit; stupra modum vero. moveri flammam<text:line-break/>dispergit, velut esiam calidus facit. Caeterum eX lis,<text:line-break/>quae motum immodice intra cohibent, est et cucurbita,<text:line-break/>et quicquid aerem eorum, quae ab interna flamma com-<text:line-break/>husta sunt, prohibet ab externi frigoris contactu: at vero<text:line-break/>commoderatio omnium conservatrix est flammarum.<text:line-break/>Eodem igitur modo non dissimile est contingere et circa<text:line-break/>insitum animantibus calorem , utpote qui materiam, unde<text:line-break/>accenditur, sanguinem habet, a natura item insitum prin-<text:line-break/>cipium motus in utramque partem, ita ut altero priva-<text:line-break/>tus esiam reliquo ex necessitate privetur: et ob id ipfum,</text:p>
      <text:p text:style-name="P3">sive a respiratione prohibeas, sive sanguine, statim cor-<text:line-break/>rumpitur, nam et lucernae flammam tolles suffocando^<text:line-break/>aut omnino oleo privando. Simile itaque ponito cor<text:line-break/>funiculo, oleo sanguinem, organo pulmonem; circumsitos<text:line-break/>namque est forinsecus cordi ad cucurbitae similitudinem^<text:line-break/>Verum, .quo tempore respirat animal, assimila veris ipfum<text:line-break/>potius cucurbitae perforatae, ubi vero respiratio cohibe-<text:line-break/>tur, imperforatae et undequaque conclusae. Quemadmo-<text:line-break/>dum itaque cucurbita perforata flammam inter fe extin-<text:line-break/>guere non potest per foramen respirantem, quae vero<text:line-break/>contra conclusa est, e vestigio suffocando eam extinguit,<text:line-break/>ad eundem modum pulmo constrictus, velut in respira--<text:line-break/>tione cohibita est, extinguit, perforatus et rarus, qualis<text:line-break/>circa respirationem est, insitum calorem conservat. Ego<text:line-break/>vero esiam quum fornacem viderem ob id, quod refpi-<text:line-break/>ralionem non haberet, extingui, et postea ipsam aperiri^<text:line-break/>atque tum multam fuliginem expirare, . tum multum<text:line-break/>purum aerem externum inspirare, atque utroque fac<text:span text:style-name="Default_20_Paragraph_20_Font"><text:span text:style-name="T2">i</text:span></text:span>o</text:p>
      <text:p text:style-name="P3">flammam splendorem recipere, non parvam .esse ratioci-<text:line-break/>natus Tum expirationis utilitatem ad hoc, ut id, quod<text:line-break/>veluti fuligo sanguinis est, evacuetur. Favilla enim et<text:line-break/>fumus et fuligo et omnis huiusmodi ustae materiae<text:line-break/>superfluitas nihilo minus, quam aqua, ignem extinguere<text:line-break/>confueviI. Quare ex omnibus potissimum recipiendi <text:span text:style-name="Default_20_Paragraph_20_Font"><text:span text:style-name="T2">s</text:span></text:span>unb<text:line-break/>qui dicunt, insiti caloris gratia animalia respirare. Nam<text:line-break/>et moderate ventilari utile est, et mediocriter refrigerari,<text:line-break/>Ambo enim haec internam caliditatem videntur corrosis-<text:line-break/>rare ; necessariunique est motum habere ad fuliginofum,<text:line-break/>ut ita loquar, extra evacuandum, quod a sanguinis<text:line-break/>adustione redundat. Haec quidem scientificam persuasio-<text:line-break/>nem non habent, neque necessariam demonstrationem,<text:line-break/>qualem in aliis <text:span text:style-name="Default_20_Paragraph_20_Font"><text:span text:style-name="T2">s</text:span></text:span>emper adducere in ufu haberemus; non<text:line-break/>tamen fide omnino carent; velocitas enim interitus ani-<text:line-break/>malis talem causam desiderat; quum alimentum quidem,<text:line-break/>quod ii, qui nutritionis^ ipsius animae gratia respirare<text:line-break/>nos dicunt, causantur, longiore tempore opus habeat;<text:line-break/>generatio vero animae, quam Asclepiades causant tradidit,</text:p>
      <text:p text:style-name="P3">consentiat quidem velocitati^ pugnet r vero cum aliis in-<text:line-break/>finitis, et cum iis,. quae in principio dicta l fun t. huius<text:line-break/>tractationis , et generatim cum omnibus fedis, quae ob<text:line-break/>inopiam aeris perire animalia putant respiratione privata.<text:line-break/>Si igitur velocitas interitus animalis propter alimenti<text:line-break/>substantiae ipsius animae defectum fieri non potest,<text:line-break/>propter generationem autem ipsius . fieri possibile. est ; fed<text:line-break/>per fassas hypothefes, innati vero caloris perditio nihil<text:line-break/>habeat, quod ei opponere Te videatur, rationi utique<text:line-break/>magis consentaneum est, ut aliis dimissis hanc recse<text:line-break/>piamus.</text:p>
      <text:h text:style-name="Heading_20_2" text:outline-level="2">Cap. IV.</text:h>
      <text:p text:style-name="P10"><text:s/>Rursus igitur eam repetentes omnem ex-<text:line-break/>plorabimus, quandoquidem aliis verior apparet. seaque .<text:line-break/>ex ventilatione principii ipsius insiti caloris, et ex mode-<text:line-break/>rata refrigeratione , et ex ejus, quod in ipso velut fumo-<text:line-break/>sum est,. in totum defluxione, summa colligitur una, con-<text:line-break/>servatio videlicet caloris naturalis. In haec igitur prin-<text:line-break/>cipia videamus an possibile sit omnia reducere parlicu-<text:line-break/>laria; ac primum in manus fundamus id, quod circa basu</text:p>
      <text:p text:style-name="P3">nea contingere videmus, in quibus diutius versantes ex-<text:line-break/>olvimur, ac tandem etiam morimur., Si enim propterea,^<text:line-break/>quod calidum respirando attrahimus, id contingit, <text:span text:style-name="Default_20_Paragraph_20_Font"><text:span text:style-name="T2">o</text:span></text:span>por-<text:line-break/>-tebat, inquiunt, etiam eos, qui super. lebetem aquae ca-<text:line-break/>sidae consistunt, deinde progredientem inde vaporem re-<text:line-break/>spirando hauriunt, eandem iniuriam .perpeti ; et tamen <text:span text:style-name="Default_20_Paragraph_20_Font"><text:span text:style-name="T6">hi<text:line-break/></text:span></text:span>minime videntur laedi. Ex quo conspicuum est, quod<text:line-break/>non pr<text:span text:style-name="Default_20_Paragraph_20_Font"><text:span text:style-name="T2">o</text:span></text:span>pter caliditatem respirando attractam; i sed propter<text:line-break/>spiritus ex toto corpore evacuationem in balucis exolvantur.<text:line-break/>Quomodo igitur et hanc ambiguitatem dissolvemus? .Si<text:line-break/>utique hoc coniunctum verum esse dicemus, quod suffoca-<text:line-break/>ri eos, qui ex .lebetes vaporem inspirant, oporteat, siqui-<text:line-break/>dem omnino. refrigerationis gratia .respirarent;, non tamen<text:line-break/><text:span text:style-name="Default_20_Paragraph_20_Font"><text:span text:style-name="T1">hoc </text:span></text:span>eorum assumptum concedamus scilicet. Atqui , non<text:line-break/>suffocantur; suffocantur enim non minus,. qui ex lebete<text:line-break/>vap<text:span text:style-name="Default_20_Paragraph_20_Font"><text:span text:style-name="T2">o</text:span></text:span>rem respirand<text:span text:style-name="Default_20_Paragraph_20_Font"><text:span text:style-name="T2">o</text:span></text:span> hauriunt, quam qui in balucis. Si vero.<text:line-break/>etiam non suffocarentur, nihil fortassis miri .esset ; peri-<text:line-break/>spiratio namque per universum corpus similiter, : ut ea,<text:line-break/>quae per os fit, in balneis offenditur... Non fumantem eadem</text:p>
      <text:p text:style-name="P3">per os tantum male respirare .et tum per os tum per totam<text:line-break/>corpus idem facere. Eius rei potissima demonstratio in multis,<text:line-break/>aegris contingit, qui per totum diem iudica torie exudant,<text:line-break/>atque id multo sm agis, quam qui in balneis, non tamen<text:line-break/>exolvuntur similiter, ut illi, neque omnino suffocantur, quo-<text:line-break/>usque externum frigidum aerem spirando attraxerint^<text:line-break/>Quod si ipsus palliis contectos calidum aliquid respirando<text:line-break/>haurire coegeris, confestim suffocaris; atqui, si perfrige-<text:line-break/>ratos et rigentes . ita . contegas., non Tofum non fussoces,<text:line-break/>sed neque omnino laedas, donec fuerint excultae ti, nam<text:line-break/>tunc non amplius sustinent, veluti non consuetum. Ex<text:line-break/>quibus omnibus conspicuum est, quod non ob evacuatum<text:line-break/>ex toto corpore in balneis spiritum exolvantur ac vitam<text:line-break/>finiamus, fed propter caliditatem. Admirari porro subita<text:line-break/>non tam alios, quam Erasistratum, qui tam evidenter ap-<text:line-break/>parentia vanitatis coarguere audet; quem non verisimile<text:line-break/>esu inexpertum esse doliaris vaporanti hydropicorum,<text:line-break/>quod non minus ali aliis veteribus quam a Qhrysippo</text:p>
      <text:p text:style-name="P3">Cnidio est laudatum. Evacuantur enim hi toto corpore<text:line-break/>multo citius et amplius, quam in balucis ; non tamen fuf-<text:line-break/>fucantur , propterea quod frigidum aerem inspirant, quo<text:line-break/>fi quis ap<text:span text:style-name="Default_20_Paragraph_20_Font"><text:span text:style-name="T2">i</text:span></text:span>os privet, brevi moriuntur. Quomodo igitur,<text:line-break/>inquiunt, in graueolentibus specubus, et recens calce ob-<text:line-break/>litis domibus,^ et ab extincturum prunarum foetore susso-<text:line-break/>camur? luxta Erasistratum quidem, quia tenuis in eius-<text:line-break/>modi constitutionibus existens aer ab arteriis non reci-<text:line-break/>pitur, nec continetur, sied facile evacuatur, et ob luo-<text:line-break/>piam spiritus animal peri I. Nos autem dicimus, quod<text:line-break/>nihil fuerit, utpote quum Erasistratus nihil tale demon-<text:line-break/>straverit, quod aut tenuem in talibus redderet aerem, aut<text:line-break/>ut ne ab animantium corporibus recipi ac contineri pol-<text:line-break/>fet : nisi forte vera causa alia sit, aut difficilis extet in-t<text:line-break/>ventu. Ad praedicta igitur longius sermonem extendere<text:line-break/>cogimur; conabor tamen pro viribus in compendium<text:line-break/>omnia contrahere; si vero nihil habeam, quod dicam,<text:line-break/>Recisis multis contradictionibus id apparere assero, motas<text:line-break/>videlicet arteriarum in eiusmodi. dispositionibus . neque</text:p>
      <text:p text:style-name="P3">magnitudine neque tempore prioribus inferiores esse, ut-<text:line-break/>pote quae plenae spiritu, qui per ipsas fertur, existant;<text:line-break/>oportebat autem in eis non fotum velociorem aut mino-<text:line-break/>rem pulsum apparere, fed eas^ etiam omnino pulsu pri-<text:line-break/>vari, utpote aere ipsarum ventriculos opplente penitus<text:line-break/>privatas^ At vero, si Erasistrati (inquiunt) causam reji-<text:line-break/>cis, alteram nobis profer. Proferam autem, si prius<text:line-break/>vos dixeritis mihi, ob quam causam marini piscatores ex<text:line-break/>torpedinis contactu torporem incurrant. Si vero <text:span text:style-name="Default_20_Paragraph_20_Font"><text:span text:style-name="T6">nihil<text:line-break/></text:span></text:span>habetis, quod di calis, hoc tamen nobis referre permitta-<text:line-break/>tis, nempe vim esse hujus animantis stupefactoriam eo-<text:line-break/>rnm, quae contingunt, adeo fortem, ut etiam per infi-<text:line-break/>xum ipsi tridentem ad manus piscatorum perfacile vitium<text:line-break/>accurrat. ltaque concedetis, piscium quasdam esse quali-<text:line-break/>tates ac vires, quarum aliae torporem, aliae altiorem<text:line-break/>soporem, aliae frigiditatem, aliae putrefactionem, aliae<text:line-break/>aliud quoddam malum inferant, aeris autem nullam ta-<text:line-break/>lem vim esse permittetis? Verum non habemus (aiunt)</text:p>
      <text:p text:style-name="P3">evidentem demonstrationem, quaenam qualitas diaec sit;<text:line-break/>et quae tandem vis. Quid igitur hoc ad praesentia? per<text:line-break/>obscura enim nihil rite neque evertitur, neque oonfir-<text:line-break/>matur. Transeamus itaque a talibus ad confirmationem<text:line-break/>evidentem, usiam tandem sectam evertere queamus. Quae<text:line-break/>quidem igitur necessario Erasistrati opinionem evertunt,<text:line-break/>statim a principio nobis relata. sunt; quae vero nostram<text:line-break/>confirmant, talia quidem non invenimus, ut necessario<text:line-break/>concludant, attamen. omnium aliorum maxime credibilia<text:line-break/>fiunt; supra hoc, quod a Rusio penitas eorum, quae pa-<text:line-break/>lam apparent, haec opinio nostra evertatur. Quare Era-.<text:line-break/>sistrati de respirationis utilitate opinionem hic iam relinvj.<text:line-break/>quere justum est, quandoquidem et in libris de pulsibus<text:line-break/>multipliciter erroris est convicta ; ipsi vero etiam reliquo-:<text:line-break/>rum apparentium causas ad praesentem suppositionem<text:line-break/>conducentes brevibus percurremus. Velut est, quod in.<text:line-break/>exercitationibus amplius et frequentius respiramus; Rev<text:line-break/>que. enim dissimile^ vero est, etiam ob calorem ex vehe-i</text:p>
      <text:p text:style-name="P3">menti. motu auctum fieri; quod enim neque hic propter<text:line-break/>arteriarum expletionem respiramus, manifestum est ex eo,<text:line-break/>quod a principio . statim. saepe vehementer contingat, non<text:line-break/>tamen respiratio mutetur prius, quam multum calefia-<text:line-break/>mus; ubi vero excalfacti fumus, etiamsi ad multum tem-<text:line-break/>pus a motu quiescimus; tamen eandem respirationis spe-<text:line-break/>ciem conservari videmus. Quin et in aestuosis febribus<text:line-break/>simililiter respirare appetimus ob eandem causam. Ubi<text:line-break/>enim maximum fuerit, quod utilitate indigebit, hic etiam<text:line-break/>non absonum est ipsam utilitatem multum augeri, major<text:line-break/>namque flamma ampliori aere, minor pauciore opus ha-<text:line-break/>besi. Omnis vero flamma ipsa indiget ob eam, quam<text:line-break/>prius dixi ,. necessitatem. Nequaquam igitur mirum est,<text:line-break/>si loci circa cor et .pulmonem perfrigerati externum<text:line-break/>aerem desiderant , i ndigentque . ejus . per inspirationem at-<text:line-break/>tractione; attrahunt enim, sed parum et per multum<text:line-break/>tempus, valde, namque et crebro non expedit parvam<text:line-break/>caliditatem ventilare. Propter quid igitur pueri quidem</text:p>
      <text:p text:style-name="P3">plus et frequentius, puberes vero minus et rarius re-<text:line-break/>fpirant^ Num quod, qui <text:span text:style-name="Default_20_Paragraph_20_Font"><text:span text:style-name="T2">l</text:span></text:span> crescunt, plurimum habent in-<text:line-break/>siti caloris, necessario autem sequitur ad multitudinem<text:line-break/>caloris- magnitudo et frequentia respirationis ? Si vero<text:line-break/>animalis spiritus a respiratione etiam nutritur, esiam<text:line-break/>ob -id plurimum et frequentissime pueri respirant, quod<text:line-break/>nutrimento ampliore, ut qui crescant, opus habent. Si<text:line-break/>vero etiam fuliginosum plurimum in respiratione diffun-<text:line-break/>ditur , etiam ob id plurimum et frequentissime respirant;<text:line-break/>ubi enim amplius alimentum conficitur., : ibi etiam am-<text:line-break/>plius excrementum. Quibus itaque pueri calidiores ado-<text:line-break/>lusio entibus esse videntur, hi talem referent cautam ere-<text:line-break/>brioris ipforum respirationis. Quibus autem adolescentes<text:line-break/>calidiores- pueris videntur, hi praedictam causam non ad-<text:line-break/>mittente s Atqui de senibus nemo dubitat, quin sint mul-<text:line-break/>to tum pueris tum adolescentibus frigidiores; testimo-<text:line-break/>nium autem fIigiditati praebet ipfa respirationis species,<text:line-break/>quae in eis minor fit et rarior. Consimilia porro iis,<text:line-break/>quae in aetatibus apparent, in temporibus et regionibus</text:p>
      <text:p text:style-name="P4">ac naturis contingunt. Testimoniumque praebet cali-<text:line-break/>dis femper respiratio major et densior, frigidis Illi-.<text:line-break/>nor et rarior<text:span text:style-name="Default_20_Paragraph_20_Font"><text:span text:style-name="T2">i</text:span></text:span> Parum etiam et frequenter: <text:span text:style-name="Default_20_Paragraph_20_Font"><text:span text:style-name="T2">M</text:span></text:span>respi-<text:line-break/>rant, qui cibum acceperunt ac biberunt, ob septi trans-<text:line-break/>versi coarctationem. Sic et praegnantes: in aqua etiam<text:line-break/>inter cutem, et. in hepalis inflammationibus , su alven-<text:line-break/>triculique ac fplenis consimiliter respirant propter eandem<text:line-break/>caufam. Caeterum de propria horum respiratione in li-<text:line-break/>bris de spirandi difficultate dicetur. Nunc fatis est, ut<text:line-break/>hoc rurfus demonstretur, nempe omnia manifeste appa-<text:line-break/>rentia praedicto dogmati nostro, de usta videlicet refpira-<text:line-break/>ti<text:span text:style-name="Default_20_Paragraph_20_Font"><text:span text:style-name="T2">o</text:span></text:span>nis, testimonium .praebere.</text:p>
      <text:h text:style-name="Heading_20_2" text:outline-level="2">Cap. V. </text:h>
      <text:p text:style-name="P10">Videamus autem deinceps, an animalis spi-<text:line-break/>ritus a respiratione nutriri possit. Dicamus autem prius,<text:line-break/>quomodo quid animalem spiritum vocemus, quum fusi-<text:line-break/>stantiam animae nos ignorare simus . confessi. Quoniam<text:line-break/>igitur ventriculi spiritus in terebro , quum vulnerantur,<text:line-break/>statim immobiles ac sensus expertes nos reddunt, opor-<text:line-break/>tet <text:span text:style-name="Default_20_Paragraph_20_Font"><text:span text:style-name="T2">i</text:span></text:span> utique omnino hunc spiritum aut ipsam animae</text:p>
      <text:p text:style-name="P3"/>
      <text:p text:style-name="Normal">substantiam esse, aut primum utique ipsius organum<text:span text:style-name="Default_20_Paragraph_20_Font"><text:span text:style-name="T2">i<text:line-break/></text:span></text:span>Dictum vero alibi de ipsis fusius et diligentius, ubi etiam<text:line-break/>hoc statim dictum est, quod necessarium est hunc spiritum<text:line-break/>nutriri. Unde igitur (inquiunt) aliunde alimentum habe-<text:line-break/>bit^ quam ab aere per inspirationem attracto? Atqui ex<text:line-break/>sanguinis exhalatione haud incongruum est ipsum nutriri,<text:line-break/>quemadmodum multis celebribus tum medicis tum phi-<text:line-break/>lofophis est visium. Verum qui ErasistratuIn sectantur,<text:line-break/>non eodem modo, quo qui Hippocratem, ex inspiratione<text:line-break/>animalem spiritum nutriri tradunt. lllis enim ex corde<text:line-break/>per arterias ad cerebri membranas, his vero statim per<text:line-break/>nares in cerebri ventriculos pervenire fpirituS videtur.<text:line-break/>Erasistrati quidem de his opinionem etiam hic relinque-<text:line-break/>mus, multiformiter a nobis in libris de pulsuum causis<text:line-break/>convictam. Ad veram autem transgredientes considera-<text:line-break/>bimus hoc, quod palam apparet, cujus jam faepe experi-<text:line-break/>mentum fecimus. Quum enim arteriae colli laqueis. con-</text:p>
      <text:p text:style-name="P3">stringuntur, nihil patitur animal neque statim neque<text:line-break/>postea, quemadmodum nos aliquando experiundi gratia<text:line-break/>illas laqueis constrinximus , atque totum diem animal<text:line-break/>inspirare et expirare ac moveri citra impedimentum<text:line-break/>visum ad profundam jam noctem mactavimus, ut qui<text:line-break/>putaremus, tam diutinam experientiam non amplius fide-<text:line-break/>lem ac tutam esse; posse enim in tanto temporis spatio,<text:line-break/>quo laquei circumnexa fuerant, aliquod ex principalibus<text:line-break/>membris per consensum laesum esse. Admirabamur igitur,<text:line-break/>quum reperiremus arterias ex principalissimis vitalibus<text:line-break/>organis, ipso videlicet corde, ad principalissima animalia<text:line-break/>organa, ipsum videlicet cerebrum, protensas ita citra<text:line-break/>omnem vitae offensam iniuriam eam tolerantes. Sed de<text:line-break/>his etiam in libro de usu pulsuum amplius quaeremus.<text:line-break/>Quod vero ex eis ad praesens utile existit, cujusque<text:line-break/>gratia carotidum arteriarum circa colium mensionem feci,<text:line-break/>id ipsimI rursus dicetur, nempe, quod cerebrum spiritu a<text:line-break/>corde allato non valde habet opus. Reliquum est igitur;</text:p>
      <text:p text:style-name="P3">aut exhalationem ex sanguine ipsi sufficientem esse aut<text:line-break/>per nares inspirationem. Atqui nec exhalationem largam<text:line-break/>contingere verisimile est, si arteriae laqueo sunt conflui-<text:line-break/>ctae ; quod ipsum etiam in libro de usu pulsuum demon-<text:line-break/>stratur. Necessarium igitur est ex inspiratione per nares<text:line-break/>potissimam alimenti partem animali spiritui accedere. At-<text:line-break/>que hoc est, quod ab Hippocrate dicitur: Principium<text:line-break/>alimentis spiritus os, nares, arteria aspera, pulmo, et<text:line-break/>alia respiratio. Ex .omnibus enim his nutritur nullate-<text:line-break/>nus impeditus. Si vero esiam impediatur unum quod-<text:line-break/>cumque tandem ex ipsis, attamen per reliqua alimentum<text:line-break/>ei suggeritur. Discere autem ex apparenti, de quo di-<text:line-break/>cturi stumus, evidenter licet de spiritus ex pulmone in<text:line-break/>arterias totius corporis transumplione , quod aut modice<text:line-break/>omnino-, aut neque omnino contingit. Quum enim ali-<text:line-break/>quando ad os ac nares pueri magnam vesicam bubulam,<text:line-break/>aut aliud quoddam vasculum, ut nulia parte quicquam<text:line-break/>ex respiratione per totum diem praeterspiraret, apposuit-</text:p>
      <text:p text:style-name="P3">femus, vidimus citra obstaculum puerum spirantem: ex<text:line-break/>quo manifestum est, quod parum aut penitus nihil ar-<text:line-break/>teriae animalis extrinlecarum qualitatum necessitate ur-<text:line-break/>gen<text:span text:style-name="Default_20_Paragraph_20_Font"><text:span text:style-name="T2">i</text:span></text:span>tur, et maxime caloris. Etenim frigidior spiritus non<text:line-break/>similiter penitus pertransire potest. Oportet autem prom-<text:line-break/>pte per omnia organa animae fpiritum transire. At ve-<text:line-break/>ro calidior penitus quidem penetrat, verum primum et<text:line-break/>exurit, et colliquat corpus, postremum vero. etiam ipse<text:line-break/>extinguitur et peri L Et in apoplexiis quidem frigidior<text:line-break/>est, in febribus vero calidior moderato redditur. In<text:line-break/>apoplexiis itaque retinetur, ut non facile penitus per-<text:line-break/>transire possit, et ob id fano in motus privationem desis<text:line-break/>nit affectus. In febribus vero penetrare quidem penitus<text:line-break/>potest, verum exurere ad similitudinem ignis, non vero<text:line-break/>nutrire aut augere corpora valet. Ne igitur parvam esse<text:line-break/>putemus animalibus moderati caloris utilitatem, verum<text:line-break/>maxime necessariam , praesertim spiritui animali et<text:line-break/>principalissimis organis, iam vero . et universe corpori</text:p>
      <text:p text:style-name="P3">dure igitur principium naturalis caloris, ipsum videlicet<text:line-break/>eor, respiratione tantum egens habemus, quantum etiam ipsi<text:line-break/>moderato calore indigemus. Demonstratum enim est, im-<text:line-break/>possibile esse salvum esse calorem citra respirationem. In-<text:line-break/>spirabile namque et expirabile est totum corpus iuxta Hip-<text:line-break/>pocratis sententiam; verum et nos alibi demonstravimus.<text:line-break/>Moderata autem . respiratio omnibus aliis par tinus per ar-<text:line-break/>terias contingit:: Cerebro vero et cordi duo praecipua<text:line-break/>adjacent respirationis organa, illi nares, huic pulmo. Ca.e-<text:line-break/>torum. ut pulmo moveretur, thorace. opus habuit; et pro-<text:line-break/>p ter ea ut. cordi quidem copulatus pulmo primum r c<text:span text:style-name="Default_20_Paragraph_20_Font"><text:span text:style-name="T2">i</text:span></text:span>pi-<text:line-break/>rani .organum existit, ut vero a thorace movetur, fecun-<text:line-break/>dum. . Si vero et sanguinis halitu ad nutritionem ani-<text:line-break/>malis spiritus, indiget, (credibile enim et hoc ipsum. est,)<text:line-break/>maximam habuerint sane. animalia et hanc a moderato<text:line-break/>calore utilitatem. .Etenim frigidus^ fanguis quomodo in<text:line-break/>.halitum solveretur? , immodice vero calidus .facile quidem</text:p>
      <text:p text:style-name="P3">in vapores dispergi potest su verum turbidos et fumo<text:span text:style-name="Default_20_Paragraph_20_Font"><text:span text:style-name="T2">s</text:span></text:span>os;<text:line-break/>talem vero minime esse convenit spiritum animalem, fed,<text:line-break/>ut si quem alium, purissimum et optimum. Ob id igitur,<text:line-break/>ubi sanguis melancholicus et biliosus in vitiosos vapores<text:line-break/>solvuntur, alter ad melancholiam, alter ad phrenitin<text:line-break/>perducit; proptereaque in aestuosis etiam febribus facile<text:line-break/>delirant. Nam tametsi bonus tum sit sanguis, ob mulli-<text:line-break/>tudinem tamen caloris fumofos vapores emittit. Fuerit-<text:line-break/>que et hoc non exiguum a naturali calore emolumentum,<text:line-break/>ut videlicet exhalatio moderata, pura et bona .stat. At<text:line-break/>vero, si quis unamquamque partem ex propriis constitu-<text:line-break/>tionibus agere supponat, neque sic parum profuerit mo-<text:line-break/><text:span text:style-name="Default_20_Paragraph_20_Font"><text:span text:style-name="T2">i</text:span></text:span>teratus calor ad constitutionis conservationem. .Siccum<text:line-break/>equidem aut humidum. immodice -nullum membrum .in<text:line-break/>pauco tempore . fieri poterit, frigidum autem extreme<text:line-break/>aut calidum manifeste fieri possit:-. atqui uniufcujusque<text:line-break/>membri . substantia frigidi et calidi., . et sicci et humidi<text:line-break/>.quaedam temperies-existit,-uI.eam<text:span text:style-name="Default_20_Paragraph_20_Font"><text:span text:style-name="T2">l</text:span></text:span>a<text:span text:style-name="Default_20_Paragraph_20_Font"><text:span text:style-name="T2">C</text:span></text:span>nulla alia rei ita cito</text:p>
      <text:p text:style-name="P3">corrumpi posse verisimile sit, velut a calore immoderato.<text:line-break/>Quod si ita habet, etiam acsionem membrorum. a mulio<text:line-break/>promptius laedi evidens exsilit. ln aliis quidem igitur<text:line-break/>organis actionum laesio parvi momenti est; in his vero,<text:line-break/>quae ad vitam pertinent, magni refert; in his postre-<text:line-break/>mum, quae non solum ad vitam conducunt, sed etiam ad<text:line-break/>alia rasionem principii habent, maximi; talia autem sunt<text:line-break/>cerebrum et cor ; quare eorum constitutionis laesio e vesti-<text:line-break/>gio vitae damnum infer I. .Atqui ipfam constitutionem nihil<text:line-break/>promptius immutare valet , quam calor immoderatus. lta-<text:line-break/>que ambo hoc sermone demonstrata sunt, tum utilitas com-<text:line-break/>moderati caloris, tum utilitas, quae ipsi per respirationem<text:line-break/>accedit. Necessarium igitur jam, non credibile solum, fel<text:line-break/>et verum nos invenisse, perspicue omnibus apparet, Et<text:line-break/>summatim sane dicimus utilitatem respirationis esse innati<text:line-break/>caloris conservationem. Licet autem, quamvis animae sub-<text:line-break/>stantiam ignoremus, .attamen ex divisione nihilominus ra-<text:line-break/>Iiocinari<text:span text:style-name="Default_20_Paragraph_20_Font"><text:span text:style-name="T2">y</text:span></text:span> iis, quae . evidenter apparent, in demonstrationis</text:p>
      <text:p text:style-name="P3">alsum assumptis, ex quorum numero et hoc est, spiritum,<text:line-break/>qui in ventriculis cerebri continetur, alterum ex duobus<text:line-break/>esse necessarium est, aut animae ipsus substantiam, autpri-<text:line-break/>mum ejus organum. Sed si primum, cerebrum in fe ipso<text:line-break/>animae substantiam habere necessarium est, et hanc infi-<text:line-break/>tum- esse calorem, aut spiritum, aut totam ipsius consti-<text:line-break/>tutionis speciem , aut si qua asta -praeter ipfam incorporea<text:line-break/>facultas existit. Caeterum necessarium est hoc primum,<text:line-break/>unum quoddam organum ex praediolis habere ad motum<text:line-break/>subserviens , quum ipfa omnino pati non possit, et mortis<text:line-break/>tempore instante per primorum ipsius organorum laesio-<text:line-break/>nem solvatur. Quare sive constitutio cerebri offendatur,<text:line-break/>sive simul qui in. eo est spiritus,- sive. calor solus, mors<text:line-break/>ex necessitate animalibus contingit. Atqui nec conditu-<text:line-break/>tio brevi aliter offendi potest , quam per calorem im-<text:line-break/>moderatum, quemadmodum est demonstratum; nec ipsia<text:line-break/>esiam hic amplius ^adhuc calor; sed neque quod restat<text:line-break/>adhuc tertium, spiritus videlicet ipse, occasionem aliquam</text:p>
      <text:p text:style-name="P3">habere potest alterius repentinae corruptionis praeter eas,<text:line-break/>quae. antea funt relatae, nimirum substantiae ipsius totius<text:line-break/>evacuationem et immoderatum calorem. At vero in re-<text:line-break/>spirationis cohibitionibus caufam assignare non possumus<text:line-break/>ipsam vacuationem totius substantiae , quemadmodum. in<text:line-break/>volucribus ventriculis cerebri- inflictis habemus. R elin-<text:line-break/>quitur igitur, quod ob immoderatum calorem vita exce-<text:line-break/>dimus. Atque haec quidem maxima est respirationis uti--<text:line-break/>litas<text:span text:style-name="Default_20_Paragraph_20_Font"><text:span text:style-name="T2">.r</text:span></text:span> Secunda veru est animalis spiritus nutritio. Prior<text:line-break/>equidem per utrasque respirationis partes contingit., in-<text:line-break/>-spirationem videlicet. et expirationem, altera nimirum<text:line-break/>refrigerante et ventilante, altera fuliginofum diffundente^<text:line-break/>fecunda vero per inspirationem salum accidit. Quod igi-<text:line-break/>tur aliqua aeris pars circa distentionem cordis in ipfum<text:line-break/>cor attrahitur, ut expleat factam evacuationem, id ipsum<text:line-break/>magnitudo distensionis ipsius sufficienter indicat. Quod<text:line-break/>vero etiam ad cerebrum inspirator, in alio opere; est de-<text:line-break/>monstratum ,, in quo de Hippocratis et Platonis dogma-</text:p>
      <text:p text:style-name="P5">tibus disputamus. Porro, quum cor a pulmone aerem ad<text:line-break/>fe partim attrahat, partim que vicinis arteriis transmittat,<text:line-break/>quam ob causam tamen aer, qui expiratur, nihilo pau-<text:line-break/>cior appareat, quam is, qui per inspirationem attractus<text:line-break/>est, dicetur quidem alio loco diffusius; nunc autem hoc<text:line-break/>solum dicere sufficiet, quod vapor quidam omnino expi-<text:line-break/>ratur par copia portioni spiritus in cor et arterias<text:line-break/>transumptae. Qui vero sint corporis affectus, in quibus<text:line-break/>paulo amplior, quam tranfumptus est, aut paucior, aut<text:line-break/>par expiratur, in libris de difficultate spirationis dicetur.<text:line-break/>Atque haec sane mihi de respirationis utilitate sufficere<text:line-break/>videntur. Quae vero de ipsa ab aliquibus vitiose dicta<text:line-break/>sunt, facile deprehendere poterunt, qui singula, quae hic<text:line-break/>tradita sunt, non obiter nec tanquam aliud agentes per-<text:line-break/>legerint.</text:p>
      <text:h text:style-name="P8" text:outline-level="1"><text:span text:style-name="Default_20_Paragraph_20_Font">G A L E N I RE SEMINE</text:span></text:h>
      <text:h text:style-name="Heading_20_1" text:outline-level="1"><text:span text:style-name="Default_20_Paragraph_20_Font"><text:span text:style-name="T2">A</text:span></text:span><text:tab/>L1BER. I.</text:h>
      <text:h text:style-name="Heading_20_2" text:outline-level="2">Cap. I. </text:h>
      <text:p text:style-name="P10">Quis usus .et quae facultas est seminis?<text:line-break/>Num duorum principiorum materialis et efficientis rasio-<text:line-break/>nem habet, quemadmodum Hippocrates arbitratus est?<text:line-break/>an alterius .tantam , efficientis , ut autumat Aristoteles , qui<text:line-break/>principium quidem motus ab ipso manare in menstruum<text:line-break/>existimat, non tamen ex eo animal formari concedit?<text:line-break/>Aequum igitur est tantorum vinorum dissensionem con-<text:line-break/>siderare ac dijudicare,<text:span text:style-name="Default_20_Paragraph_20_Font"><text:span text:style-name="T2">. eamqtte</text:span></text:span> non probabilibus rationi-<text:line-break/>bus, quibus plurimi tum medici, tum philosophi dele-</text:p>
      <text:p text:style-name="Normal"><text:span text:style-name="Default_20_Paragraph_20_Font"><text:span text:style-name="T1"/></text:span></text:p>
      <text:p text:style-name="P3">ctantur, committere, fed et ex evidentibus et per evi-<text:line-break/>dentia demonstrare. Quum autem ab experientia singulo-<text:line-break/>rum, quae in quaestionem cadunt, etiam Anisio teli videan-<text:line-break/>tur sumendae esse ad demonstrationem sumptiones, id pri-<text:line-break/>mum accurate perpendamus, utrum concepturas intus<text:line-break/>maneat semen, an esiam simul excematur.</text:p>
      <text:h text:style-name="Heading_20_2" text:outline-level="2">Cap. II. </text:h>
      <text:p text:style-name="P10">Triplicem autem observationem facere licet;<text:line-break/><text:span text:style-name="Default_20_Paragraph_20_Font"><text:span text:style-name="T2">priorem</text:span></text:span> quidem evidentissimam, quam ego ac multoties<text:line-break/>feci, quum equos, canes, asinos, vaccas, capras et oves<text:line-break/>observavi, an aliquando post coitum semen retineant, vel<text:line-break/><text:span text:style-name="Default_20_Paragraph_20_Font"><text:span text:style-name="T2">s</text:span></text:span>emper excemanI. Quamprimum itaque mihi ac per initia<text:line-break/>ab ejusmodi rerum peritis divulgatum est, qui asserebant<text:line-break/>fe diligenter observasse, tum femen a foeminis animan-<text:line-break/>tibus contineri, quum concepturae sint. At meam affectio-<text:line-break/>nem, qua toto vitae meae curfu affectus sinu, si ea mihi<text:line-break/>arguatur, fateor, eorum talia narrantium nemini me fidem<text:line-break/>adhibuisse, priusquam, quae mihi in experientiam venire<text:line-break/>poterant, ea fuissem expertus. Quocirca neque oculatis</text:p>
      <text:p text:style-name="P3">hujus rei testibus facta multoties esse, quae .ipsi narrant,<text:line-break/>asseverantibus stolis crediturus eram, etsi maxime consien-<text:line-break/>tientes eos conspiciebam, sed consueta usus incredulitate<text:line-break/>duplex feci experimentum , alterum quidem in animalibus<text:line-break/>femen excernentibus, alterum vero in retinentibus. lta-<text:line-break/>que neque eorum, quae excernunt, aliquod unquam conce-<text:line-break/>pit , et omnia conceperunt , quae retinuerunt^ . Alteram<text:line-break/>vero viam mulieres adeundo novimus, ab eis sciscitantes,<text:line-break/>quae maxime seipsas observare. videbantur, an peraeque<text:line-break/>in ipsis ac in brutis animantibus fieri appareat, me ipsum<text:line-break/>in ea re increpans (cur enim vera dicere non oportet?),<text:line-break/>si arbitrarer; quandam esse conceptionis et in bruto et<text:line-break/>rationali animali differentiam, nosse tamen volens, an<text:line-break/>quod fit assequerentur. Spe sime amplius comperi, adeo<text:line-break/>ut minime poenituerit me curiositatis. Motum enim<text:line-break/>quemdam fe in utero sentire dixerunt, veluti qui con-<text:line-break/>veliat et in fe paulatim contrahat, simul atque semen<text:line-break/>concipiant; atque .id ipsum <text:span text:style-name="Default_20_Paragraph_20_Font"><text:span text:style-name="T2">verbum</text:span></text:span> concipere femen, .ac</text:p>
      <text:p text:style-name="P3">etiamnum ab eo deductum hoc nomen, conceptio^ inde<text:line-break/>a mulieribus imposita. esse videbantur^ Tertiam igitur<text:line-break/><text:span text:style-name="Default_20_Paragraph_20_Font"><text:span text:style-name="T2">observationis</text:span></text:span> viam etiamnum percurrere aequum duxi,<text:line-break/>omnes omnium, qui res ejusmodi conscripserunt , medico-<text:line-break/>rum libros perlegens. Atque illos inveni asserentes, viri<text:line-break/>femen intus manere, si conceptura sit mulier <text:span text:style-name="Default_20_Paragraph_20_Font"><text:span text:style-name="T2">d</text:span></text:span> Quidam<text:line-break/>vero ex ipsis etiam accuratiores uterorum motum sicri-<text:line-break/>pferunt, statim apponentes, quod et obvolvantur semini,<text:line-break/>et undequaque ipfum amplectantur. Hoc itaque statui<text:line-break/>rursium experiri oportere dissectionibus, ac multa dein-<text:line-break/>ceps cepi. praegnantia animalia, quae dissecui. Omnium<text:line-break/>igitur uteri conceptos foetus semper complexi apparebant,<text:line-break/>sive major, sive minor, sive omnino^ pusillus existeret.<text:line-break/>Sic enim videntur (quemadmodum ait Plato) matrices,<text:line-break/>qui et uteri appellantur , veluti quoddam animal prolis<text:line-break/>suscipiendae cupidum esse, proindeque ad fe semen attra-<text:line-break/>here, amplecti et continere; quemadmodum et id ipfum<text:line-break/>aperte ipsos viros multoties sensisse contigit, quum ipsi</text:p>
      <text:p text:style-name="P3"><text:span text:style-name="Default_20_Paragraph_20_Font"><text:span text:style-name="T2">uteri</text:span></text:span> cucurbitulae medicae instar intro pudendum at-<text:line-break/>trahunt. ld vero potissimum fit, quum menstrua no vissi-<text:line-break/>me cessarunt, quo maxime tempore uteri femen con-<text:line-break/>cipiunI.</text:p>
      <text:h text:style-name="Heading_20_2" text:outline-level="2">Cap.. III.</text:h>
      <text:p text:style-name="P10"><text:s/>Atque haec quidem a me dicta stunt pro-<text:line-break/>pter quosdam hujusce temporis philosophos, quod bi<text:line-break/>seipfos vocent et Aristotelicos et Peripateticos; neque<text:line-break/>enim ego ita compellarem hos viros adeo sententiae Ari-<text:line-break/>stolulis ignorantes, ut putent, ipsi placere, mafculi semen<text:line-break/>in uterum foeminae coniectum principium quidem mo^<text:line-break/>tus menstruo imponere, et postea excerni, neque ali-<text:line-break/>quam partem corporeae substantiae foetus fieri. Decepti<text:line-break/>autem sunt ex primo de animalium generatione libro,<text:line-break/>quem solum ex quinque legisse videntur ; scripta enim sunt<text:line-break/>in eo haec: <text:span text:style-name="Default_20_Paragraph_20_Font"><text:span text:style-name="T2">Quemadmodum enim diximus, generationis<text:line-break/>principia pariter quis statuerit foeminam et marem;<text:line-break/>marem quidem, ut qui motus et generationis principium</text:span></text:span></text:p>
      <text:p text:style-name="P3"><text:span text:style-name="Default_20_Paragraph_20_Font"><text:span text:style-name="T2">habet, foeminam vero, ut quae materiae. </text:span></text:span>Atque haec<text:line-break/>quidem non longe post principium sunt, inferius autem<text:line-break/>paulo in eodem libro amplius et haec scribit: <text:span text:style-name="Default_20_Paragraph_20_Font"><text:span text:style-name="T2">Sed con-<text:line-break/>tingit , quemadmodum rationi eepsentaneum est , post-<text:line-break/>quam mas quidem formam exhibet et principium motus,<text:line-break/>foemina vero corpus et materiam , velut in lactis ceagu-<text:line-break/>latione corpus quidem lac est, saccus vero aut ooagu-<text:line-break/>lu m principium habet coagmentat</text:span></text:span>i<text:span text:style-name="Default_20_Paragraph_20_Font"><text:span text:style-name="T2">s.</text:span></text:span> Ex his verbis com-<text:line-break/>moli aliqui principium motus femen menstruo exhibere<text:line-break/>putant, et rurs<text:span text:style-name="Default_20_Paragraph_20_Font"><text:span text:style-name="T2">u</text:span></text:span>s excerni. Quidam vero n<text:span text:style-name="Default_20_Paragraph_20_Font"><text:span text:style-name="T2">o</text:span></text:span>n hoc dicere<text:line-break/>i p lu m ajunt, quod nos omnes, qui physici appellamur,<text:line-break/>putabamus, sed quod foemina materiam fotam luctui con-<text:line-break/>cipiendo confert, mas vero tum hanc, tum etiam for-<text:line-break/>mam. Quare quispiam ex eis vehementer nos deriserit,<text:line-break/>si putaremus, rursus excerni semen a foemina extrorsum,<text:line-break/>aut iutus manens in nihil resolvi. Hoc enim sequi ajunt,<text:line-break/>si putaremus, corpoream substantiam n<text:span text:style-name="Default_20_Paragraph_20_Font"><text:span text:style-name="T2">o</text:span></text:span>n confundi ac per-</text:p>
      <text:p text:style-name="P3">rasione, hunc videlicet: <text:span text:style-name="Default_20_Paragraph_20_Font"><text:span text:style-name="T2">His consequens est dubitare a</text:span></text:span>c<text:line-break/><text:span text:style-name="Default_20_Paragraph_20_Font"><text:span text:style-name="T2">dicere, si nulla pars im m istae in foeminam geniturae<text:line-break/>nascendum foetum ingreditur, quo vertitur corporeum<text:line-break/>ipsius, siquidem per facultatem, quae in ipso est, opera-<text:line-break/>tur.</text:span></text:span> Deinde consequenter de anima et mente distinctio-<text:line-break/>nem faciens, j<text:span text:style-name="Default_20_Paragraph_20_Font"><text:span text:style-name="T2">u</text:span></text:span>xta finem ejus dictionis haec <text:span text:style-name="Default_20_Paragraph_20_Font"><text:span text:style-name="T2">s</text:span></text:span>cribit:<text:line-break/><text:span text:style-name="Default_20_Paragraph_20_Font"><text:span text:style-name="T2">Caeterum geniturae corpus, in quo simul apseedit semen<text:line-break/>principii animalis, partim quidem separabile exestens a<text:line-break/>corpore , quibuscunque divinum est implexum , tale autem<text:line-break/>est quae meus appellatur, partim vero inseparabile: ip-<text:line-break/>fum semen geniturae dissidvitur et instatur, naturam<text:line-break/>habens humidam et aquosam. Quare non oportet quae-<text:line-break/>rere, an ipsum semper foras exeat, neque ulla pars for-<text:line-break/>mas, quae constituitur, exstat; quemadmodum neque de<text:line-break/>sacco quaerimus, qui lac coagulat; nam et hic trausmu-<text:line-break/>t.at, et nulla pare est molis, quae coagmentatur. </text:span></text:span>Hic fer-<text:line-break/>mo utrosque redarguit, ut qui non assequantur Anstotelis</text:p>
      <text:p text:style-name="P2">sententiam, tum eos qui putant semper foras excerni ge-<text:line-break/>futuram, tum qui partem fieri foetus. Secundos vero<text:line-break/>privatim redarguit is formo, qui in. primo deinceps ad<text:line-break/>praescriptum habetur, cujus principium hoc est L <text:span text:style-name="Default_20_Paragraph_20_Font"><text:span text:style-name="T2">Sed<text:line-break/>contingit, quemadmodum rationi consentaneum est, post-<text:line-break/>quam quidem mas formam exhibet et principium motus,<text:line-break/>foemina vero corpus et materiam. </text:span></text:span>ln sequentibus enim<text:line-break/>omnibus demonstrat, quod, velut ex ligno et fabro fit men-<text:line-break/>fa, ex cera autem et forma pila, eodem modo ex men-<text:line-break/>struo et motivo ex viro principio constituitur foetus.<text:line-break/>Quapropter neque excernere aliqua animalia genituram<text:line-break/>a inquit, sed distribuere tantum in foeminam animalem ca-<text:line-break/>liditatem, esseque talia quaedam ex infectis, ita ut foe-<text:line-break/>mina quidem articulum in marem demittat, atque, ubi<text:line-break/>per multum tempus commoretur in complexu , corpus<text:line-break/>quidem accipiat nullum, stolam vero facultatem sorman-<text:line-break/>tem speci em que formae ipsi exhibentem.</text:p>
      <text:h text:style-name="P9" text:outline-level="2">Cap. IV.</text:h>
      <text:p text:style-name="P10"><text:s/>Relictis igitur jam nomine tantum Ari-<text:line-break/>stotelicis, et usque adeo ab opere alienis, ut neque quae<text:line-break/>circa primum aut secundum de generalione animalium<text:line-break/>ab eo scripta sin F ferant, rursus ad ipsium Aristotelem<text:line-break/>progrediamur, qui dissolvi .et inflari genituram in utero<text:line-break/>dicit. Si enim ita eam inflari suspicabimur, quemadmo-<text:line-break/>dum scimus musti liquorem in flatum permutari, ex mi-<text:line-break/>nima liquidae substantiae mole plurima aeris moles con-<text:line-break/>stituetur. Apparet autem hoc etiam in ventis , qui ex flu-<text:line-break/>viis expirant, aut stagnis, aut mari, quales sunt, qui si-<text:line-break/>nuales appellantur et pelagii ; maximi enim aliquando<text:line-break/>spirant, utpote substantia ipsorum plurima reddita ex mi-<text:line-break/>nima liquoris mole. Quin et subterranei appeliati hoc<text:line-break/>idem indicant; dissoluta enim acervatim in aerem humi-<text:line-break/>ditate, quae in terra est, hujusmodi venti spirans Quo..<text:line-break/>modo igitur, si in prima conceptione genitura instatur,<text:line-break/>minores et minus inflati juxta istud tempus uteri appa-</text:p>
      <text:p text:style-name="P3">rent, nimirum undequaque exacte foetui obvoluti? Opor-<text:line-break/>tebat enim utique, velut ventrem inflatum videmus in<text:line-break/>molem elevari ac distendi, ita et hos in magnitudinem<text:line-break/>attolli et dolore affici ob distentionem. Atqui non appa-<text:line-break/>ret , hoc ita contingere ; sunt enim contracti et doloris ex-<text:line-break/>pertes. Et si quis re<text:span text:style-name="Default_20_Paragraph_20_Font"><text:span text:style-name="T2">s</text:span></text:span>ecare velit animal, quod recens con-<text:line-break/>cepit, videbit uteros exacte geniturae obvolutos. Neque<text:line-break/>vero excerni videtur juxta pudendum muliebre ipsis fla-<text:line-break/>tus , quemadmodum, ubi venter inflatus est, tum ructus,<text:line-break/>tum flatus infra penetrantes ipfum evacuant et tumo-<text:line-break/>rem ejus , contrahunt. ltaque neque minimum habemus<text:line-break/>quod dicamus credibile facere , genituram inflari , non fla-<text:line-break/>tus extra per uteri colium egredientes, non manifestum<text:line-break/>tumorem intus manentem, non distentionem aut dolorem<text:line-break/>fensilem ejus, quae foetus gestare incipit. Concedentes<text:line-break/>autem (si ita vis), hunc ipfum geniturae humorem Inflari<text:line-break/>et dissolvi, atque excidere paulatim et latenter; perfor<text:span text:style-name="Default_20_Paragraph_20_Font"><text:span text:style-name="T2">a-</text:span></text:span></text:p>
      <text:p text:style-name="P3">tabimur juxta rationem ah ipfa rei natura progrediendo,<text:line-break/>utrum in ipfa uteri ampli tudine menstruum contineatur,<text:line-break/>et femen acervatim allabens ipsum percutiat, atque exin-<text:line-break/>bito motuum principio rurfus excernatur juxta uteri col-<text:line-break/>lum, aut eo tempore, quo foemina masculo coit, perfla-<text:line-break/>fa accommodata ad eam rem femini obviam ^veniat, appe-<text:line-break/>Iens suscipere eam quam ex eo assequitur facultatem. Ve-<text:line-break/>rum utrumque absurdum est. Si enim in ventre uteri<text:line-break/>acervatum. ac multo tempore contentum est, non amplius<text:line-break/>utique sanguis hoc fuerit, fed grumus.; Quando enim ex-<text:line-break/>cid.erit ex vasis fanguis in quodcunque organum cavum<text:line-break/>in animali; statim sit grumus: quare non ex sanguine,<text:line-break/>sted ex grumo juxta hanc rationem animal producemus;<text:line-break/>nuliam etiam credibilem occasionem invenire potentes,<text:line-break/>quomodo - solum femen excernatur. Convenientibus enim<text:line-break/>ipsis Temel in idem juxta uteri amplitudinem, non potest<text:line-break/>alterum .excerni, alterum manere. Si vero obviam ve-<text:line-break/>nit semini sanguis, oportet Pane hunc occursum et con-</text:p>
      <text:p text:style-name="P3">gressum ipsorum in osculis vasorum fieri. . Verum si ho<text:span text:style-name="Default_20_Paragraph_20_Font"><text:span text:style-name="T2">d<text:line-break/></text:span></text:span>ita habet, utrum in tot partes dividi semen dicemus;<text:line-break/>quot sunt vasorum C sicula , ita ut ad singula sua pars de-<text:line-break/>veniat, aut cohaerens sibi ipsi permanere? Prius equi-<text:line-break/>dem cum seminis lentore non consentit, et altera qua-<text:line-break/>piam substantia moderante opus habet, utpote quae et<text:line-break/>dividat ipsum, et ad singula oscula deducat^ Alterum<text:line-break/>vero longe convenientius est feminis substantiae, et tertia<text:line-break/>alia substantia non habet opus praeter .uteri attractionem<text:line-break/>et seminis ejectionem. Quemadmodum enim venter, ubi<text:line-break/>cibos concupiscit, cum fundo suo ad stomachum recurrit;<text:line-break/>ipfoque stomacho velut manu quadam utitur , eodem<text:line-break/>modo uterus propter concupiscentiam qualitatis seminis<text:line-break/>obviam venit, totus quidem accurrens ad pudendum, t col-<text:line-break/>lo vero velut stomacho ad similitudinem manus utitur,<text:line-break/>intrudente simul ipsum femen. ltaque , si quando hic sto-<text:line-break/>maesius debilitetur,। plane ad similitudinem stomachi ven-r<text:line-break/>tris semen attrahere non potest, atque id est, .quod ab</text:p>
      <text:p text:style-name="P3">Hippocrate dictum est: <text:span text:style-name="Default_20_Paragraph_20_Font"><text:span text:style-name="T2">Non potest stomachus ipstus at-<text:line-break/>trahere .genituram. </text:span></text:span>Verum de his rur<text:span text:style-name="Default_20_Paragraph_20_Font"><text:span text:style-name="T2">s</text:span></text:span>us<text:span text:style-name="Default_20_Paragraph_20_Font"><text:span text:style-name="T2">e</text:span></text:span> Si vero<text:line-break/>esiam aliabatur vasorum osculis semen, et rursus discedat<text:line-break/>inque aerem resolvatur, quod erit principium foetus?<text:line-break/>Primum equidem caulam invenire oportet elapsus sangui-<text:line-break/>nis femini appropinquantis ex singulis osculis vasorum,<text:line-break/>deinde alteram, quae totum in idem coacervet, postea au-<text:line-break/>tem et causam membranae totum hunc sanguinem forin-<text:line-break/>secus cooperientia. Hoc enim non amplius ex rasione<text:line-break/>tantum, sed exeo, quod apparet, necessitatem habet. Ap-<text:line-break/>paret enim nobis orbiculatim continens conceptum sta-<text:line-break/>tim post primam conceptionem, sive plurium, sive pau-<text:line-break/>cissimorum sit dierum. Nam et trium et quatuor a prin-<text:line-break/>Fip io .. dierum faepe excidit mulieribus genitura in mem-<text:line-break/>brana. contenta, quin et ex dissectione animalium id de-<text:line-break/>prehendere licet. Videbis enim manifeste uterum qui-<text:line-break/>dem totam circum <text:span text:style-name="Default_20_Paragraph_20_Font"><text:span text:style-name="T2">s</text:span></text:span>emen contractum, membranam vero<text:line-break/>huic obvolutam. Praestat autem Hippocratem audire de</text:p>
      <text:p text:style-name="P3">his dicentem in libro de foetus natura; erudiet enim nos<text:line-break/>speculationis certitudine, delectabitque temperando quali-<text:line-break/>cunque dictione narrationem, quo nimirum vehementia<text:line-break/>hujus fermonis paulisper remittetur, et quiescet cum utili-<text:line-break/>tate delectans, ut deinceps vegetiores redditi alacrius ad<text:line-break/>residuum sermonem contendamus. Itaque jam Hippo cra-<text:line-break/>tem ipsum audiemus. <text:span text:style-name="Default_20_Paragraph_20_Font"><text:span text:style-name="T2">Lt vero ego viderim genituram<text:line-break/>sex dierum exefientem, enarrabo. Mulieris nobis famsum<text:line-break/>liaris famula cantrix magnae aestimati</text:span></text:span>o<text:span text:style-name="Default_20_Paragraph_20_Font"><text:span text:style-name="T2">nis ex virorum<text:line-break/>consuetudine erat, quam non conveniebat in ventre con-<text:line-break/>cipere, ut ne minoris aestimationis redderetur. Audierat<text:line-break/>autem cantrix ipsa , qualia mulieres inter se dicunt quod,<text:line-break/>quando mulier conceptura est in ventre, genitura non<text:line-break/>egreditur , sed intus manet t . auditis autem his atque in-<text:line-break/>tellectis, hoc scmper observavit, et quum quandoque sen-<text:line-break/>tiret genituram non exeuntem, dominae exposuit, et ser-<text:line-break/>mo statim ad me pervenit. Ego vero quum audessem,<text:line-break/>siissi ipsam ad terram saltare, et postquam septies jam<text:line-break/>exil</text:span></text:span>u<text:span text:style-name="Default_20_Paragraph_20_Font"><text:span text:style-name="T2">isset, genitura .definxit in terram, et strepitus fr</text:span></text:span>i<text:span text:style-name="Default_20_Paragraph_20_Font"><text:span text:style-name="T2">ctus</text:span></text:span></text:p>
      <text:p text:style-name="P3"><text:span text:style-name="Default_20_Paragraph_20_Font"><text:span text:style-name="T2">est, atque illa conspecta , ipsa admirat</text:span></text:span>a est. <text:span text:style-name="Default_20_Paragraph_20_Font"><text:span text:style-name="T2">Qualis au-<text:line-break/>tem erat, ego referam: velut st quis ovo crudo externam<text:line-break/>testam circumcirca adimat ; in interna autem membrana<text:line-break/>inclusus liosto</text:span></text:span>P <text:span text:style-name="Default_20_Paragraph_20_Font"><text:span text:style-name="T2">pelluceat. </text:span></text:span>Haec quidem Hippocrates testa-<text:line-break/>tur de eo, quod intus maneat genitura et quod membra-<text:line-break/>nam habeat^ Apparet autem et in sectionibus animalium^<text:line-break/>haec membrana ex utero pendens .juxta ilias partes, jux-<text:line-break/>ta quas sunt oscula vasorum, de caetero vero in totum<text:line-break/>illi -quidem subtensa, non autem coalescens ; cohaerens<text:line-break/>enim sibi ipsi femen manens eo tempore, quo ab utero<text:line-break/>attrahitur; extenditur quidem et dilatatur, omnibus uteri<text:line-break/>partibus aequaliter ipsum appetentibus ; propterea vero,<text:line-break/>quod vifcosum est .et cr assum, et calidis corporibus con-<text:line-break/>verfatur, facile in membranam eo alescit. Quemadmodum<text:line-break/>hoc et in externi^ rebus videre estsp nempe his ; quas pi-<text:line-break/>flores praeparant; in vaste quodam calido et lato farinam<text:line-break/>moderate liquidam obtinentes, vocantur autem hae liba,<text:line-break/>dulciarra<text:span text:style-name="Default_20_Paragraph_20_Font"><text:span text:style-name="T2">s</text:span></text:span> crustulaque et placentae. Qualem enim forin-</text:p>
      <text:p text:style-name="P3">focus pistor ex frumento in libis, talem intrinsecus natura.<text:line-break/>feminis operatur membranam, famine quidem amplius<text:line-break/>extendi coacto ob id, quod omnes uteri partes Ap<text:span text:style-name="Default_20_Paragraph_20_Font"><text:span text:style-name="T2">i</text:span></text:span>um ap-<text:line-break/>petant, et periclitante etiam in distentione, ne diveHatur,<text:line-break/>imo divulso <text:span text:style-name="Default_20_Paragraph_20_Font"><text:span text:style-name="T2">i</text:span></text:span>aepe, quum liquidius et infirmius existens<text:line-break/>a mullis partibus fortiter attrahitur. Verum si hoc perpe-<text:line-break/>flatur, defluit et excidit atque corrumpiter, continuitate<text:line-break/>cohaerentiae ipsius soluta. Si vero in distentione renita-<text:line-break/>tur, ut ne diveHatur, <text:span text:style-name="Default_20_Paragraph_20_Font"><text:span text:style-name="T2">s</text:span></text:span>vifcofum autem et multum ac craf-<text:line-break/>fum hujusmodi esse oportet,) e vestigio membranam induit<text:line-break/>fata ejus externa pars, quae uterum contingit; discedit au-.<text:line-break/>tem ab utero, quemadmodum libum a vase aereo, neque<text:line-break/>enim potest saeve cum laevi copularI. Et quod maxi-<text:line-break/>mam fermoni fidem facit, ubi afpera est uteri tunica,. ta-<text:line-break/>lis autem est in osculis vasorum, illis stolis connectitur.</text:p>
      <text:h text:style-name="Heading_20_2" text:outline-level="2">.Cap. V. </text:h>
      <text:p text:style-name="P10">Vellem autem, relictis jam . apparentibus,<text:line-break/>A ristotelem. interrogare, num prima et communissima ausa;.</text:p>
      <text:p text:style-name="P3">malium organa, a quibus omnes partes gubernantur, con-<text:line-break/>cedat etiam ipsis esse venam et arteriam ac nervum.<text:line-break/>Si enim hoc concedet, facile arbitror me ipsi per<text:span text:style-name="Default_20_Paragraph_20_Font"><text:span text:style-name="T2">i</text:span></text:span>na^<text:line-break/>furum, quod ex femine eorum generatio existit. Exan-<text:line-break/>guia enim fiunt haec vaforum corpora, ut licet evacuato<text:line-break/>ex eis sanguine videre, et tensionem multam sustinent.<text:line-break/>Equidem nervus evacuatione ne indiget quidem , velut<text:line-break/>arteria et vena; nulla enim sensibus cavitas est in ipso.<text:line-break/>Haec igitur, o admirande vir, num ex sanguine aut ex<text:line-break/>femine natura formare tibi videtur? Verum, quod non ex<text:line-break/>ip<text:span text:style-name="Default_20_Paragraph_20_Font"><text:span text:style-name="T2">i</text:span></text:span>o sangume, quemadmodum carnes, est manifestum ; ne-<text:line-break/>que enim albus est, neque vifcofus, neque adeo crassas<text:line-break/>sanguis humor, ut, dum tenderetur et in fistulae modum<text:line-break/>cavaretur, cohaerens sibi ipsi permanere posset. Si vero<text:line-break/>transmutans ipfum prius natura ex rubro facit album,<text:line-break/>ex liquido crassam, ex non visco<text:span text:style-name="Default_20_Paragraph_20_Font"><text:span text:style-name="T2">s</text:span></text:span>o visco<text:span text:style-name="Default_20_Paragraph_20_Font"><text:span text:style-name="T2">s</text:span></text:span>um, oblita est<text:line-break/><text:span text:style-name="Default_20_Paragraph_20_Font"><text:span text:style-name="T2">s</text:span></text:span>ane insi.torum sibi motuum, de quibus tu ipsi semper te-.<text:line-break/>stimonium praebes, et faustra laborat studens hujusmodi</text:p>
      <text:p text:style-name="P3">parare sanguinem , quale a. principio : habet ipfum femen.<text:line-break/>Atqui naturam nihil frustra operari a te ipsia didicimus,:<text:line-break/>igitur neque nunc oblita est circa maximum ipsius ope-<text:line-break/>rum, neque enim majus operae prelium aut lucrum na-<text:line-break/>surae aut esiam cuicunque opifici est, quam conveniens<text:line-break/>principium. Hoc itaque non solum dimidium totius (ut<text:line-break/>adagium habet), sied potentia totum<text:span text:style-name="Default_20_Paragraph_20_Font"><text:span text:style-name="T2">e</text:span></text:span> esse. etiam ipsis con-<text:line-break/>literis sequens in hoc praeceptorem tuum Platonem. Mul-<text:line-break/>to autem magis in naturae operibus principium potentia<text:line-break/>totum. est, quanto sane. maiora omnibus artibus natura<text:line-break/>operatur. Sed non oportet sermonem longius extendere,<text:line-break/>neque externa inducere testimoina adversus Arillutelem<text:line-break/>disputantem, qui adeo multum tribuit principiis a mullis<text:line-break/>neglectis ac damnatis, ut non neget quidem hoc, quod<text:line-break/>femen habeat opificis rationem ad producendum Foetum.<text:line-break/>Verum ex ipI.o foetum fieri non dicit, sed ex sanguine<text:line-break/>menstruo ^principium motus a semine -accipiente. Caete-<text:line-break/>rumsa siquidem sufficiens est una plaga<text:span text:style-name="Default_20_Paragraph_20_Font"><text:span text:style-name="T2">i</text:span></text:span> unusque contactus</text:p>
      <text:p text:style-name="P3">.ex femine in menstruum factus ad tantam ac talem mo-<text:line-break/>tuum successionem faciendam, ut ex ipsis <text:span text:style-name="Default_20_Paragraph_20_Font"><text:span text:style-name="T6">anim</text:span></text:span>al produ-<text:line-break/>catur, opere testaris, quod principium totum est. Nequa-<text:line-break/>quam igitur, o amicissime Aristoteles, tantum crimen lau-<text:line-break/>datae. a te naturae nos praeterire oportet, ut statim in<text:line-break/>principio frustra operetur. Facere .namque ipsam et ve-<text:line-break/>nam et arteriam et nervum maxime necessarium est,<text:line-break/>habens autem ad hoc et album et crassem et vifcofum<text:line-break/>humorem, eiicit quidem hunc, ut tu putas, ex sanguine<text:line-break/>vero alium similem gignit.. At vero si fanguis ex fe ipfo<text:line-break/>ejusmodi humorem generandi simulque formandi facul-<text:line-break/>tatem habet, fe mine. non indiget.. Si vero ex iHo fa-<text:line-break/>cultatem accipit, quid indiget primum fecundo, et quo,<text:line-break/>antequam ilia facultatem assumit, ad hoc ministerium uti—<text:line-break/>fur? Oportet enim, aut facultate feminis, aut corporea<text:line-break/>substantia contempta, naturam alio pro ipso uli: verum<text:line-break/>.neutrum reprehendere potest. <text:span text:style-name="Default_20_Paragraph_20_Font"><text:span text:style-name="T4">t</text:span></text:span> .spfum enim semen faculta-<text:line-break/>tem sanguinis exhibet, et ex tua adeo sententia fubstan-</text:p>
      <text:p text:style-name="P3">tiam aptissimam habere apparet ad summe praecipuorum<text:line-break/>organorum conformationem. Si namque exanguem esse<text:line-break/>horum trium organorum substantiam vult natura, habet<text:line-break/>talem materiam ipsum genituram, sive crassam, et talis<text:line-break/>magis quam fanguis existit, sive extendi et in fistulae mo-<text:line-break/>dum cavari, ac quam longissime progredi citra divulsio-<text:line-break/>nem, quidnam ad haec omnia aptius viscoso reperire<text:line-break/>queat? Omnia igitur, quibus ad horum trium vastorum<text:line-break/>generationem opus habet, seminis substantia complexa<text:line-break/>possidet. Ne igitur ipsum infamia per sermonem notemus,<text:line-break/>quandoquidem neque natura hoc ipfum opere fecit. Ne-<text:line-break/>que enim, quod spiritu vitali plenum est, te latet: tu<text:line-break/>enim unus es, qui semen spumae probe assimilasti, multas<text:line-break/>bullas prae parvitate non visibiles singulatim in unum con-<text:line-break/>venientes ipsium operari tradens; tu etiam fabulam non<text:line-break/>reprehendisti, quae Venerem ex ipsio natam esse tradit.<text:line-break/>Quid igitur eiicis ex utero ejusmodi principium animalis?<text:line-break/>aut quod organum eo melius naturae dabis, aut ventres,</text:p>
      <text:p text:style-name="P3">aut meatus, aut membranas, aut vasa producturae? In-<text:line-break/>quie.s enim utique etiam ipso, quod alia quidem p erforau-<text:line-break/>fur, alia autem inflantur^ alia dilatantur, alia disteudun-<text:line-break/>tur ex materia in - animalis formatione, nisi forte etiam<text:line-break/>hice yaporem sanguinis organum habebis, ut et nunc natu-<text:line-break/>r a quod promptum est eliciens in alio hujusmodi essicieu-<text:line-break/>do sit occupata. Quomodo igitur non maxime contrarius<text:line-break/>hic siermo operibus naturae est, si excerni quidem lu<text:line-break/>aerem dissolutum femen dicamus, retinere autem fangui-<text:line-break/>nem menftmum? Quod enim ut alienum excernit singu-<text:line-break/>lis mensibus, hoc ipsum uuuc ei ut familiarissimum tri-<text:line-break/>Luimus. Si vero prius quidem alienum, familiare autem<text:line-break/>sit faminis qualitate assumpta, ex isso saue hanc fami-<text:line-break/>liaritatem ac siuceritatem acquirit, utpote quod prius ip-.<text:line-break/>fana habeat: neque enim distribuere aliquid vicinis possit,<text:line-break/>quod .non prius ipfum ejus particeps .esseI. Rursus igitur<text:line-break/>hic natura reperitur quod primitus familiare et sincerum<text:line-break/>est ejiciens, quod vero illius particeps est eligens; quau-<text:line-break/>quam neque qualitatem ex femine in ipfum menstruum</text:p>
      <text:p text:style-name="P3">sanguinem distribuat Aristoteles, fed semper principruni<text:line-break/>motus concedit solum, tanquam qui ad miraculi similitu-^<text:line-break/>diu em stuae constitutionis supellectilem - intra fe conser-<text:line-break/>vet, et ex hoc solo, quod tale principium accipit, pluri-^<text:line-break/>no motui sufficiat. Atqui non propter motum , fed ob<text:line-break/>qualitatis familiaritatem et alienationem videre est , r psain<text:line-break/>naturam aliud quidem eligere et continere, aliud vero<text:line-break/>aversari et propterea^ eiicere. Neque enim etiam in ven-<text:line-break/>tre quicquam manens videre est eorum, quae non ipsi fa-<text:line-break/>miliaria existunt. Quid autem opus est dicere de ventre<text:line-break/>adeo manifeste aut per vomitum, quod molestum est ipsi,<text:line-break/>ejiciente, aut juxta intestinum idem excemente, quum<text:line-break/>uterum i videamus similia perfici entem ? Demonstratum<text:line-break/>enim est in naturalium facultatum tractatu , quod hic si-<text:line-break/>militersi ut aliae omnes partes, trahat ac contineat Taini-<text:line-break/>liare, ejiciat vero alienum. Atqui excernit sanguinem<text:line-break/>menstruum ut superfluum: nequaquam igitur continere<text:line-break/>ipfum potest unquam ut samiliarem; non enim est lue utero</text:p>
      <text:p text:style-name="P3">familiaris, <text:span text:style-name="Default_20_Paragraph_20_Font"><text:span text:style-name="T2">s</text:span></text:span>ed ipsum femen, et propterea conceptaculum<text:line-break/>hujus organum natura uterum fecit.</text:p>
      <text:h text:style-name="Heading_20_2" text:outline-level="2">Cap. VI. </text:h>
      <text:p text:style-name="P10">Quantum igitur ex femine ipso uterum<text:line-break/>contingit, hoc statim membrana fit, quemadmodum paulo<text:line-break/>ante est commonstratum. Reliquum vero totum habuit<text:line-break/>quidem et ipsum insitas facultates, attrahentem quidem<text:line-break/>familiaria, per quam attracturum et alteratorum ali-<text:line-break/>mentumque sibi facturum erat, expultricem autem alie-<text:line-break/>norum et superfluorum. Habuit praeterea et materias<text:line-break/>familiares , quas attracturum erat ab utero, fangui-<text:line-break/>nem videlicet et spiritum, per oscula, quibus est con-<text:line-break/>nexum ; et sane haec statim a principio per ambien-<text:line-break/>tem membranam nondum duram factam attraxit. Si-<text:line-break/>mul igitur ferebantur, quae ab utero ex vasis attrahun-<text:line-break/>fur, et membrana semper magis fiebat dura, atque ad fi-<text:line-break/>nem quidem penitus jam dura erat et cohaerens, totum-<text:line-break/>que foetum orbiculatim amplectens: solae vero iliae par-<text:line-break/>tes perforatae erant, per quas materiae ferebantur. Nam,<text:line-break/>attractione nullo tempore quiescente, manebat semper</text:p>
      <text:p text:style-name="P3">membranae foramen coalescere non potens ob eam fano<text:line-break/>cau<text:span text:style-name="Default_20_Paragraph_20_Font"><text:span text:style-name="T2">i</text:span></text:span>am, quod neque aliud quicquam alteri coalescere po-<text:line-break/>test, ubi femper mobilia corpora in medium eorum. in-<text:line-break/>terveniunt. Foramen itaque membranae non solum non<text:line-break/>coalescit, sed etiam semper ampliatur pro ratione copiae<text:line-break/>ejus, quod perfluit. Persidit autem semper alimentum non<text:line-break/>femper pari copia, propterea. quod neque ipsum, quod<text:line-break/>alitur, semper aequalem magnitudinem fervat, sed crefcit<text:line-break/>assidue augescens, ut necessarium sit juxta proportionem<text:line-break/>augmenti illius materiarum copiam influere, sanguinem qui-<text:line-break/>dem ex venis, spiritum vero cum sanguine tenuium par-<text:line-break/>tium, modico et calido per arterias. . Quin et temporis<text:line-break/>progressu necessarium est hanc viam in fistulae modum<text:line-break/>cavari et perfectam absolvi ac vas fieri.</text:p>
      <text:h text:style-name="Heading_20_2" text:outline-level="2">Cap. VII. </text:h>
      <text:p text:style-name="P10">Sed enim non convenit juxta unum<text:line-break/>naturae opus motuum consequentiam enarrando fui obli-<text:line-break/>visci ac longius a principio abire : regrediamur .igitur<text:line-break/>rursus ad illud. Postquam itaque femen ad fundum uteri</text:p>
      <text:p text:style-name="P3">allapsum est, nec potest ipsum totum oblinere, utpote qui<text:line-break/>exortus utrinque velut cornua quaedam habeat, ^natura<text:line-break/>Iane esiam [haec alio femine, ipsius foeminae videlicet,<text:line-break/>illevit-, quemadmodum alibi a nobis est demonstratum,<text:line-break/>referetur autem et nunc paulo post, ne sermonis conli-<text:line-break/>nuitatem dissecemus. ln haec etenim cornua , singula ah<text:line-break/>utraque parte existentia, vas seminale fe ingerit ex fue-<text:line-break/>minae testibus profectum. Quando igitur fub idem tempus<text:line-break/>foemina simul cum mare femen emiserit, femen per<text:line-break/>utrumque cornu ejectum et in medium uteri spatium<text:line-break/>delatum simul quidem oblinit vias, simul vero pervenit<text:line-break/>ad masculi famen, ipsum que etiam huic miscetur, et per<text:line-break/>membranas mutuo innectuntur, quas tunc in propria pro-<text:line-break/>lectione ipfum mulieris femen produxit, ut totam genitu- -<text:line-break/>ram amplectens hunc scietur usum exhiberet, et ut veluti<text:line-break/>alimentum quoddam mafculo femini fieret; tenuius enim<text:line-break/>est ipsto et frigidius, familiarius vero est innui alio in nu-<text:line-break/>trstionem. Caeterum usus , quem dixi praebere ipsi circa</text:p>
      <text:p text:style-name="P3">membranae generationem, diligentiore expositione indi—<text:line-break/>geli lMembranae namque totam genituram amplectenti im-<text:line-break/>plexum dependet primum per ipsam ex comibus, con--<text:line-break/>nectitur autem rurfus omni reliquo uteri spatio : concupi-<text:line-break/>fcunt enim omnes ipsius partes femen complecti, id vero<text:line-break/>facere non possent, nimirum longius distantes, quam ut<text:line-break/>ipsum contingere queant. Quin et post multos dies, au-<text:line-break/>gesicente simul femine, simulque utero semper seipsum<text:line-break/>magis ob volvente, alias alia ipsius pars femen apprehen-<text:line-break/>disi ltaque quuur adhuc mollis sit membrana ipfum con-<text:line-break/>tinens, et valorum oscula aperta, apprehendit per ipsis.<text:line-break/>uterus membranam, quemadmodum polypi, quaecunque<text:line-break/>per acetabula sua contigerint. Adeo enim sunt oscula<text:line-break/>vascrum polyporum acetabulis similia , ut neque ipfa etiam<text:line-break/>aliter appellentur. Verum de hoc, a me absolutius in<text:line-break/>quinto Dissectionis Hippocrates est dictum, ubi redarguo<text:line-break/>ignorantiam eorum, qui hunc virum accusant et putant,</text:p>
      <text:p text:style-name="P3">carnes orbiculatim ofculis vaforum in quibusdam anima-<text:line-break/>libu.A adnascentes ipfum acetabula sive cotyledones appel-<text:line-break/>lare;; neque enim has ita appellavit. Nam vera aoetabu-<text:line-break/>la fines sunt vaforum, per quos in singulis mensibus fu-<text:line-break/>perfluunt sanguinis ex toto corpore in uterum derivatur.<text:line-break/>Quodcunque autem horum osculorum femen contigerit,<text:line-break/>id ipsum sibi in alimentum attrahit, nimirum membrana<text:line-break/>ad .sese perforata, utpote quae mollis adhuc et recens<text:line-break/>coacta existit: deinde temporis progressu, velut ^antea<text:line-break/>dixi, vas fit. absolute concrescens, simulque uteri vasi si-<text:line-break/>mile redditor. In , promptu porro est tibi circa prae-<text:line-break/>gnantium animalium dissectiones videre externam foetunm<text:line-break/>membranam una cum arteriis et venis. Appellatur autem<text:line-break/>chorium haec. externa membrana, quam pertranseunt ar-<text:line-break/>terrae et venae materias .ex utero ad foetum ducentes.<text:line-break/>Alteri autem membranae, quae sursum ad cornua pertin-<text:line-break/>git, appellationem a figura indiderunt. Nam farcimini<text:line-break/>senilis existens esiam nomen ab illo deductum possidet,</text:p>
      <text:p text:style-name="P3">ac allondoides appellatur. Ufus autem ipsius foetibus in<text:line-break/>primis quidem diebus is est, quem jam dixi; augefcenti-<text:line-break/>bus autem humidis excrementis, ut eorum alteram par-<text:line-break/>tem excipiat. Sed de his paulo post accuratius dicetur.</text:p>
      <text:h text:style-name="Heading_20_2" text:outline-level="2">Cap. [VIII. </text:h>
      <text:p text:style-name="P10">Rurfus autem regredior ad id, quod in<text:line-break/>principio est dilatum. Semen equidem tradit ad fe<text:line-break/>per vasta ad uterum pertingentia sanguinem et spiritum,<text:line-break/>utrumque ad sitam propriam cavitatem. Attrahitur autem<text:line-break/>sanguis simul, velut etiam antea dictum est, cum. spiritu<text:line-break/>per arterias tenuior et calidior, quam qui est in venis<text:line-break/>sanguis, atque ex his sane calidissimum ex visceribus<text:line-break/>producit; alter vero <text:span text:style-name="Default_20_Paragraph_20_Font"><text:span text:style-name="T2">s</text:span></text:span>anguis crassius hepatis speciem ipsi<text:line-break/>constituit,. atque hanc etiam pleraeque venae per chorium<text:line-break/>delatae perficiunt. Arteriae vero ad aliud calidius visibus<text:line-break/>feruntur, quod ob excellentem calorem, velut flamma<text:line-break/>quaedam, moveri non cessat, <text:span text:style-name="Default_20_Paragraph_20_Font"><text:span text:style-name="T2">s</text:span></text:span>ed semper vicissim disten-<text:line-break/>ditur et contrahitur. Et venae quidem ac arteriae m a-</text:p>
      <text:p text:style-name="P3">terras in haec viscera deducentes velut radices quaedam<text:line-break/>ipsorum existunt. Quae vero in totum foetum protendun-<text:line-break/>tur, truncis similes fiunt in multos ramos distractis. Ge-<text:line-break/>neratio autem his est ex feminis substantia in fistulae mo-<text:line-break/>dum cavata. Tertium vero principium, a quo omnes pro-<text:line-break/>ducti stunt nervi, generationem ex solo femine habeD lu<text:line-break/>permixtione namque ad femen muliebre multae bullae<text:line-break/>ruptae sunt, ex quibus intro et ad profundum spiritus<text:line-break/>feipfum servare cupiens cessit; neque enim velut vapor<text:line-break/>erat, sted per fe mobile principium animalis; quemad-<text:line-break/>modum et ventriculum sive cavitatem humorem conti-<text:line-break/>nentem plenum spiritus ipsi semini produxit. Quo ve-<text:line-break/>ro neque etiam inde prompte evacuaretur, sumam sibi,.<text:line-break/>domum facit, ex liquida feminis substantia, .quae ipsum<text:line-break/>ambit, id, quod ipsi crassius et durius erat, ad externum<text:line-break/>lineamentum detrudendo , quod ipsum utique temporis<text:line-break/>progressu calesactum et reficcatuIn os futurum erat. Hoc<text:line-break/>ili principio quidem facultas opifex ac animal formans</text:p>
      <text:p text:style-name="P3">operatur: verum juxta principium nondum apparet prae<text:line-break/>parvitate. Quando vero primum apparere incipiunt, ma-<text:line-break/>xima sunt tria haec, ex vicino inter fe sita et fe mutuo<text:line-break/>contingentia. Principium quidem nervorum futurum,<text:line-break/>.quod^cerebrum appellamus , in altiore fede locatum ; sub-<text:line-break/>jacent autem ipsi , cor et hepar mutuo sie contingentia.<text:line-break/>Tempore vero progrediente haec jam dicta tria principia<text:line-break/>longius disparantur, et in totum, quod eis <text:span text:style-name="Default_20_Paragraph_20_Font"><text:span text:style-name="T2">e</text:span></text:span>fformatur,.<text:line-break/>animalis corpus germina transmittunt. Spinalem namque<text:line-break/>medullam cerebrum velut truncum quendam producit, cor<text:line-break/>vero maximam arteriam, quam aortam Aristoteles appeI-<text:line-break/>lat, hepar vero venam cavam. Et sane apparet statim a<text:line-break/>principio simul cum horum generatione circa medullam<text:line-break/>sipina ipsa eo modo, quem paulo ante dixi, firmata, cir-<text:line-break/>cum cerebrum vero calva obducta, et thorax circum cor<text:line-break/>velut ampla quaedam ac firma domus situs. Qui utique<text:line-break/>circa partum non solum domus, sed primum et praecio</text:p>
      <text:p text:style-name="P3">puum respirati<text:span text:style-name="Default_20_Paragraph_20_Font"><text:span text:style-name="T2">o</text:span></text:span>nis organum futurus erasi Haec quidem<text:line-break/>igitur aliquanto posterius fiunt.</text:p>
      <text:h text:style-name="Heading_20_2" text:outline-level="2">Cap. IX. </text:h>
      <text:p text:style-name="P10">Rursus autem ad primam animalis c<text:span text:style-name="Default_20_Paragraph_20_Font"><text:span text:style-name="T2">o</text:span></text:span>n-<text:line-break/>sii sutionem orationem reducamus, quae ut c<text:span text:style-name="Default_20_Paragraph_20_Font"><text:span text:style-name="T2">o</text:span></text:span>nstans simul-<text:line-break/>que manisesta procedat, universam foetuum fabricam qua-<text:line-break/>tuor temporibus distinguamus. Primum, in quo in abor-<text:line-break/>tu et dissectionibus feminis idea manet, quo tempore<text:line-break/>neque Hippocrates, qui in omnibus admirabilis est, fue-<text:line-break/>tum vocat eam animalis constitutionem , <text:span text:style-name="Default_20_Paragraph_20_Font"><text:span text:style-name="T2">s</text:span></text:span>ed ut nuper<text:line-break/>adeo audivimus in genitura, quae <text:span text:style-name="Default_20_Paragraph_20_Font"><text:span text:style-name="T2">s</text:span></text:span>ex jam dierum fuit,<text:line-break/>elapsa. Postquam vero expletus quidem <text:span text:style-name="Default_20_Paragraph_20_Font"><text:span text:style-name="T2">s</text:span></text:span>anguine fuerit<text:line-break/>foetus, cor vero et cerebrum ac hepar adhuc indistin-<text:line-break/>cta sunt et insormia, soliditatem tamen jam aliquam et<text:line-break/>magnitudinem memorabilem habent, hoc secundum tem-<text:line-break/>pus erit, camis autem formam nec amplius feminis re-<text:line-break/>tinet ipsa foetus substantia. lgitur neque genituram am-<text:line-break/>plius hujusmodi <text:span text:style-name="Default_20_Paragraph_20_Font"><text:span text:style-name="T2">s</text:span></text:span>peciem Hippocratem appellare reperias,<text:line-break/><text:span text:style-name="Default_20_Paragraph_20_Font"><text:span text:style-name="T2">s</text:span></text:span>ed, ut dictum est, foetum. Tertium deinde tempus est,</text:p>
      <text:p text:style-name="P3">quando tria, ut dictum est, principia manifeste videre li-<text:line-break/>cet , reliquarum vero partium omni<text:span text:style-name="Default_20_Paragraph_20_Font"><text:span text:style-name="T6">um</text:span></text:span> designationem per<text:line-break/>lineamenta et quasi adumbrationem; evidentiorem namque<text:line-break/>videbis circa tria principia formationem, obscuriorem ve-<text:line-break/>ro partium circa ventrem, et multo adhuc his obfcurio-<text:line-break/>rem circa artus. Hi enim posterius ramos edunt, ut Hip-<text:line-break/>p<text:span text:style-name="Default_20_Paragraph_20_Font"><text:span text:style-name="T2">o</text:span></text:span>crates dixit, proportionem , quam ad ramos habent, per<text:line-break/>hanc appellationem ostendere volens. Quart<text:span text:style-name="Default_20_Paragraph_20_Font"><text:span text:style-name="T6">um</text:span></text:span> denique<text:line-break/>et postremum tempus hoc est, quum jam omnia in artu-<text:line-break/>bus sunt plene articulata; et non foetum <text:span text:style-name="Default_20_Paragraph_20_Font"><text:span text:style-name="T2">s</text:span></text:span>olum, <text:span text:style-name="Default_20_Paragraph_20_Font"><text:span text:style-name="T2">s</text:span></text:span>ed jam<text:line-break/>etiam puerum nominat id, quod in utero conceptam est;<text:line-break/>admirandus Hippocrates, quando. et. pedibus calcitrare<text:line-break/>et velut perfectum animal moveri dicit. Caeterum n<text:span text:style-name="Default_20_Paragraph_20_Font"><text:span text:style-name="T6">ihil<text:line-break/></text:span></text:span>nunc opus habeo foetus velut animalis mensionem facere l:<text:line-break/>velut planta enim omnem tum generationem tum forma-<text:line-break/>tionem a femine habuit , duplexque principium motus<text:line-break/>et formationis statinr a principio , quemadmodum ille in-<text:line-break/>dicavit^ Qualis enim est radicatio <text:span text:style-name="Default_20_Paragraph_20_Font"><text:span text:style-name="T2">p</text:span></text:span>lantis deorfum et aus<text:span text:style-name="Default_20_Paragraph_20_Font"><text:span text:style-name="T2">e</text:span></text:span></text:p>
      <text:p text:style-name="P3">sua terram, talis est foetibus insitio arteriarum et vena-<text:line-break/>rum chorii in uterum. Qualis vero furfum vergens trun-<text:line-break/>cus in plantis, tales sunt in foetibus a tribus principiis<text:line-break/>exortus. Rurfus, quemadmodum plantae duplicem ex<text:line-break/>feminibus habent exortum, sursum quidem truncum et<text:line-break/>ramos usque ad extrema germina producentes, deorsum<text:line-break/>vero radicationem distribuentes, sic et in foetibus mul-<text:line-break/>tisidae funt arteriae et venae, velut trunci quidem in to-<text:line-break/>tum foetum, velut radices vero in uterum desinentes.<text:line-break/>Quapropter justa accusatione Arino telum accusaverim, non<text:line-break/>solum quod neglexerit, quae negligere ipsum non conve-<text:line-break/>niebat, sed et quod fui ipsius dogmatum oblitus est, et<text:line-break/>naturae opera diverse exponit. circa plantas et circa<text:line-break/>animalia. Videns itaque, in omnibus plantis femen non<text:line-break/>minus materiale quam opifex <text:span text:style-name="Default_20_Paragraph_20_Font"><text:span text:style-name="T2">s</text:span></text:span>eu efficiens principium in<text:line-break/>fe i habere, in animalibus alterum aufert: quanquam hoc<text:line-break/>solum <text:span text:style-name="Default_20_Paragraph_20_Font"><text:span text:style-name="T2">s</text:span></text:span>ufficiebat viro circa naturam admirando geniturae</text:p>
      <text:p text:style-name="P3">utilitatem ostendere<text:span text:style-name="Default_20_Paragraph_20_Font"><text:span text:style-name="T2">t</text:span></text:span> Si enim natura <text:span text:style-name="Default_20_Paragraph_20_Font"><text:span text:style-name="T2">s</text:span></text:span>eminis non aliis<text:line-break/>viribus producit plantam, aliis animal, ea, quae in plan-<text:line-break/>tis vides, ad animalia transfer^, eandem enim proportio-<text:line-break/>nem in utrisque reperies^ Indiget namque plantae femen<text:line-break/>terra, ut ex ipsa nutriatur et augescat; indiget et no-<text:line-break/>Ilium femen utero ob easdem causas. Radices sibi ipsi<text:line-break/>generat planta, quibus trahat alimentum ex terra: cho-<text:line-break/>rium itidem vasta, foetuum radices. Producit truncum a<text:line-break/>fe ipso femen, et ab isso ramos, deinde alios rursus in<text:line-break/>alios ramulos discissos, et postea ilios rursus in alios, at-<text:line-break/>que id usque ad extrema germina fieri non cessat <text:span text:style-name="Default_20_Paragraph_20_Font"><text:span text:style-name="T2">t</text:span></text:span> id ip-<text:line-break/>smn esiam hic vides, truncos quidem tres juxta unum-<text:line-break/>quodque principium singulos, utpote arteriam aortam,<text:line-break/>venam cavam, et medullam spinalem; rursus autem ex<text:line-break/>his multos exortus vel ramos, in alios rursum minores<text:line-break/>ramulos dissectos, deinde illos rursus in alios, atque hoc<text:line-break/>itidem fieri non cessat usque ad extrema germina. Si<text:line-break/>vero triplicem hanc plantam vides, aut sanguineam, aut</text:p>
      <text:p text:style-name="P3">carn<text:span text:style-name="Default_20_Paragraph_20_Font"><text:span text:style-name="T2">G</text:span></text:span>sam , ea gratia non convenit aliud quiddam et non<text:line-break/>plantam ipsam putare; opificem enim eundem ambo ha-<text:line-break/>bent et animam plantae. Verum iliud considera, quod<text:line-break/>haec planta animal futura est, non rejecta, quam a prin-<text:line-break/>cipio habuit, facultate, <text:span text:style-name="Default_20_Paragraph_20_Font"><text:span text:style-name="T2">s</text:span></text:span>ed altera insuper acquisita. Ex<text:line-break/>loco autem in locum ipfum transire oportet, ubi perfe-<text:line-break/>ctum fuerit et ex utero solutum: at vero hoc facere non<text:line-break/>possit, si frigidum similiter ut arbores fieret, et si organis<text:line-break/>ad ambulandum aptis careret. Quo igitur simul moderate<text:line-break/>calidum esset,. in quantum animali calidum esse convenit,<text:line-break/>simulque locos mutare possit, duo principia acquisivit,<text:line-break/>alterum organorum, quae custoditura fiunt ipsi naturalem<text:line-break/>calorem, alterum eorum, quae sub servitura sunt omnibus,<text:line-break/>ad quas concitatur, actionibus; <text:span text:style-name="Default_20_Paragraph_20_Font"><text:span text:style-name="T2">s</text:span></text:span>ed his quidem posterius<text:line-break/>utetur.</text:p>
      <text:h text:style-name="Heading_20_2" text:outline-level="2">Cap. X. </text:h>
      <text:p text:style-name="P10">Principium autem plantae omnium pri-<text:line-break/>mum .habet, quod non ex sanguine, sed ex ipfo semine<text:line-break/>arteriam et venam, et nervum, os item, et membra-</text:p>
      <text:p text:style-name="P3">nam procreet. Haec enim supra habitus sermo exposuit^<text:line-break/>et chorium quidem primum forinsecus ipsi circumdedit,<text:line-break/>ac simul cum ipfo aliantoidem membranam fecit, adiu-<text:line-break/>turam quidem, ut dictum est, chorium in materierum<text:line-break/>attractione, suscepturam autem conformati animalis uri-<text:line-break/>nam. Necessarium enim erat esiam ei quod adhuc in<text:line-break/>utero gestatur animali excrementa generari scot et talia,<text:line-break/>quot et qualia sunt jam utero solutis, fed ex his urinam<text:line-break/>et stercus conformatis jam et distinctis partibus, a prin-<text:line-break/>cipio autem statim vaporem a foetu defluentem, qui simi-<text:line-break/>lis est perfectorum animalium sudori; et huic sane ne-<text:line-break/>cesse erat aliquam membranam generari, quemadmodum<text:line-break/>urinae aliantoidem. Et sane jam generata est amnios ap-<text:line-break/>peliata totum foetum orbiculatim amplectens. Aliantoide<text:line-break/>namque, quamvis priusquam amnios fuerit generata, ad<text:line-break/>tale ministerium uti natura injustum putavit, simul qui-,<text:line-break/>dem propterea, quod tenuis et infuma erat, utpote ex fe-<text:line-break/>rofiore femine generata: oportebat autem membranam</text:p>
      <text:p text:style-name="P3">foetum contenturam crassitiem habere robustam, ut quae<text:line-break/>non solum sudoris vas futura esset, sied et ad sequuturos<text:line-break/>artuum motus renifura: ad hoc vero etiam, quod angu-<text:line-break/>stror erat allantoidea , quam ut totum foetum integere pof-<text:line-break/>feI. Ut quid igitur ipsium non ampliorem fecit? inferre<text:line-break/>forte -quis possit. Quod Iane muliebre femen multo par-<text:line-break/>cius est masculo, dictum mihi etiam antea estis Nequa-<text:line-break/>quam igitur construi poterat ampla simul et longa allan-<text:line-break/>toidea membrana, sied est necessario longa, utpote in<text:line-break/>ambo uteri cornua suspensa; quare rasione simulque ale-<text:line-break/>cessario angusta facta esu Hujusmodi itaque quum sit ipsis,<text:line-break/>et ad hoc tenuis, membranam <text:span text:style-name="Default_20_Paragraph_20_Font"><text:span text:style-name="T2">P</text:span></text:span>ane, quae vaporosa defluvia<text:line-break/>susceptura esset, amplam et crassam mox cum prima geni-<text:line-break/>turae conceptione forinsecus ei natura circumtendit vapo-<text:line-break/>rem emissurae ob calorem. Caeterum reliquarum mem-<text:line-break/>hranarum nulla primis diebus necessariam habet generatio-<text:line-break/>nem ; neque enim suffecisset ad ipsarum omnium opificium<text:line-break/>suminis substantia. At vero progrediente tempore foetus</text:p>
      <text:p text:style-name="P3">jam factus, quod paulo ante femen erat, nutrimento acce^-<text:line-break/>pto augescebat, et jam m agnusl existebat , quando sane dis-<text:line-break/>parari quidem oportebat cor ah hepate, integi vero. ipsum<text:line-break/>per S<text:span text:style-name="Default_20_Paragraph_20_Font"><text:span text:style-name="T2">G</text:span></text:span> proprio operculo ac velut munimento , circumtendi<text:line-break/>autem et ventri peritonaeum , sublini vero et thoraci mem-<text:line-break/>branam fuccingentem nominatam. Tunc quoque cere-<text:line-break/>brum operiri oportebat duplici involucro, et medullam<text:line-break/>spinalem tum iisdem, tum alio tertio, et omnem foe-<text:line-break/>tum omnia externa lineamenta membranofa accipere, quo<text:line-break/>sint haec ipsi operculum, ut ne a recrementis, quae am-..<text:line-break/>nios membrana susceptura erat, laederetur; postremum<text:line-break/>vero et cutem generari oportebat, carnosa substantia ipsi<text:line-break/>innutrita. Usa est itaque natura ad omnia haec geniturae<text:line-break/>lentore. Quantum autem in ipsis crassius et magis terreum<text:line-break/>erat, ac minus tractile, ad ossium regionem <text:span text:style-name="Default_20_Paragraph_20_Font"><text:span text:style-name="T8">delegaviI.se<text:line-break/></text:span></text:span>Totum enim foetum jam formaverat, ut quae nunquam<text:line-break/>circa ullam aliquam partem segnis esset. a Et sane tertium<text:line-break/>nunc foetus tempus appropinquat, in quo natura omv</text:p>
      <text:p text:style-name="P3">nium <text:span text:style-name="Default_20_Paragraph_20_Font"><text:span text:style-name="T2">s</text:span></text:span>ubstantiae feminis partium, quasi per lineamenta<text:line-break/>designatione facta, in articulos exacte digerere atque ab-<text:line-break/>fulvere has partes. tempus habuit. Simul itaque fuperfevit<text:line-break/>et circumfevit omnibus ossibus carnes, simulque pinguissi-<text:line-break/>Inlisu. ex ipsis exugens, terrea ilia et arida ac pinguedi-<text:line-break/>nis expertia penitus perfecit. Quantum autem ex ipsis<text:line-break/>viscofum exugens .singulatim traxit, id ipsum in finibus osi-<text:line-break/>Ilum in ligamenta, quibus inter fe cohaererent, produxit;<text:line-break/>fecundum longitudinem vero orbiculatim omnem tenues<text:line-break/>membranas praetexit, atque has circumossales appellant,<text:line-break/>quibus carnes supersevit. Usia est autem ad ossium opifi-<text:line-break/>cium maxime caloris facultate, penitus adassans ipsis et<text:line-break/>resiccans. Nam illis hoc commodius erat, ut quae dura<text:line-break/>futura erant, atque ita esiam pinguedo maxime eflluxura<text:line-break/>erat, quemadmodum spuma quaedam ab his, quae fervo-<text:line-break/>rem tolerant. Caeterum ubi ipsis ossibus carnem fuperfe-<text:line-break/>vit prius, quam membranis integeret, ibi minus aridum<text:line-break/>ejusmodi totum os factum est. Extendit autem a circum-<text:line-break/>offalibus membranis etiam carnibus gracilia opercula;</text:p>
      <text:p text:style-name="P3">quin et nervum in unamquamque ipsarum inductum<text:line-break/>dispersit, ubi prius dissolvit in fibras araneorum telis te-<text:line-break/>nuiores. Alteras autem fibras similiter tenues ex ligamen-<text:line-break/>lis inductas et carnibus implicatas invexit, atque ita<text:line-break/>rursus in unum et idem ambo fibrarum genera coegit,<text:line-break/>totum quidem organum, in quo haec fabricavit, musculum<text:line-break/>efficiendo, id vero, ubi fibrae congrediuntur, tendinem.<text:line-break/>Et ligamentorum quidem non modicam, ut dixi, partem<text:line-break/>in mufculos indidit, nervorum vero non in hos fotum,<text:line-break/>sed et in visicera omnia similem facit distributionem. Est<text:line-break/>autem et aliud quoddam fibrarum genus tum in ventre,<text:line-break/>tum in intestinis, et utraque vesica, et utero ac corde,<text:line-break/>generationem ex semine habens, quibus velut nexui cui-<text:line-break/>piam totum visceris corpus circa accrevit, generationem<text:line-break/>ex fanguine habens.</text:p>
      <text:h text:style-name="Heading_20_2" text:outline-level="2">Cap. XI.</text:h>
      <text:p text:style-name="P10"><text:s/>Omnia enim, quae sunt carnosi generis,<text:line-break/>ex sanguine generata sunt; .membr.anosa vero omnia ex<text:line-break/>femine ortum habent. Et ob id , quae ex sanguine genera-</text:p>
      <text:p text:style-name="P3">tae funI, si corrumpantur quandoque, facile rurfum gene-<text:line-break/>rantur, ut quae materiam generationis copiofam habeant,<text:line-break/>quae vero ex femine, aut neque prorsus, aut valde raro<text:line-break/>regenerantur, quanquam efficiens ipsius causa perfectis<text:line-break/>animalibus insit : neque enim reliquit natura animal, ne-<text:line-break/>que oblita est virium sibi insitarum. Quas enim a n<text:span text:style-name="Default_20_Paragraph_20_Font"><text:span text:style-name="T6">ull</text:span></text:span>o<text:line-break/>acquisivit, fed ex femine habet, eas impossibile est ip<text:span text:style-name="Default_20_Paragraph_20_Font"><text:span text:style-name="T6">sa m<text:line-break/></text:span></text:span>abiicere. Cur igitur, si quis ex corpore nostro pinguedi-<text:line-break/>nemaut carnem amputet, generatur rurfus in lo<text:span text:style-name="Default_20_Paragraph_20_Font"><text:span text:style-name="T2">c</text:span></text:span>o deper-<text:line-break/>ditae altera pinguedo eP caro, arteria vero aut vena, aut<text:line-break/>nervus, aut membrana, aut ligamentum, aut tendo, aut<text:line-break/>cartilago, aut os semel deperdita non amplius r egene-<text:line-break/>rantur? et quod mirabilius est, quum aliquod ex his<text:line-break/>fuerit denudatum, ac tectorio opus habuerit et per-<text:line-break/>ductione ad cicatricem, caro quidem circumnafcitur<text:line-break/>unicuique praedictorum , simile autem ipsi denudato<text:line-break/>nullo modo amplius innascitur, neque si spfa paeo-<text:line-break/>nia pharmaca adhibeantur. Sed propter quid contingit<text:line-break/>hujusmodi? num quod carnis materia etiamnun<text:span text:style-name="Default_20_Paragraph_20_Font"><text:span text:style-name="T2">c</text:span></text:span> extat,</text:p>
      <text:p text:style-name="P3">illorum vero nullius amplius? itaque putas, quod arteriae<text:line-break/>tunica aut nervi corpus gubernantem ipsum facultatem<text:line-break/>non amplius habeat, talis substantiae effectricem, qualem<text:line-break/>ipsum possidet? Atqui, si quid aliud, et hoc naturis inest,<text:line-break/>ut sibi ipsis similia faciant. Quomodo namque alias nutri-<text:line-break/>retur corpus, si ejusmodi facultas non semper ipsi per-<text:line-break/>maneret? Omnino enim defluit aliquid a substantia unius-<text:line-break/>cujusque, et ob id opus habet nutriente. Simile autem<text:line-break/>esse oportet id, quod ex alimento apponitur, ei, quod jam<text:line-break/>exhaustum est sat insumptum. Atque hic te tuorum fer-<text:line-break/>monum commonefaciam , amicissime Arissa tele s. Ex duo-<text:line-break/>bus enim alterum necessarium aut in cibis uniuscujusque<text:line-break/>corporis, quod alitur, partes inferri <text:span text:style-name="Default_20_Paragraph_20_Font"><text:span text:style-name="T7">ἰ</text:span></text:span><text:span text:style-name="Default_20_Paragraph_20_Font"><text:span text:style-name="T9"> </text:span></text:span>ac deinde similibus<text:line-break/>ad similia accedentibus fieri nutritionem, aut alterato jam<text:line-break/>alimento. Verum prius dogma, similarium videlicet par-<text:line-break/>tillllI, ipfe redarguisti tanquam non verum, alterum vero,<text:line-break/>quod alterationem proponit, ut verum constituisti. Non<text:line-break/>tamen ex omni in omne similiter transmutationes fieri,</text:p>
      <text:p text:style-name="P3">dicere licet. In id enim, qu<text:span text:style-name="Default_20_Paragraph_20_Font"><text:span text:style-name="T2">o</text:span></text:span>d naturae ejus, qu<text:span text:style-name="Default_20_Paragraph_20_Font"><text:span text:style-name="T2">o</text:span></text:span>d transmu-<text:line-break/>tatur, propinquius est, facilis transmutatio est, et ob id<text:line-break/>sanguini facillimum est carnem fieri, difficillimum vero<text:line-break/>membranae et nervo et venae et arteriae et tunicae.<text:line-break/>Primum igitur unumquodque eorum, quae nutriri debent,<text:line-break/>familiarem sibi ex sanguine trahit succum, quemadmodum<text:line-break/>Hippocrates sensit, et a nobis alibi fusius demonstratam.<text:line-break/>est, ..tum de his ipsis, tum quod aliud crassiore sanguine<text:line-break/>indiget, aliud tenuiore<text:span text:style-name="Default_20_Paragraph_20_Font"><text:span text:style-name="T2">s</text:span></text:span> aliud calidiore, aliud frigidiore,<text:line-break/>aliud pituitofiore, aliud magis atrabiliario ; fed et since-<text:line-break/>riore ac puriore quaedam opus habent, et rursus alia qui-<text:line-break/>dem puriore, alia vero <text:span text:style-name="Default_20_Paragraph_20_Font"><text:span text:style-name="T2">s</text:span></text:span>erosiore et qpam exactissime esa-<text:line-break/>borato; in quibusdam nihil refert, etiamsi non tale sit<text:line-break/>ip<text:span text:style-name="Default_20_Paragraph_20_Font"><text:span text:style-name="T2">s</text:span></text:span>um, quod nutriens futurum est. Caeterum post astra-<text:line-break/>ctionem familiaris succi in unamquanique particulam id<text:line-break/>quidem, quod attractam est, in multas partes dissolutum<text:line-break/>in modum vaporis his, quae ipfum attraxerunt, apponitur,<text:line-break/>ac diuturniori tempore transmutatur, nam et hoc istinc<text:line-break/>abunde est demonstratum. Deinde vero per longi tempo-</text:p>
      <text:p text:style-name="P3">ris moram id, quod hoc attraxit, sibi ipsi unit et assimi-<text:line-break/>laI. Nequaquam igitur unaquaeque primarum partium<text:line-break/>animalis a principio quidem ex semine nata esse videtur,<text:line-break/>aliud autem esse ipsarum ultimum et familiarissimum ali-<text:line-break/>mentum.</text:p>
      <text:h text:style-name="Heading_20_2" text:outline-level="2">Cap. XII. </text:h>
      <text:p text:style-name="P10">Quomodo igitur hoc generetur, facilli-<text:line-break/>mum fuerit nobis brevibus ostendere. Volo autem de-<text:line-break/>monstrationem sermoni apponere, quod huic praesenti<text:line-break/>tractationi familiarissimum existat. Quemadmodum igi-<text:line-break/>tur, quum de ust<text:span text:style-name="Default_20_Paragraph_20_Font"><text:span text:style-name="T2">i</text:span></text:span> et facultate feminis sermo esset, ab<text:line-break/>evidenter apparentibus incipientes et dicentes, in utero<text:line-break/>manere semen,, quando conceptarum est animal, inde<text:line-break/>conclusionem inferebamus, eodem modo (opinor) etiam<text:line-break/>nunc ab apparentibus in dissectionibus initium facere<text:line-break/>convenit. Apparent igitur arteria et vena in utrumque<text:line-break/>testem non recta yia, sicut in alia omnia, procedere, fed<text:line-break/>multiformiter ad pampinorum vitis aut hederarum simili-<text:line-break/>tudinem involvi. Unde sane puto etiam ipsis artis disse-</text:p>
      <text:p text:style-name="P3">candi corpora peritis in mentem venisse , ut aliqui quidem<text:line-break/>hederIformem, aliqui pampiniformem ipsarum naturam<text:line-break/>appellarent. lu mullis itaque ejusmodi circum volutio nibus,<text:line-break/>quas faciunt, priusquam ad testiculos perveniant, licet tibi .<text:line-break/>videre sanguinem paulatim albescentem, et ad finem, post-<text:line-break/>quam jam testem contingit vas ipsum, feminis .substantia<text:line-break/>in ipfo manifeste apparet. An vero esiam ex testium<text:line-break/>natura alterationem aliquam assumat, et alias impossibile<text:line-break/>sit ipsum perfici, in praesens considerare praetermittamus.<text:line-break/>Sequamur autem , si vis , primum Aristotelem , quod testes<text:line-break/>ad seminis generationem nihil conferunt: quare non pluri-..<text:line-break/>mum, fed totum seminalem humorem tum arteria, tum ve-<text:line-break/>na; operantur. Natura itaque est ipsis genitrix feminis, ve-<text:line-break/>rum ex sanguine ipsum generarunt per multum tempus in.<text:line-break/>eis commutato : hic enim est usus obvolutiouis. Asseratur<text:line-break/>autem utique sanguis transiens in femen. Omne veroalteraus<text:line-break/>in suam naturam ducit id, quod asseratur, quod sane etiam<text:line-break/>apparet, Album enim et crassem et viscosum est semen,</text:p>
      <text:p text:style-name="P3">aptum, ut arteriae et venae nutriat cc<text:span text:style-name="Default_20_Paragraph_20_Font"><text:span text:style-name="T2">i</text:span></text:span>rpus<text:span text:style-name="Default_20_Paragraph_20_Font"><text:span text:style-name="T2">J</text:span></text:span> Videtur porro<text:line-break/>etiam Aristoteles in his nobiscum sentire, quum inquit:<text:line-break/><text:span text:style-name="Default_20_Paragraph_20_Font"><text:span text:style-name="T2">Contrarium itaque his , quae veteres dicebant , dicendum<text:line-break/>est. Fili enim ab omni abier</text:span></text:span>i<text:span text:style-name="Default_20_Paragraph_20_Font"><text:span text:style-name="T2">s, nos vere ad omne ire a<text:line-break/>natura ceptum semen dicimus. </text:span></text:span>In eadem sententia haeret<text:line-break/>esiam, quum inquit, <text:span text:style-name="Default_20_Paragraph_20_Font"><text:span text:style-name="T2">Ctilis itaque recrementi pars aliqua<text:line-break/>est ipsum semen, util</text:span></text:span>l<text:span text:style-name="Default_20_Paragraph_20_Font"><text:span text:style-name="T2">imum autem est extremum, et<text:line-break/>ex quo fune unaquaeque pars generatur. </text:span></text:span>Unde, opinor,<text:line-break/>admirabitur adhuc amplius aliquis ipfum, in primo libro<text:line-break/>de generatione animalium in praescripto quidem sermone,<text:line-break/>in quo veteribus contradicit, conantem de feminis fub-<text:line-break/>stantia demonstrare., quod unaquaeque pars ex ipfo gene-<text:line-break/>retur, inferius autem ab ipsio quidem, non autem ex<text:line-break/>ipso generari tradentem, ex quo enim generatur, fangui-<text:line-break/>nem menstruum id esse.</text:p>
      <text:h text:style-name="Heading_20_2" text:outline-level="2">Cap. XIII. </text:h>
      <text:p text:style-name="P10">Fortassis igitur dixerit quapiam, magis<text:line-break/>dubium et obscurum nobis factum esse fermonemi Si<text:line-break/>enim arteriae et venae femen generare possunt , cur, am-</text:p>
      <text:p text:style-name="P3">putatis partibus ipfarum, non alias pro ipsis producunt?<text:line-break/>Duplex autem fuerit et ad hoc responsio: altera quidem,<text:line-break/>quod jam aliqui viderint venas in magnis ulceribus na-<text:line-break/>tas, quemadmodum et nos ipsi tum in alos quibusdam<text:line-break/>partibus, tum in capite fatis memorabiles et multas;<text:line-break/>altera vero, quam neque responsionem fortassis appellari<text:line-break/>aliquis permittet, fed vagum excurfum sive explicationem,<text:line-break/>si quis circa dictionem magis est studiosus; referam enim<text:line-break/>causam, ob quam non mullis visae sunt venae in ulceri-<text:line-break/>bus renatae , fed omnino paucissimis, arteriam vero et<text:line-break/>nervum nemo vidit, neque vel raro cuipiam regenerata.<text:line-break/>Haec quidem igitur paulo post dicemus, ut nihil desit fer-<text:line-break/>moni. His vero, quae ex Aristotele adduxi, prius finem<text:line-break/>imponere volo , nimirum quod testes ad feminis genera-<text:line-break/>tionem inutiles esse pronunciavit. Ut enim hoc sta sta-<text:line-break/>tuat, venae et arteriae generationem ipsius concedit, eis<text:line-break/>videlicet, quae in testes deferuntur. Non autem, quod his<text:line-break/>quidem natura insit generandi seminis, aliis vero non in-</text:p>
      <text:p text:style-name="P3">sit; verum si etiam in alio quopiam animalis loco arteria<text:line-break/>et venali mili ter essent involutae, etiam juxta illum ipsum<text:line-break/>hujusmodi humor appareret. Si itaque generant, etiam<text:line-break/>nutriuntur ab ipso; led nutritio et generatio nihil simile<text:line-break/>habent ad id, quod ita est exhaustum et consumptum, et<text:line-break/>pars fuit id, quod consumptum est, eorum, quae nutriuntur.<text:line-break/>Nutritio partes generat eorum, quae nutriuntur; fed non<text:line-break/>ex alia materia generatum est totum vas, ex alia nunc<text:line-break/>ipsius generantur partes. Manifestum igitur est, quod, si-<text:line-break/>quidem ex seminali humore nutritur, ex ejusmodi esiam<text:line-break/>in principio fuit generatum. Et ad Aristotelem quidem<text:line-break/>sufficit hic sermo. Repetamus autem, quod dicere distuli-<text:line-break/>mus, primum quidem, quod vena raro visa est regenerata,<text:line-break/>deinde, quod reliquorum nullum visum est. Vas namque,<text:line-break/>quod praeexistenti venae innutritur, (huic enim cohaeret,)<text:line-break/>non in omni corporis natura largam et copiosam mate-<text:line-break/>riam ad generationem habet. Si itaque neque caro prae-<text:line-break/>occupaverit in osculo praecisae venae orbiculatim ena-<text:line-break/>fcens, neque larga materia humoris destituetur, poterit</text:p>
      <text:p text:style-name="P3">utique regenerari. Oportet igitur simul robustissimam re-<text:line-break/>periri in praecisis venis facultatem: haec enim est opi-<text:line-break/>fex ejus , quae innascitur : simul autem et materiam fetui-<text:line-break/>nalem tantam, ut ne a praeoccupante carne, quae exere-<text:line-break/>fcere solet, osculum claudatur. Rarissime autem contingit<text:line-break/>ambo haec simul in unum concurrere. Si itaque in vena,<text:line-break/>quae simplicem et tenuem tunicam habet, rara est gene-<text:line-break/>rasio, nihil utique mirum est in arteria, quae sextuplam<text:line-break/>respectu venae crassitiem habet, non rarum, sied impossi-<text:line-break/>bile esse generari, propterea quod et tantae materiae prae-<text:line-break/>paratio impossibilis extet. Sic autem et singula alia,<text:line-break/>quae ex semine generationem habent, ob largae materiae<text:line-break/>penuriam rursus non nascuntur. Tantam enim nullibi<text:line-break/>acervatim contentum semen reperire licet , quantum<text:line-break/>unumquodque eorum, quae deperdita sunt, indiget ad ge-<text:line-break/>nerationem. Quin et quum per multum tempus c<text:span text:style-name="Default_20_Paragraph_20_Font"><text:span text:style-name="T2">o</text:span></text:span>acer-<text:line-break/>vari posset, a praeoccupante carne generatione impeditur.<text:line-break/>Verum juxta primam ex <text:span text:style-name="Default_20_Paragraph_20_Font"><text:span text:style-name="T2">s</text:span></text:span>emine generationem coacer-</text:p>
      <text:p text:style-name="P3">vatus adhuc est humor, ex quo vasa ipsa formantur. Opi-<text:line-break/><text:span text:style-name="Default_20_Paragraph_20_Font"><text:span text:style-name="T2">s</text:span></text:span>ex autem ipsius duplex est, tum facultas quae in ipfo<text:line-break/>femine est, tum quae in uteri vasis, quibus aliapfum esu<text:line-break/>In ulceribus namque ob largae materiae inopiam tantus<text:line-break/>opifex nobis otiofus erat, in generatione vero animalis<text:line-break/>in utero larga erat materia, et adest ipsi opifex^ alius,<text:line-break/>non fotum tangens materiam, fed et per totam ipfam<text:line-break/>perambulans. Nihil itaque mirum est prima naturae or-<text:line-break/>gana velociter in foetibus formari tum ob materiae co-<text:line-break/>piam simulque praestantiam, tum ob opificum ipsorum<text:line-break/>circa actionem efficaciam.</text:p>
      <text:h text:style-name="Heading_20_2" text:outline-level="2">Cap. XIV. </text:h>
      <text:p text:style-name="P10">Quando vero et de his jam demonstra-<text:line-break/>tum est, ad id quod restat ex dilatis progrediar. Ad<text:line-break/>Aristotelem equidem expeditissimus sermo fuit testes fe-<text:line-break/>minis generatione privantem. Si enim ilii non gene-<text:line-break/>rant ipsitm, manifestum est, quod arteria et vena. Verum<text:line-break/>non convenit Aristotelis ignorantiam pro refugio habere,<text:line-break/>et tantum dogma non demonstratum relinquere, ne forte</text:p>
      <text:p text:style-name="P3">adversarius quispiam exprobret nobis , quod simulemus qui-<text:line-break/>dem nos veritatem amare, arripiamus autem sermones<text:line-break/>magis, quam demonstremus. Non etenim, si Aristoteles<text:line-break/>ignoravit^ testium facultatem, ob id etiam nos convenit<text:line-break/>vasis pampiniformibus omnem permittere seminis genera-<text:line-break/>dionem. Atque ego <text:span text:style-name="Default_20_Paragraph_20_Font"><text:span text:style-name="T2">P</text:span></text:span>ane fatear, me pudore confundi, si<text:line-break/>ipsis omnem permitterem. Verum hoc quidem prompte.<text:line-break/>in Aristotelis gratiam arripui, ut ne mihi longior adver-<text:line-break/>SRS ipsimI <text:span text:style-name="Default_20_Paragraph_20_Font"><text:span text:style-name="T2">P</text:span></text:span>ermo extenderetur. Redeo autem rursus ad<text:line-break/>eos, qui putant, omne semen a testibus generari, ac pri-<text:line-break/>mum quidem interrogo: Quidnam tandem in vasis, quae<text:line-break/>ad ipsos deferuntur , superne apparet contentum , siquidem<text:line-break/>solorum testium opus est, Quemadmodum e<text:span text:style-name="Default_20_Paragraph_20_Font"><text:span text:style-name="T6">nim</text:span></text:span> in ventre<text:line-break/>ac intestinis sanguinem reperire non datur, propterea quod<text:line-break/>nihil in totum ad generationem ipsius conferunt, sic ne-<text:line-break/>que in. ipsis vasis semen fuerit; utpote nihil adiuvantibus<text:line-break/>^jus generationem. Sequitur autem, ut obvolutionis quaev<text:line-break/>ram usum. Possibile enim, opinor, erat -dicere, melius</text:p>
      <text:p text:style-name="P3">et facilius esse, ut vasta citra hujusmodi in ipsis materiam<text:line-break/>recta ad testiculos procederent, si mortuas et alterare<text:line-break/>nequeuntes vasorum tunicas statuunt, utpote quae mate-<text:line-break/>riam multo tempore in eis versatam alterare non possint,<text:line-break/>aut si concedunt quidem hoc et fecundum sui ipsorum<text:line-break/>naturam eas alterati<text:span text:style-name="Default_20_Paragraph_20_Font"><text:span text:style-name="T2">o</text:span></text:span>nem facere volunt: verum et hoc<text:line-break/>adhuc absurdius est et simile, velut si quis ignem frigi-<text:line-break/>dum esse dicat et calefacere. Nihil enim aliud est per-<text:line-break/>mutatio et alteratio fecundum qualitatem, quam assimila-<text:line-break/><text:span text:style-name="Default_20_Paragraph_20_Font"><text:span text:style-name="T2">i</text:span></text:span>tio patientis ad ipfum efficiens. Atqui si etiam hoc con-<text:line-break/>cedatur, craflum et viscosum ac album efficient id, quod<text:line-break/>asseratur, quod nihil aliud est, quam feminis ipsis deferre<text:line-break/>generationem. Atque hactenus quidem de his.</text:p>
      <text:h text:style-name="Heading_20_2" text:outline-level="2">Cap. XV. </text:h>
      <text:p text:style-name="P10">Jam vero alteram sermonis partem per-<text:line-break/>curramus, quandoquidem et medicis quibusdam visum<text:line-break/>est, testes nihil ad seminis generationem conferre, et<text:line-break/>plurimi sane esiam probabiles demonstrationes invenerunt;<text:line-break/>ac interrogantibus causam reddunt. Atqui n<text:span text:style-name="Default_20_Paragraph_20_Font"><text:span text:style-name="T2">o</text:span></text:span>n magis ipsis</text:p>
      <text:p text:style-name="P3">calefactis quam p erfri geratis causa vera contingat, si nihil<text:line-break/>conferunt ad^ feminis generationem. Veruta responsio-<text:line-break/>num aliquas Ariftoteles primum dixit, verbi gratia, quod<text:line-break/>testes ejusmodi usum seminalibus vasis exhibent, qualem<text:line-break/>lapides appensi circa rectas foeminarmn telas: trahentes<text:line-break/>enim ipsas deorsum augent reduplicationem ; quam isse<text:line-break/>ad hoc utilem existere dicit, ut seminalis recrementi mo-<text:line-break/>tus stabilior reddatur: ubi vero (ut ille inquit) abtati fiunt<text:line-break/>testes, vasa ipsa retrahuntur; at certe, quum perfrigerati<text:line-break/>funt vehementer, steriles et non<text:span text:style-name="Default_20_Paragraph_20_Font"><text:span text:style-name="T2">i</text:span></text:span> generantes reddunt,<text:line-break/>quamvis adhuc detrahe repossinL Cur igitur , tandem dicit<text:line-break/>etiam, quod seminalium vastorum perfrigeralio, non jPso<text:span text:style-name="Default_20_Paragraph_20_Font"><text:span text:style-name="T2">g<text:line-break/></text:span></text:span>rum testium, causa est sterilitatis? Cur igitur, ubi hi funt<text:line-break/>contusi, steriles faciunt? .quia etiam feminalia vasa (in-<text:line-break/>quit)i simul cum eis contunduntur. Cur, ubi funt in<text:line-break/>fcirrhum indurati? quod etiam ilia simul indura n fur. Et<text:line-break/>In totum, quodcunque tandem quis protulerit affectus <text:span text:style-name="Default_20_Paragraph_20_Font"><text:span text:style-name="T2">g</text:span></text:span>e-<text:line-break/>Mus, quod testium sterilitatem facit, ex illo etiam vasa<text:line-break/>feminalia participare aiL Praestiterit igitur fortassis al-</text:p>
      <text:p text:style-name="P3">ci usi rem repetere atque de feminalium organorum con-<text:line-break/>.fututione prius exacte transigere , citra quorum cognitio-<text:line-break/>nem neque intelligi queant, quae referentur. Arteria ita-<text:line-break/>que et vena a vasis circa spinam progredientes per ilia<text:line-break/>deorsum feruntur, donec perveniant ad epididymidem<text:line-break/>appeliatam. Est autem haec pars animalis juxta caput<text:line-break/>testiculi incumbens, ut et nomen demonstrat, et fistulae<text:line-break/>multae ex ipsia in testem perveniunt seminalis humoris<text:line-break/>plenae. Huic epididymidi et arteria et vena adnatae siunt<text:line-break/>circa paulo ante relatam obvoluti on em , et parvam quan-<text:line-break/>dam a fe ipsis distributionem ipsi exhibent, priusquam in<text:line-break/>teftem inferantur. At vero et seminalis meatus, quem<text:line-break/>aliqui varic<text:span text:style-name="Default_20_Paragraph_20_Font"><text:span text:style-name="T2">G</text:span></text:span>sum adstitem appellant, inde genituram hau-<text:line-break/>riens ad pudendi exortum subvehit. Et ob id puto etiam<text:line-break/>Herophilum existimasse , eum nihil adeo magnum coope-<text:line-break/>rari ad feminis generationem. Quousque enim intra illa<text:line-break/>sunt arteria et vena , simul cum aliis omnibus visceribus</text:p>
      <text:p text:style-name="P3">communi omnibus operculo peritonaeo appellato integun-<text:line-break/>tur; hinc vero peritonaeum utrinque memorabili forami-<text:line-break/>ne perforatum est, et meatus ab ipso fit maximus ad te-<text:line-break/>stes descendens. In hoc meatu et vastorum obvolutio ge-<text:line-break/>neratur, et vas seminale ex epididymide enascens ad ilia<text:line-break/>ascendit, contingens quidem juxta exortum ipfum testicu-<text:line-break/>lum, non tamen ex ipsa generationem habens. Jam vero<text:line-break/>rursus altius repetens et animum diligentius sermoni<text:line-break/>advertens juxta utrumque meatum velut. fistulam quan-<text:line-break/>dam arteriam cum vena descendentem reperias, as<text:span text:style-name="Default_20_Paragraph_20_Font"><text:span text:style-name="T2">G</text:span></text:span>en-<text:line-break/>dens vero seminale vas. lude vero rursum non amplius<text:line-break/>extra pubis ossa, sed per profundum et stupra ipsia in de-<text:line-break/>clive fertur, donec ad vesicae perveniat collum, cui con-<text:line-break/>tinenter cohaeret ipsum pudendum. Evidenter itaque<text:line-break/>manifestum est ei, qui dicta per dissectionem consideravit,<text:line-break/>quod vas seminale propterea, quod longissimum factum<text:line-break/>est, tantam viam circumcurrit; si enim extreme breve</text:p>
      <text:p text:style-name="P3">esset, ab epididymide recta ad colium vesicae perveniret;<text:line-break/>et sane, .si intra peritonaeum testiculi siti essent vasis fe-<text:line-break/>minalis dimidia pars perderetur; et arteriae itemque ve-<text:line-break/>nae obvolutio. Quo igitur haec fieret, et vas seminale<text:line-break/>augesceret, natura et peritonaei meatum secuit, et testes,<text:line-break/>infra locavit. Contingit enim ita sanguinem in vasis suo-<text:line-break/>rantem concoqui et in grumos cogi, et vas seminale<text:line-break/>longissimum fieri, quo amplius eiaculatur circa unam<text:line-break/>actionem semen, et ob hoc ipfum utique varicosius<text:line-break/>fecit ipsium juxta vesicae collum, unde sime et no-<text:line-break/>men ipsi inditum est varicosi adscitis. Si quis igitur<text:line-break/>haec viderit, admirabitur viros, quibus visium est, te-<text:line-break/>stes a natura ea gratia productos esse, ut feminalia<text:line-break/>organa deorlum traherent. Utrum enim volunt, num<text:line-break/>ut ea, quae obvolvi praestabat, recta proGedant, an ut<text:line-break/>adstes varicosus? Moror autem hic fortassis non necessario,<text:line-break/>quum maximum habeam testimonium ex animalibus., quae<text:line-break/>intra peritonaeum testiculos habent, quemadmodum sunt</text:p>
      <text:p text:style-name="P3"><text:span text:style-name="Default_20_Paragraph_20_Font"><text:span text:style-name="T1">et </text:span></text:span>aves. Non enim utique et his dixerit quispiam eos<text:line-break/><text:span text:style-name="Default_20_Paragraph_20_Font"><text:span text:style-name="T1">e </text:span></text:span>vasis feminalibus appensos esse, velut lapides stamini-<text:line-break/>bus telarum, utpote quum altius in ipsis sita sint femina-<text:line-break/>ria vasta. Fortassis igitur perturbat, quod paulo ante di-<text:line-break/>ctum est, quod vasis seminalis memorabilem longitudinem<text:line-break/>esse oporteat: videtur enim situs intra peritonaeum di-<text:line-break/>midiam ipsius partem abstulisse, eam nimirum <text:span text:style-name="Default_20_Paragraph_20_Font"><text:span text:style-name="T2">p</text:span></text:span> quae cum<text:line-break/>varicosis vasis ad testem deferebatur. Verum si didiceris,<text:line-break/>haec animalia tum testes habere septum.trans versum con-<text:line-break/>tingentes, tum seminales meatus amplissimos, in promptu<text:line-break/>est solutio haesitationis; nam intervaHum, quod a septo<text:line-break/>transverso interjacet , magnum est et locus calidus.<text:line-break/>Quare, quantum ex longa valorum obvolutione et ex sie-<text:line-break/>minalinm meatuum longitudine seminis copia in nobis<text:line-break/>augescit, tantum in illis ex meatuum amplitudine et te-<text:line-break/>sticulorum situ. Seminales enim meatus tanto plus post-<text:line-break/>.sistent amplitudinis , quantum longitudine destituuntur.<text:line-break/>Situs vero testium in alto factas propter distantiam va-</text:p>
      <text:p text:style-name="P3">sis seminalis memorabilem longitudinem praebuit, pro-<text:line-break/>pter viscerum vero calidissimum m vicinitatem non p a-<text:line-break/>rum ad generationis velocitatem femini contulit. Sed<text:line-break/>haec quidem ex abundantia. Caeterum illorum <text:span text:style-name="Default_20_Paragraph_20_Font"><text:span text:style-name="T2">s</text:span></text:span>ermo<text:line-break/>l Ifficienter redargutus est, <text:span text:style-name="Default_20_Paragraph_20_Font"><text:span text:style-name="T2">s</text:span></text:span>olo situ testium convictus non<text:line-break/>minus quam per ea, quae antea dixi. Redargui autem<text:line-break/>possit vel. maxime etiam per haec. Oportet .enim jam nos<text:line-break/>commemorare, quod omnes fere tum medici tum natura-<text:line-break/>les philosophi de ufu et facultate testium ignorantes ne-<text:line-break/>gligunt, quod in his, quibus lu execti funt citra epidi-<text:line-break/>dymidis contactum, nihil patitur vas feminarium. De-<text:line-break/>perit autem animalibus non solum seminis emissio, (refu-<text:line-break/>gium enim erat hoc his , qui rebus venereis abstinere vo-<text:line-break/>lunt,) sed et virilitas et (ut ita dicam) mascula natura.<text:line-break/>Sic vero etiam, si animalis foeminae testiculos excludas,<text:line-break/>neque libidine concitatur unquam tale animal, neque<text:line-break/>marem admittit venereae communionis gratia, perdit-<text:line-break/>que (si ita dicere licet) foemineam naturam. , ltaque</text:p>
      <text:p text:style-name="P2">foemin.as fues apud nos castrant, non fotum in Asia, sed<text:line-break/>etiam in gentibus supra Asiam silis usque ad Cappado-<text:line-break/>ciam, atque fiunt omnes eunuchis ac castratis masculis<text:line-break/>similes, uberius alimentum accipientes et pingues, sua-<text:line-break/>vioremque carnem reliquis foeminis habent, quemadmo-<text:line-break/>dum et mares maribus. Non tamen similiter periculo<text:line-break/>vacans ablati<text:span text:style-name="Default_20_Paragraph_20_Font"><text:span text:style-name="T2">o</text:span></text:span> testium foeminarum esta propter locum, in<text:line-break/>quo funt sili. Lateribus enim uteri ab utraque parte sinor<text:line-break/>guli adjacent, arteriam quidem et venam, velut lu qui<text:line-break/>in masculis sunt, pampiniformiter sibi ipsis inserta acci-<text:line-break/>pientes, vas vero seminale ad utrumque cornu finiens.<text:line-break/>Necessarium igitur est utrumque latus diffindere, si quis<text:line-break/>excindere velit, atque in hoc Pane majus periculum est,<text:line-break/>quam in maribus. Hanc igitur, quae tanta est in testi cu-<text:line-break/>lis, facultatem haud fcio quomodo omnes neglexerint,<text:line-break/>et an conferant aut non conferant femini, quaerunt.<text:line-break/>Deinde alii quidem extreme erraVerunt, ut et hoc ab<text:line-break/>vspsis. abstulerint:. quidam vero generari quidem ab ipsis</text:p>
      <text:p text:style-name="P3">femen dixerunt, quid vero accidat omni animali, ob<text:line-break/>quod frigidius et debilius redditur castratum, quaerere<text:line-break/>.reliquerunt. Verum si feminis emissio sela et nihil aliud<text:line-break/>testibus ablatis deperit, propterea quod simul divellitur<text:line-break/>(ut illi inquiunt) vas seminale, unum utique solum obo-<text:line-break/>reretur ex sectione ipsarum detrimentum, nimirum pue-<text:line-break/>ros generare non posse. Tanquam igitur puerorum n<text:span text:style-name="Default_20_Paragraph_20_Font"><text:span text:style-name="T2">u</text:span></text:span>lla<text:line-break/>cura sit, sied sive athleta certamina magis suscipere sta-<text:line-break/>deat, sive aliquid aliud hujusmodi exercitium obeat, huic<text:line-break/>sane caste vivere bonum esse novimus, atque quum hoc<text:line-break/>non adsit ipsi ex testium sectione , opportuuum utique no-<text:line-break/>bis fuerit eorum, qui Olympia exercent, testiculos exsiccare,<text:line-break/>ut qui non solum puerorum generationis curam nullam<text:line-break/>habeant, <text:span text:style-name="Default_20_Paragraph_20_Font"><text:span text:style-name="T2">s</text:span></text:span>ed et omnein quancunque aliam corporis par-<text:line-break/>tem prompte victoriae gratia projecturi sint. Verum<text:line-break/>flectio non tuta est adeo , utpote quae simul cum testibus<text:line-break/>robur totius corporis excludat, aut si non cum testibus<text:line-break/>robur, sed cum seminariis meatibus, ut fortassis illorum</text:p>
      <text:p text:style-name="P3">aliquis dixerit, considerare et hoc oportebat secundum<text:line-break/>quem modum fiat, et quidem quum neuter horum excin-<text:line-break/>datur, fied Totum a testibus diveliantur. Quare rasioni<text:line-break/>consentaneum est, non propter manentem adhuc et serva-<text:line-break/>tam, fe d propter penitus perditam ex animali partem<text:line-break/>virilitatem et robur perire. ltaque videntur tibi, quem-<text:line-break/>admodum lapides telis; sic testes seminariis vasis appositi<text:line-break/>esse?^ Sed nunquid prope ad ustum ipsius cordis accedere?<text:line-break/>Persuigerantur itaque, qui ipsius perdiderunt, nimirum al-<text:line-break/>ter o insiti caloris principio privati, et concidit ipsis om-<text:line-break/>ne robur, tanquam qui jam senes facti essent, neque<text:line-break/>ampla est vena, neque floridus fanguis, et arteriae parum<text:line-break/>et debiliter pulsant, velut senibus. Quare et roboris<text:line-break/>principium sunt animalibus; et mullum calorem irrigant<text:line-break/>ac affundunt toti corpori, et ob id ipsis privati depiles<text:line-break/>non circa mentum solum, sad circa universum corpus<text:line-break/>fiunt al parvasque, ut dictum est, venas habent, quemad-<text:line-break/>modum mulieres, neque rem veneream appetunt,. ut qui</text:p>
      <text:p text:style-name="P3">aliud quiddam magis quam animal existant. Quare hac<text:line-break/>parte testes etiam ipso corde praestantiores fiunt, nempe<text:line-break/>qui ultra hoc,, quod calorem .ac robur animalibus exhi-<text:line-break/>bent, amplius etiam generi. conservando praesunt. His<text:line-break/>igitur et tantispraeteritis et neglectis, philosophi et me-<text:line-break/>dici, qui ante me fuerunt, de parvis ac vilibus .litigant,<text:line-break/>quaerentes, an testes ast feminis .generationem confe-<text:line-break/>rant. Nos itaque rursus repetito de ipsis sermone dica-<text:line-break/>mus; quod supra ea, quae jam relata sunt, esiam adhuc<text:line-break/>illa non modica signa sunt, quod per ipsius testas totum<text:line-break/>corpus . asseretur. Non solum enim suavior est .caro ca-<text:line-break/>stratarum victimarum, insiIavior autem non. . sectarum,<text:line-break/>sed et qualitas ipsa carnium simile quiddam testiculorum<text:line-break/>qualitati habet, graue et virosum, ut ita dicam, usque<text:line-break/>etiam ad similitudinem odoris. ltaque alios quosdam<text:line-break/>haec ignorasse nihil mirum est; Arist<text:span text:style-name="Default_20_Paragraph_20_Font"><text:span text:style-name="T2">a</text:span></text:span> telem vero minime<text:line-break/>conveniebat, qui ipse adeo nobis saepe dixit, quod par-<text:line-break/>vae partes maximarum alterationum toti corpori caulae</text:p>
      <text:p text:style-name="P3">existant. Hoc enim ilium folttm apponere conveniebat,<text:line-break/>siquidem abtata aliqua parte totum animal asseratur, cau-<text:line-break/>fa alteratio nis est ipsa pars, non utique ejusdem <text:s/>tum ab<text:line-break/>animali ablata, tum praestans: sed, si quidem ablata. persci-<text:line-break/>gerat, prae<text:span text:style-name="Default_20_Paragraph_20_Font"><text:span text:style-name="T2">i</text:span></text:span>ens utique calfaciebat; si vero debile reddit,<text:line-break/>roboris utique principium erasi Eodem autem modo , si ab-<text:line-break/>fecta appetentiam coeundi aufert, ex issa <text:span text:style-name="Default_20_Paragraph_20_Font"><text:span text:style-name="T2">s</text:span></text:span>ane generis fuc-<text:line-break/>cessio animalibus contingebat. Hoc quidem tertium neque<text:line-break/>cor ipsum exhibere potest; quare illud quidem vivendi S<text:span text:style-name="Default_20_Paragraph_20_Font"><text:span text:style-name="T2">G-<text:line-break/></text:span></text:span>lum ,. testes vero bene vivendi fuerint principium. Quan-<text:line-break/>to autem melius est bene vivere, quam simpliciter et fo-<text:line-break/>lum vivere, tanto funt in animalibus testes corde prae-<text:line-break/>stantiores. Iustum igitur erat ipfos lapidibus assimilare,<text:line-break/>qui filis dependent inter texendum, et qui fota gravitate<text:line-break/>utiles existunt? Quae igitur existit causa, ob quam execti<text:line-break/>simul totum animalis robur rescindunt? Oportebat equi-<text:line-break/>dem maximum quoddam problema Aristo talem fecisse in<text:line-break/>primo de animalium generatione, ubi usum eorum expo-</text:p>
      <text:p text:style-name="P3">nens propter conservandam feminalium vasorum redit-<text:line-break/>plicationem testas a natura productos tradit. Exiguum<text:line-break/>enim hoc est; at vero omnis animalium roboris princi-<text:line-break/>pium in ipsis apparet, atque hoc erat vel maxime ne-<text:line-break/>cessarium sciscitari inter ea, quae de testiculorum usu<text:line-break/>investigantur. Verum quum id ipsis omiserit, atque ejus<text:line-break/>in primo nuHam fecerit mentionem, in quinto praeter<text:line-break/>Institutum, quando de voce acuta et gravi fermonem fa-<text:line-break/>cit, ostendere conatur, quomodo testibus exectis debi-<text:line-break/>lius circa actiones ipfum <text:span text:style-name="Default_20_Paragraph_20_Font"><text:span text:style-name="T2">c</text:span></text:span>or reddatur. Habet autem<text:line-break/>sermo ejus hoc modo : O<text:span text:style-name="Default_20_Paragraph_20_Font"><text:span text:style-name="T2">mnia autem execta in mulier</text:span></text:span>e-<text:line-break/><text:span text:style-name="Default_20_Paragraph_20_Font"><text:span text:style-name="T2">sitatem mutantur , et propter remissi</text:span></text:span>o<text:span text:style-name="Default_20_Paragraph_20_Font"><text:span text:style-name="T2">nem nervost roboris<text:line-break/>in principi</text:span></text:span>o <text:span text:style-name="Default_20_Paragraph_20_Font"><text:span text:style-name="T2">similem foeminis vocem. edunt. Remiefio<text:line-break/>autem similiter sit , velut st quis demessam chordam deor-<text:line-break/>sam extentam faceret per ponderis alictejus appepsio-<text:line-break/>nem, quemadmodum quae telas texunt sin</text:span></text:span>c<text:span text:style-name="Default_20_Paragraph_20_Font"><text:span text:style-name="T2">ere solent;<text:line-break/>nam et hae deo</text:span></text:span>r<text:span text:style-name="Default_20_Paragraph_20_Font"><text:span text:style-name="T2">sum staminibus dem</text:span></text:span>t<text:span text:style-name="Default_20_Paragraph_20_Font"><text:span text:style-name="T2">is p</text:span></text:span>o<text:span text:style-name="Default_20_Paragraph_20_Font"><text:span text:style-name="T2">nderosos ld-<text:line-break/>pides appendunt. Sic enim et testiculorum natura ap-</text:span></text:span></text:p>
      <text:p text:style-name="P3"><text:span text:style-name="Default_20_Paragraph_20_Font"><text:span text:style-name="T2">pensu est ad seminarius meatus, hi vero ex vena, cuius<text:line-break/>principium est in corde. </text:span></text:span>Hic quidem est Aristotelis fer-<text:line-break/>mo. Attendamus autem ipsi jam dicto capitulo circa<text:line-break/>finem, quod totam praedicti sermonis fummam compen-<text:line-break/>dio comprehendit. Ob id enim, inquit, in castrationi-<text:line-break/>bus animalia ad debilitatem transmutantur, quoniam cor-<text:line-break/>dis, ex quo firmitas et vigor corpori accedit, exoluti<text:span text:style-name="Default_20_Paragraph_20_Font"><text:span text:style-name="T2">o-<text:line-break/></text:span></text:span>nem [et remissionem fieri contingit, ablatis ponderibus,<text:line-break/>quae deorfum extendebant; tanquam <text:span text:style-name="Default_20_Paragraph_20_Font"><text:span text:style-name="T2">s</text:span></text:span>ane cor ipsum non<text:line-break/>ex proprio temperamento et natura robur habeat,^ fed^<text:line-break/>ex testium deorsum tractione ad lapidum quorundam<text:line-break/>similitudinem appensorum. Verum etiamsi non ex pro-<text:line-break/>pria natura cor tale robur habeat, ac illis partibus trans-<text:line-break/>mittat, utpote quod principium existat, et aliquo altero<text:line-break/>extrinfeco auxilio ad hoc opus habeat, pro testrbus uti-<text:line-break/>qne <text:span text:style-name="Default_20_Paragraph_20_Font"><text:span text:style-name="T2">s</text:span></text:span>excenta alia auxilia habet, quae deficere non post-<text:line-break/>sunt, donec animal supersit. Ex quibus unum eviden-<text:line-break/>tissimum et potentissimum referam ipsi cor deorsum ex-</text:p>
      <text:p text:style-name="P3">tendere volenti. Quum enim arteria aorta ad spinam<text:line-break/><text:span text:style-name="Default_20_Paragraph_20_Font"><text:span text:style-name="T2">a</text:span></text:span>dv<text:span text:style-name="Default_20_Paragraph_20_Font"><text:span text:style-name="T2">e</text:span></text:span>ni<text:span text:style-name="Default_20_Paragraph_20_Font"><text:span text:style-name="T2">a</text:span></text:span>t, qui<text:span text:style-name="Default_20_Paragraph_20_Font"><text:span text:style-name="T2">i</text:span></text:span>t adeo difficile <text:span text:style-name="Default_20_Paragraph_20_Font"><text:span text:style-name="T2">A</text:span></text:span>uerat<text:span text:style-name="Default_20_Paragraph_20_Font"><text:span text:style-name="T2">g</text:span></text:span> naturae ip<text:span text:style-name="Default_20_Paragraph_20_Font"><text:span text:style-name="T2">s</text:span></text:span>um vas<text:line-break/>istic fortibus. vinculis alligare, per qrtae retracta et vio-<text:line-break/>lenter tenta secum totum cor traheret? Neque impossibile<text:line-break/>erat etiam arteriae partem, quae ad .clavi culam. fur<text:span text:style-name="Default_20_Paragraph_20_Font"><text:span text:style-name="T2">i</text:span></text:span>um<text:line-break/>fertur, istic, affigere, nihil enim refert, quod ad, chordae<text:line-break/>tensionem attinet, cujus etiam Ilie, ipfe meminit, in<text:line-break/>quamcunque tandem partem, sive furium, sive deorsum,<text:line-break/>ipsius distentio fiat. Et ut verum fateamur, ex ambabus<text:line-break/>partibus tendere oportebat et hoc, non sursum ac deor-<text:line-break/>fum folum, quae inter fe opposita sunt, sed et utrinque<text:line-break/>ex lateribus, aut ante et retro, aut etiam fecundum<text:line-break/>obliquam quamcunque tandem oppositionem. Siquidem<text:line-break/>-igitur non <text:span text:style-name="Default_20_Paragraph_20_Font"><text:span text:style-name="T2">s</text:span></text:span>ufficiebat cordi propria ^natura ad robur, sed<text:line-break/>oportebat ip<text:span text:style-name="Default_20_Paragraph_20_Font"><text:span text:style-name="T2">s</text:span></text:span>um; velut chordam aut stamen, acquisiti tiam<text:line-break/>assumere tensionem,, promptum era<text:span text:style-name="Default_20_Paragraph_20_Font"><text:span text:style-name="T2">t</text:span></text:span>,, opinor, naturae., hoc<text:line-break/>ipsum per praedictas, arterias facere, .et per venas, ac<text:line-break/>nervos, et membranas, nun minus quam per arterias, ex<text:line-break/>quibus nullum ade<text:span text:style-name="Default_20_Paragraph_20_Font"><text:span text:style-name="T2">o</text:span></text:span> prompte ah .spfa auferri possit, quem-</text:p>
      <text:p text:style-name="P3">admodum testes.- Sed enim quanti fiunt hi ponderis tan-<text:line-break/>dem? quomodo vero pervenerit^ tandem ad cor tensio,<text:line-break/>quae per eos contingit? tametsi enim non contingeret<text:line-break/>interim plures flexuras esse vasorum ex corde ad testes<text:line-break/>procedentium, tamen forinsecus prius poni eos oportebat,<text:line-break/>quo ad ip<text:span text:style-name="Default_20_Paragraph_20_Font"><text:span text:style-name="T2">s</text:span></text:span>um tensio perveniat. Quin et vastorum varico-<text:line-break/>lorum ob volutiones operae prelium erat Arista telem consi-<text:line-break/>derare, et rem ipfam extrinsecus apparentibus prius ex-<text:line-break/>periri<text:span text:style-name="Default_20_Paragraph_20_Font"><text:span text:style-name="T2">j</text:span></text:span> siquidem ratione apprehendere ipsam non poterat.<text:line-break/>In quorum enim medio ob volusio quaedam extat, impof-<text:line-break/>libite est ex altero ad alterum tensionem pervenire prius<text:line-break/>quam ob volutio in rectum dirigatur. Tanta est autem<text:line-break/>ante testes in volusio vasorum, ut, siquidem recta dirige-<text:line-break/>rentur p usque ad media femora pervenire possint, atque<text:line-break/>ita nulli alii hominum robur inesse oportebat, fed solis<text:line-break/>illis:, quibus testas multum laxi aut omnino debiles exi-<text:line-break/>siuut. Et ob id senescentibus et debilibus hoc vitium con-<text:line-break/>Tingit ; <text:span text:style-name="Default_20_Paragraph_20_Font"><text:span text:style-name="T2">t</text:span></text:span> iuvenibus vero et robustis nunquam in tantum</text:p>
      <text:p text:style-name="P3">testi<text:span text:style-name="Default_20_Paragraph_20_Font"><text:span text:style-name="T2">c</text:span></text:span>uli laxati sunt. Quid porro in animalibus dixerimus,<text:line-break/>quorum testes substricti sunt et non pensiles, quemadmo-<text:line-break/>dum ex staminibus lapides? veluti in quadrupedum ge-<text:line-break/>nere sitibus, in volucrium genere non uni saltem, aut<text:line-break/>duabus, sted omnibus intra peritonaeum prope septum<text:line-break/>transversum in spina firmati fiunt, et tamen etiam horum<text:line-break/>animalium castratio infirm<text:span text:style-name="Default_20_Paragraph_20_Font"><text:span text:style-name="T2">u</text:span></text:span>m reddit totum corpus. Si<text:line-break/>vero esiam a firmatis [partibus cor ipsum deorsum trahi<text:line-break/>dicemus, opportunum utique fuerit et renes ipsum detra-<text:line-break/>here multo magis quam testes, itemque splenem, et<text:line-break/>ventrem, et quodcunque hujusmodi. Procedunt enim in<text:line-break/>omnia venae et arteriae, ultra hoc quod etiam ipsta vi-<text:line-break/>ciniora sint cordi, atque hoc citra intervenientem invo-<text:line-break/>lutionem , cujus etiam ipsius haud fici<text:span text:style-name="Default_20_Paragraph_20_Font"><text:span text:style-name="T2">a</text:span></text:span> quomodo ustum non<text:line-break/>intellexit, ex ipsa pendere existimans testes, velut a sta-<text:line-break/>minibus lapides; maxime enim contraria sunt obvolvi<text:line-break/>et deorsiun tendi. Qu<text:span text:style-name="Default_20_Paragraph_20_Font"><text:span text:style-name="T2">o</text:span></text:span>modo igitur in eundem locum<text:line-break/>ambo congregavit natura, et utrumque vas tum inter fe</text:p>
      <text:p text:style-name="P3">mutuo, tum per se seorsim, et varicosum fecit, et con-<text:line-break/>duplicavit? Si enim utilis est obvolutio vasorum, non<text:line-break/>solum inutile, sed et nocens ipsi fuerit testiculorum pon-<text:line-break/>dus; si vero hoc utile erat, cor male deorsum intendere.<text:line-break/>Verum his concessis ipsi, aliisque ejusmodi s<text:span text:style-name="Default_20_Paragraph_20_Font"><text:span text:style-name="T2">e</text:span></text:span>xcentis,<text:line-break/>unius Visceris , quod revera cor deorsum intendere potest,<text:line-break/>mentionem faciemus. Siquidem enim omnino non ex<text:line-break/>propria natura eor robur habet, fed ex acquisita et prae-<text:line-break/>ter naturam tensione ipsum accipere oportebat, nihil fa-<text:line-break/>ne opus erat parvum adeo corpus, ipfum videlicet testem,<text:line-break/>ex tam longo intervallo ex ipso annectere et id per vasa<text:line-break/>adeo longa, atque ad id involuta esiam, quum hepar ha-<text:line-break/>beat magnitudine mdlis consimili, et propinquissime situm,<text:line-break/>et per maximam omnium in toto corpore venam anne-<text:line-break/>xum, recta a corde, citra obvolutionem et flexum tensam.<text:line-break/>Abscedentes igitur jam ab his, quae evidenter ex disseclio-<text:line-break/>nibus apparent, Aristotelem ipsum ut virum naturae do-<text:line-break/>ctum propriarum opinionum commonefaciamus, qui sta-<text:line-break/>per quidem aut insitum calorem, aut Insitum spiritum , aut</text:p>
      <text:p text:style-name="P3">etiam bonum temperamentum, sanitatis ac roboris par-<text:line-break/>tium cau<text:span text:style-name="Default_20_Paragraph_20_Font"><text:span text:style-name="T2">i</text:span></text:span>am facit. In praescripto vero sermone stolam<text:line-break/>quae ex appensis contingit tensionem, quam sane esse<text:line-break/>violentam et praeter naturam, quando cuipiam forinsecu<text:span text:style-name="Default_20_Paragraph_20_Font"><text:span text:style-name="T2">s<text:line-break/></text:span></text:span>contingit, esiam in chordis, quas ipsis proposuit, videre<text:line-break/>licet. Rumpuntur itaque, si paulo ampliori tempore ten-<text:line-break/>fae asserventur, et ob id relaxant ipsas citharistae lyras<text:line-break/>et citharas rep<text:span text:style-name="Default_20_Paragraph_20_Font"><text:span text:style-name="T2">o</text:span></text:span>nentes, ubi jam ab opera cessant. Nequa-<text:line-break/>quam igitur ob id, quod psallentibus earum tensio uti-<text:line-break/>lis est , existtmo naturaliter id chordis accidere ; neque<text:line-break/>enim nostris usibus metiendum est id, quod in unaquaqua<text:line-break/>re est secundum naturam. Sic namque etiam victimis,<text:line-break/>quae mactantur, mors secundum naturam erit, utpote<text:line-break/>quae utiles nobis futurae snnI. Atqui, etiamsi chordis s<text:span text:style-name="Default_20_Paragraph_20_Font"><text:span text:style-name="T2">e-<text:line-break/></text:span></text:span>eundum naturam necessaria tensio erat, ob id utique non<text:line-break/>etiam cordi. Vbi enim ex inductione demonstrationem<text:line-break/>scien li sicam non <text:span text:style-name="Default_20_Paragraph_20_Font"><text:span text:style-name="T2">c</text:span></text:span>onstituimus, nullatenus <text:span text:style-name="Default_20_Paragraph_20_Font"><text:span text:style-name="T1">ex exemplo<text:line-break/></text:span></text:span><text:span text:style-name="Default_20_Paragraph_20_Font"><text:span text:style-name="T2">e</text:span></text:span>onstituetimus.</text:p>
      <text:h text:style-name="P9" text:outline-level="2">Cap. XVI. </text:h>
      <text:p text:style-name="P10">Immoror autem diutius fortassis opi-<text:line-break/>nionem palam vitiosam redarguendo, ut quae nullum adeo<text:line-break/>idiotam lateat. Unde optarim fane, si fieri posset, ut nihil<text:line-break/>tale unquam ab Aristotele dictum esset, fed omnino, quem...<text:line-break/>admodum alii omnes, siluisset, et problema de castratis<text:line-break/>penitus intactum reliquisset, ob quid videlicet in testium<text:line-break/>exectionibus totum corpus effeminetur. Inquiramus igi-<text:line-break/>tur nos argumentis utentes demonstratis et palam appa-<text:line-break/>rentibus in dissectionibus. Arteria enim et vena, quae in<text:line-break/>caput testiculi fe inferunt, seminalem humorem continere<text:line-break/>jam apparent, atque ipfe testiculus totus .hujusmodi hu-<text:line-break/>more plenus est, et qui etiam in epididymide contentas<text:line-break/>est, ex hoc transfumptus .est ad ipsam, quemadmodum ex<text:line-break/>hac rursus in vas seminale, cujus partem ad colem ver-<text:line-break/>gentem Herophilus astitem varicofum appellavit, qui qui-<text:line-break/>dem et ipfe delinquit in eo, quod vasi seminali plus<text:line-break/>quam testibus defert feminis generationis, non tamen simi-<text:line-break/>liter ut ArIstoteles fassi tur, qui lapidibus ex flaminibus</text:p>
      <text:p text:style-name="P3">telarum appensis testiculos assimilat. Ne itaque prolongo^<text:line-break/>mus sermonem, fed ex eis , quae manifeste apparent , con-<text:line-break/>cludamus , assumptis etiam quibusdam a nobis alibi de-,<text:line-break/>monstratis, atque ab ipfo adeo Arrstotele confessis. Una<text:span text:style-name="Default_20_Paragraph_20_Font"><text:span text:style-name="T2">A<text:line-break/></text:span></text:span>quaeque animalis pars humorem ad fe loco alimenti in-<text:line-break/>fluentem in fui ipsius naturam permutat^ Est autem uni-<text:line-break/>cuique par siculae hoc esse, quod videlicet est non fecun-<text:span text:style-name="Default_20_Paragraph_20_Font"><text:span text:style-name="T2">t<text:line-break/></text:span></text:span>dum humorum qui ipsi insunt naturam, fed fecundum<text:line-break/><text:span text:style-name="Default_20_Paragraph_20_Font"><text:span text:style-name="T2">s</text:span></text:span>olidorum corporum substantiam si a quibus esiam conten-i<text:line-break/>tis jam humoribus alteratio. contingit. Verum, siquidem<text:line-break/>hoc ita habet, continetur autem in testibus seminarius<text:line-break/>humor, ab hujusmodi utique corpus ipsorum nutritur:-<text:line-break/>unaquaeque autem pars sibi familiarissimum operatur. ali- i<text:line-break/>mentum; quare testes femen operantur. Demonstratum<text:line-break/>porro est, et arterias et venas femen operari ;. verum hae<text:line-break/>quidem paucum in multo tempore , <text:span text:style-name="Default_20_Paragraph_20_Font"><text:span text:style-name="T2">r</text:span></text:span> testes verol nons.fo-.<text:line-break/>lum multum,^ atque id brevi tempore, fed et exacte<text:line-break/>elaboratum^ sincerissima enim exacte est ipsis feminis</text:p>
      <text:p text:style-name="P3">qualitas et propterea celerrime omnes animalis partes<text:line-break/>ejus participes faciunt. Neque id mirum est, siquidem<text:line-break/>sane , etiamsi quia Medicum aut Cyrenaicum fac-<text:line-break/>cum modicum exhibeat, tum per urinas, tum per su-<text:line-break/>dures aliquantulum ea qualitas apparet, quemadmodum<text:line-break/>etiam, opinor, si quis rutam, aut allium, aut consimil<text:span text:style-name="Default_20_Paragraph_20_Font"><text:span text:style-name="T2">e<text:line-break/></text:span></text:span>quippiam offerat; fortes enim facultates in suam naturam<text:line-break/>totum corpus atterant. Iuxta eandem denique rationem<text:line-break/>minutissimus liquor ex his, quae venenosa appellantur,<text:line-break/>animalis corpon iliapsus totum corpus brevissimo tem-<text:line-break/>p<text:span text:style-name="Default_20_Paragraph_20_Font"><text:span text:style-name="T2">a</text:span></text:span>re transmutat, ac <text:span text:style-name="Default_20_Paragraph_20_Font"><text:span text:style-name="T2">i</text:span></text:span>uae naturae simile reddit. Quin<text:line-break/>et sanatio per alexipharmaca contingit , quae simili^<text:line-break/>ter totum corpus atterant alteratione venenosis con-<text:line-break/>traria, non substantia ipsarum in totum animalis cor-<text:line-break/>pus penetrante. Neque enim possibile est modicum<text:line-break/>adeo liquorem paucrssimo tempore corporis molem ali-<text:line-break/>quando maximam explere , sed qualitatis distributione<text:line-break/>facta. Qualia distributio etiam forinsecus videtur ex<text:line-break/>sple<text:span text:style-name="Default_20_Paragraph_20_Font"><text:span text:style-name="T2">n</text:span></text:span>dore soli<text:span text:style-name="Default_20_Paragraph_20_Font"><text:span text:style-name="T2">s</text:span></text:span> in ambientem aerem contingere, intra</text:p>
      <text:p text:style-name="P3">nos autem ex corde in arterias, ex cerebro in nervos,<text:line-break/>Quid igitur mirum est etiam ex testibus in totum corpus<text:line-break/>facultatem quandam distribui? qualis nervis quidem <text:span text:style-name="Default_20_Paragraph_20_Font"><text:span text:style-name="T2">s</text:span></text:span>en-<text:line-break/>sus et motus ex cerebro, arteriis vero pulsandi facultas<text:line-break/>ex corde. Atque ea quidem facultas in maribus roboris<text:line-break/>et virilitatis , in foeminis vero foeminei sexus causa<text:line-break/>existit, et ob id animal foemina, testibus exectis, castrato<text:line-break/>masculo assimilatur. Reliquae enim omnes partes easdem<text:line-break/>facultates in utrisque habent; quod vero in alterutro<text:line-break/>praecipuum erat, et ob quod alterum ex eis mas extabat,<text:line-break/>alterum foemina, hoc ipsum ubi perdiderunt, quod rein<text:line-break/>quum est, utrumque similiter habet, tanquam si a princi-<text:line-break/>pio neque mas neque foemina generali essent, sed ter-<text:line-break/>tium quoddam, ab utrisque diversum et neutrum illorum.<text:line-break/>Rursus igitur in memoriam revocemus ea, quae saepe de-<text:line-break/>monstravimus, nimirum quod unaquaeque pars familia-<text:line-break/><text:span text:style-name="Default_20_Paragraph_20_Font"><text:span text:style-name="T2">e</text:span></text:span>em sibi humorem ex venis trahit usque ad recremen-<text:line-break/>ta etiam. Si<text:span text:style-name="Default_20_Paragraph_20_Font"><text:span text:style-name="T2">s</text:span></text:span> ostendebantur et rene<text:span text:style-name="Default_20_Paragraph_20_Font"><text:span text:style-name="T2">s</text:span></text:span> urinam attrahe^-</text:p>
      <text:p text:style-name="P3">tes, et vesica bilis susceptrix bilem trahens. Trahunt<text:line-break/>igitur esiam testes feminarium humorem, quem prae-<text:line-break/>rant ipsis vasorum iuvo lusiones , deinde accepto fructu<text:line-break/>qualitatis ex ipso, et vicissim de sua ipsorum qualitate<text:line-break/>per hoc tempus functus impertito eique communicato,<text:line-break/>paulo post quod superfluum est in meatus seminario s<text:line-break/>deponunt,. lu vero in coitu foras excernunt. Si vero<text:line-break/>aliquis immodestius venere utatur, testes semen sue-<text:line-break/>quentius ex vastorum involutione trahentes , perfecte<text:line-break/>ipfa evacuant, et si refeces hujusmodi animal, non<text:line-break/>reperies in ipso feminarium humorem , - quemadmodum<text:line-break/>rurfus, si disseces animal, quod. a venere .abstinuit, plu-<text:line-break/>rimum et crassissimum femen reperies. Velim autem et<text:line-break/>te,: quicunque tandem mea scripta versabis, etiam nunc<text:line-break/>in honorem veritatis ea quae dicta sunt exquirere non<text:line-break/>fulgide et ofcitanter, i. neque enim sic invenientur, sed<text:line-break/>primum ad dissertiones progrediendo,. et diligenter insu<text:line-break/>tuendo. quae .dicta funi antea, et maxime ea, de quibus<text:line-break/>n<text:span text:style-name="Default_20_Paragraph_20_Font"><text:span text:style-name="T2">u</text:span></text:span>nc dicere cessavi <text:span text:style-name="Default_20_Paragraph_20_Font"><text:span text:style-name="T7">τ</text:span></text:span><text:span text:style-name="Default_20_Paragraph_20_Font"><text:span text:style-name="T9"> </text:span></text:span>nimirum quod animalia, quae a conal</text:p>
      <text:p text:style-name="P3">versatione foeminarum abstinent, omnia femine plena ha-<text:line-break/>bent, primum quidem varicofum astrtem, deinde totum<text:line-break/>vas seminale, deinde epididymidem, et postea totum te-<text:line-break/>sticulum, denique etiam vastorum ob volutionem. Si vero<text:line-break/>animal aliquod per assiduos coitus omne semen evacna-<text:line-break/>vit, ejus neque alia ulla pars femen habet, neque etiam<text:line-break/>ob volutio. Circa hoc igitur tempus testes ex suprapositis<text:line-break/>venis seminarium humorem, quantum ejus in ipsis con-.<text:line-break/>sinetur, trahunt. - Est autem modicus hic et ad roris<text:line-break/>similitudinem sanguini immixtus, hujusmodi autem ilias<text:line-break/>opus habere est demonstratum. Violenter igitur eo per<text:line-break/>testrculos, utpote potentiori facultate praeditas, quam venae<text:line-break/>funt, detracto, venae ipsiae rurfus a suprapositis revel-<text:line-break/>lunt; hae vero rursus ab his, quae deinceps sitae .funt;<text:line-break/>deinde hae rursus a vicinis; atque hoc fieri non cessat,<text:line-break/>donec ad omnem corporis particulam transsumpto per-<text:line-break/>veniat, adeo ut omnes totius animalis partes proprio<text:line-break/>alimento evacuentur. Revellit enim <text:span text:style-name="Default_20_Paragraph_20_Font"><text:span text:style-name="T2">s</text:span></text:span>emper id, .quod<text:line-break/>perfecte est evacuatum , ab eo, quod plus. habet, velut vio-</text:p>
      <text:p text:style-name="P3">lentor eripiens. Hoc sagi tus quum semper fiat, et omnia.<text:line-break/>velut .in choro inter. fe mutuo participent,^ in tantum.<text:line-break/>sane omnia vasa ac partes? totius animalis evacuari ne^l<text:line-break/>cesse est, donec fortissima ex omnibus pars expleatur.^<text:line-break/>Neque vero .solam seminariam humiditatem <text:span text:style-name="Default_20_Paragraph_20_Font"><text:span text:style-name="T2">r</text:span></text:span> ah. omnibus<text:line-break/>animalis partibus auferri continget hoc tempore, sed<text:line-break/>etiam spiritum vitalem.; ..nam et hic ex arteriis una cum<text:line-break/><text:span text:style-name="Default_20_Paragraph_20_Font"><text:span text:style-name="T2">s</text:span></text:span>eminadi humore evacuatur. Quare nihil mirum est im-<text:line-break/>moderato coitu utentes imbecilliores reddi, a toto cor-i<text:line-break/>pore .utroque sincerissimo .ablato, accedente insuper volu—<text:line-break/>piate si quae ipsa per fe <text:span text:style-name="Default_20_Paragraph_20_Font"><text:span text:style-name="T2">s</text:span></text:span>ufficiens .est vitalem firmitatem^<text:line-break/>dissolvere^ adeo ut jam quosdam ex nimia .voluptate ad<text:line-break/>iucunditate mortuos. esse constet. Sed haec quidem prae-^<text:line-break/>ter institutum .dicuntur , quanquam non ita.otiosis et prae-<text:line-break/>ter rem dicta^ sint. Quaeritur. namque non minus quam<text:line-break/>alia alu ipsis hocproblema, cur maxime coitus exolvat t:<text:line-break/>et dicunt sane. .ad hoc multa ac fal<text:span text:style-name="Default_20_Paragraph_20_Font"><text:span text:style-name="T2">s</text:span></text:span>a; propterea. quod</text:p>
      <text:p text:style-name="P3">prima principia ignorant, ad quae necessario hoc confe-<text:line-break/>quitur. Caeterum institutus sermo feipfum ad proposita<text:line-break/>vocat, et dicit, ex femine omnibus solidis animalis parti- .<text:line-break/>bus generationem esse, ex semine etiam nutritionem;<text:line-break/>quemadmodum -rursus carnosis omnibus ex sanguine tum<text:line-break/>generatio tum nutritio existit. Unaquaeque enim pars, ex<text:line-break/>qua primum .facta est; substantia, etiam semper nutritur,<text:line-break/>quod nutritio expletio sit substantiae .defluentis. Quapro-<text:line-break/>pter etiam nunc generari licet, quaecunque a principio ex<text:line-break/>sanguine sunt <text:span text:style-name="Default_20_Paragraph_20_Font"><text:span text:style-name="T2">l</text:span></text:span> generata, non generari autem praeterquam<text:line-break/>alicubi venam .quandam, atque id raro , quibus ex semine<text:line-break/>^generatio a principio contigit^</text:p>
      <text:h text:style-name="Heading_20_2" text:outline-level="2">Cap. XVII. </text:h>
      <text:p text:style-name="P10">Si huic orationi quicquam addere mi-<text:line-break/>lu videatur, id. sane fortassis minime necessarium erili<text:line-break/>Quoniam vero totam testium naturam explicavi , nihil de-<text:line-break/>terius fuerit de fpermaticis vasis rursum disserere. Si<text:line-break/>namque femine plena apparent, quo tempore animalia<text:line-break/>venere non utuntur, fortassis . interrogaverit quispiam,</text:p>
      <text:p text:style-name="P3">quomodo hoc fiat, num trahant genituram, aut testes ad<text:line-break/>ipsa per maximam epididymidem emittant. Responden-<text:line-break/>dum igitur est his, qui haec interrogant, utroque modo<text:line-break/>fieri expletionem. Relatus autem est etiam hic <text:span text:style-name="Default_20_Paragraph_20_Font"><text:span text:style-name="T2">s</text:span></text:span>ermo in<text:line-break/>libris de naturalibus facultatibus, ac ibidem <text:span text:style-name="Default_20_Paragraph_20_Font"><text:span text:style-name="T6">fusissim</text:span></text:span>e de-<text:line-break/>monstratus ; nunc vero inde, quod ad praesens commodum<text:line-break/>fuerit, transfumendum esu Demonstratum enim est, unam-<text:line-break/>quamque partem trahere ad se ipsam familiare alimentum,<text:line-break/>ex quo ubi fructum cepit, id quod reliquum est excer-<text:line-break/>nit, utpote quod sibi ipsi quidem excrementum existit,<text:line-break/>alteri vero ab ipsa sitae parti itidem nutrimentum futu-<text:line-break/>rum esI. Atque haec quidem responsio illis danda est. Si<text:line-break/>vero quis interroget, cujus igitur gratia epididymis a<text:line-break/>natura nihil frustra faciente producta sit, huic responde-<text:line-break/>bimus, praedictorum organorum gratia productam esse,<text:line-break/>nimirum testiculi, seminarii meatus, et arteriae, et ve-<text:line-break/>nae, in quibus prius acervatur semen. Non enim fieri<text:line-break/>posse testiculum citra periculum ipsis uniri, quum vehe-<text:line-break/>mentissima concitatio in feminis emissione fiat. Nervosa et-</text:p>
      <text:p text:style-name="P3">enim est arteriae itemque venae tunica, quemadmodum<text:line-break/>esiam valorum feminalium, glandulosi autem sunt testes<text:line-break/>et molies; facile itaque per fortem tensionem durum a<text:line-break/>molli abrumperetur, utpote debilibus plane ansis appen-<text:line-break/>fum et connexum. suaque inventum est a natura epidi-<text:line-break/>dymidis corpus medium, non situ tantum, fed et totius<text:line-break/>substantiae specie. Tanto enim est mollior vaste feminali<text:line-break/>et vasis pampiniformiter involutis , quanto testiculo durior,<text:line-break/>et rursus tanto nervosior est fecundum naturam testiculo,<text:line-break/>quanto, iliis carnosior. Quare nervoso quidem et duro<text:line-break/>inepta societas et conjuncli<text:span text:style-name="Default_20_Paragraph_20_Font"><text:span text:style-name="T2">o</text:span></text:span> est ad molle et carnosum.<text:line-break/>Quod vero in medio amborum est, aptitudinem et pro-<text:line-break/>prietatem habet, ut cum utroque copulari possit. Tantum<text:line-break/>etenim duritiei ipsi adest, ut non rumpatur a vasis <text:span text:style-name="Default_20_Paragraph_20_Font"><text:span text:style-name="T2">s</text:span></text:span>emi-<text:line-break/>nalibus distenta; tantum autem rursus mollitiei, ut con-<text:line-break/>gruenter habeat ad substantiam testiculorum^ Connectam-<text:line-break/>fur igitur per mediam ipsam testiculi cum seminariis va-</text:p>
      <text:p text:style-name="P3">sis, aut, si magis veritatem ipsam dicere oportet, epididy-<text:line-break/>mis principium est et radix vasorum seminalium, quae ex<text:line-break/>toto testiculo semen in fe ipsam haurit.</text:p>
      <text:h text:style-name="P7" text:outline-level="1"><text:bookmark-start text:name="bookmark2"/><text:span text:style-name="Default_20_Paragraph_20_Font">G A L E N I, D E SEMINE</text:span><text:bookmark-end text:name="bookmark2"/><text:span text:style-name="Default_20_Paragraph_20_Font"> </text:span>LIBER II.</text:h>
      <text:h text:style-name="Heading_20_2" text:outline-level="2">Cap. I. </text:h>
      <text:p text:style-name="P10">At vero deinceps de mulieris semine<text:line-break/>erunt dicenda; quaecunque superiori explicatione dicere<text:line-break/>distulimus; principium vero etiam horum sunt ea, quae<text:line-break/>evidenter in. dissectionibus conspiciuntur. Adjacent equsa<text:line-break/>dem testes utero utrinque singuli , consimile vasorum in-<text:line-break/>volucrum , velut lu, qui in maribus sunt, suscipientes.<text:line-break/>Verum haec vafa non in eundem locum procedunt, pro-<text:line-break/>pterea quod neque foras, quemadmodum marem fed in<text:line-break/>spfos uteros foeminam emittere femen oportebat, Ideoque</text:p>
      <text:p text:style-name="P3">velut feminali meatui obviam euntes uteri praelongos<text:line-break/>exortas a lateribus extendunt, per quos semen sufceptanI.<text:line-break/>Maxime vero^plenum est vas seminale MDanimalibus ve-<text:line-break/>nerem appetentibus, sicut vicissim vacuum a recensi coitu.<text:line-break/>Habeat denique idem) non. modicain aliquando copiam<text:line-break/>esiam in his, quae ex longo temporis intervalio imprae-<text:line-break/>gnantur, in quibus sane manifeste videbis in praelongis<text:line-break/>exortibus, quos etiam cornua sive apices appellant, hu-<text:line-break/>morem seminarium crassam; ad hunc enim locum antea<text:line-break/>dictum est allantoidem membranam pervenire, itemque<text:line-break/>genituram crassam <text:span text:style-name="Default_20_Paragraph_20_Font"><text:span text:style-name="T2">i</text:span></text:span> Admirari porro subit etiam hid eos,<text:line-break/>qui ^dicunt, vas seminale extra uterum oscula aperta ha-^<text:line-break/>berel ^Periculum quidem igitur fuerit, ne in hunc li-<text:line-break/>bruni omnem partium generationis dissectionem. transferre<text:line-break/>possim, si omnia; quae occurrant, singulatim sermone expli-<text:line-break/>chre-<text:span text:style-name="Default_20_Paragraph_20_Font"><text:span text:style-name="T2">N</text:span></text:span>elim; scio autem rursus, quod, etiamsi veritatem<text:line-break/>ipsam setam docuero , fides detrahetur sermoni^ Quo igi-<text:line-break/>fur neque superflue sermonem extendam, neque omni fide<text:line-break/>desertum^ id quod <text:span text:style-name="Default_20_Paragraph_20_Font"><text:span text:style-name="T2">A</text:span></text:span>rado relinquam; potestate praebita</text:p>
      <text:p text:style-name="P3">omni, quicunque tandem velit; ut jubeat sibi a me quod-<text:line-break/>cunque cupiat ex his, quae per dissectionem apparent, de-<text:line-break/>monstrari, ea sola enarrabo, quae vera existunt. Sexcen-<text:line-break/>tis itaque jam palam demonstravi <text:span text:style-name="Default_20_Paragraph_20_Font"><text:span text:style-name="T5">spec</text:span></text:span><text:span text:style-name="Default_20_Paragraph_20_Font"><text:span text:style-name="T2">illa duas ctsoides<text:line-break/></text:span></text:span><text:span text:style-name="Default_20_Paragraph_20_Font"><text:span text:style-name="T5">habent</text:span></text:span><text:span text:style-name="Default_20_Paragraph_20_Font"><text:span text:style-name="T2">ia , </text:span></text:span>dipyrena appeliata, forinsecus per vasa femi-<text:line-break/>naria, intus per cornua vulvae caprae traiecta. Si vero<text:line-break/>bos. aut asina, aut equa esset animal, non solum haec,<text:line-break/>fed triplici ac quadiuplici horum crassitie, aut ligna bu-<text:line-break/>xea rotunda pt oblonga item per cornua trajecta, aut<text:line-break/>etiam specilla lata <text:span text:style-name="Default_20_Paragraph_20_Font"><text:span text:style-name="T2">ad spathae formam,</text:span></text:span> spatho mesas vo-<text:line-break/>canL Ostendent autem hoc etiam, si nos mors intercipiat^<text:line-break/>omnes sodales; neque enim adeo difficilem habet chirur-<text:line-break/>giam , scd, si quid aliud eorum, quae ex dissectione appa-<text:line-break/>rent, promptam ac facillimam. Quemadmodum igitur<text:line-break/>merito multos medicos reprehendimus, sic jure Hippocra-<text:line-break/>tem laudaverimus, qui primus omnium haec invenit.<text:line-break/>Ait itaque in principio libri de .natura. pueri: <text:span text:style-name="Default_20_Paragraph_20_Font"><text:span text:style-name="T2">Si gen</text:span></text:span>i—<text:line-break/><text:span text:style-name="Default_20_Paragraph_20_Font"><text:span text:style-name="T2">tura ab utrisque perma</text:span></text:span>n<text:span text:style-name="Default_20_Paragraph_20_Font"><text:span text:style-name="T2">serit in utero mulieris, primum</text:span></text:span></text:p>
      <text:p text:style-name="P3"><text:span text:style-name="Default_20_Paragraph_20_Font"><text:span text:style-name="T2">quidem</text:span></text:span> I<text:span text:style-name="Default_20_Paragraph_20_Font"><text:span text:style-name="T2">nescetur simul, ut muliere non quiescente, et<text:line-break/>coacervatur ac crassescit calescens,</text:span></text:span> et reliqua quae dein-<text:line-break/>cepa docet, quomodo videlicet ex genitura utraque simul<text:line-break/>mixta generatio foetuum perficitur. Herophilus autem<text:line-break/>nescio quomodo effundi ait soeminarum femen, quanquam<text:line-break/>fune de testiculis exacte scripserit in tertio de dissectione<text:line-break/>ips<text:span text:style-name="Default_20_Paragraph_20_Font"><text:span text:style-name="T2">o</text:span></text:span>rum, in principio in hunc modum inquiens: <text:span text:style-name="Default_20_Paragraph_20_Font"><text:span text:style-name="T2">Adna-<text:line-break/>ti sunt et utero testiculi a lateribus ex utraque parte in<text:line-break/>paucis dissi</text:span></text:span>d<text:span text:style-name="Default_20_Paragraph_20_Font"><text:span text:style-name="T2">entes a m</text:span></text:span>a<text:span text:style-name="Default_20_Paragraph_20_Font"><text:span text:style-name="T2">scule. </text:span></text:span>Deinde vero deinceps<text:line-break/>non post longum adeo interstitium haec verba habet:<text:line-break/>T<text:span text:style-name="Default_20_Paragraph_20_Font"><text:span text:style-name="T2">esti</text:span></text:span>c<text:span text:style-name="Default_20_Paragraph_20_Font"><text:span text:style-name="T2">uli in foeminis adnati sunt ad utrumque uteri hu-<text:line-break/>merum, alter a dextr</text:span></text:span>o, <text:span text:style-name="Default_20_Paragraph_20_Font"><text:span text:style-name="T2">alter a sinestro, non in uno<text:line-break/>scroto uterque, sed utervis seoestm in tenui ac membra-<text:line-break/>nosa pellicula contentus, parvus et sublatus, glandulis<text:line-break/>similis, circa tunicam quidem orbiculatim circumdatam<text:line-break/>nervosus, carne vero minime friabile, quemadmodum<text:line-break/>etiam testes masculorum; equabus autem valde ingentes<text:line-break/>sunt: annexi autem sunt membranis non paucis ad ute^</text:span></text:span></text:p>
      <text:p text:style-name="P3"><text:span text:style-name="Default_20_Paragraph_20_Font"><text:span text:style-name="T2">rum et per venam ac arteriam ab utero in ipsos infer-<text:line-break/>tam. A vena enim et arteria, quae in utrumque testem<text:line-break/>inseruntur , vena quidem a vena , arteria ab arteria con-<text:line-break/>nexa est. Seminalis autem meatus in utroque non valde<text:line-break/>apparet, adnatus est autem utero ab externa parte alter<text:line-break/>a dextro, alter a sinestro. involuta est itidem, ut in ma-<text:line-break/>Vibus, prior ejus pars, et reliquum fere totum vsque ad<text:line-break/>finem varicosum est, et insertum ab utroque testiculo<text:line-break/>similiter, ut in maribus, in carnosum colli veficae par-<text:line-break/>tem. </text:span></text:span>T<text:span text:style-name="Default_20_Paragraph_20_Font"><text:span text:style-name="T2">enuis praeterea et obliquus exestit in priori parte,<text:line-break/>juxta quam coxarum ossa contingit, ubi etiam definit, ad<text:line-break/>pudendum ex utraque parte ad interna insertus. Cas-<text:line-break/>teram apsies varicosae in foemina non conspicitur. </text:span></text:span>Hic<text:line-break/>quidem est Herophili <text:span text:style-name="Default_20_Paragraph_20_Font"><text:span text:style-name="T2">s</text:span></text:span>ermo. Quod vero mihi ut maxi-<text:line-break/>me mirum in animo obversatur, id sane narrabo. Quum<text:line-break/>ut situm, et magnitudinem, et naturam testium in fue-<text:line-break/>minis animantibus diligenter conscripserit, non <text:span text:style-name="Default_20_Paragraph_20_Font"><text:span text:style-name="T2">t</text:span></text:span>aliam</text:p>
      <text:p text:style-name="P3">quens etiam de vena et arteria, quae fe utrinque in ip-<text:line-break/><text:span text:style-name="Default_20_Paragraph_20_Font"><text:span text:style-name="T2">s</text:span></text:span>os inserunt, quicquam, fed exactam plane faciens narra-<text:line-break/>tionem, deinde consequenter de seminali meatu, quod<text:line-break/>adnatus est utero forinsecus ab utraque. parte , vere dixit,<text:line-break/>quod vero non valde appareat, id mentitur; memorabili<text:line-break/>est enim magnitudine; deinceps vero multo magis men-<text:line-break/>titur, quum inquit, in vesicae colium eum inseri eodem<text:line-break/>quo in maribus modo. Neuter enim seminalis meatus in<text:line-break/>ullo aliquo muliebri animali in ipsum vesicae collum iuste--<text:line-break/>ritur, immo neque in ipsius uteri collum , quamquam .<text:line-break/>multo vicinius quam vesicae amplitudo extet; Te d tamen<text:line-break/>neque ad hoc pertingunt, verum a lateralibus uteri par-.<text:line-break/>tibus adnati, alter hinc, alter inde, ad summum perve-<text:line-break/>niunt uterque apicem sive cornu a sina parta ditum, for-<text:line-break/>dem intra uterum semen <text:span text:style-name="Default_20_Paragraph_20_Font"><text:span text:style-name="T2">i</text:span></text:span> effundentes , quod in gravidis<text:line-break/>coacervatur circa eunt ipsum locum , in profusionibus<text:line-break/>vero seminis per somnum primum quidem in uterum<text:line-break/>illabitur, p ossea que. foras evacuatur. Quemadmodum vi-</text:p>
      <text:p text:style-name="P3">sum est etiamnunc in muliercula ex uteri morbis infe<text:span text:style-name="Default_20_Paragraph_20_Font"><text:span text:style-name="T2">r<text:line-break/></text:span></text:span>stata primum quidem in uterum, ex hoc vero suras plu-<text:line-break/>simum et crassissimum femen effusum. Ipsa autem longo<text:line-break/>tempore viro viduata tantum ac tale coacervaverat<text:line-break/>Verum tunc tensiones quaedam Iuliorum et manuum<text:line-break/>et pedum ipsam apprehendebant, ut convelli videre-<text:line-break/>tur, in quibus etiam excretum ell <text:span text:style-name="Default_20_Paragraph_20_Font"><text:span text:style-name="T2">s</text:span></text:span>emen, et volupta-<text:line-break/>te m consimilem sibi contigisse dicebat ei, quae in coi-<text:line-break/>tu percipitur. Hoc itaque femen I crassem erat et musa<text:line-break/>tum ob id, quod multo tempore n<text:span text:style-name="Default_20_Paragraph_20_Font"><text:span text:style-name="T2">o</text:span></text:span>n esset evacuatum.<text:line-break/>Aliis ver<text:span text:style-name="Default_20_Paragraph_20_Font"><text:span text:style-name="T2">o</text:span></text:span> paucius et liquidum elabens apparet saepe in-<text:line-break/>trinlecus ab ipso utero, velut urinae. Quapropter Athe-<text:line-break/>nae<text:span text:style-name="Default_20_Paragraph_20_Font"><text:span text:style-name="T2">o</text:span></text:span> minime fides habenda est tradenti, quetnadinodmn<text:line-break/>in maribus sint mammae, sic etiam in foeminis partes<text:line-break/>seminales disp<text:span text:style-name="Default_20_Paragraph_20_Font"><text:span text:style-name="T2">o</text:span></text:span>sitas esse, ipsa sola parlium proporlione in<text:line-break/>prima formatione facta, non esiam acli<text:span text:style-name="Default_20_Paragraph_20_Font"><text:span text:style-name="T2">o</text:span></text:span>ne asserrata,<text:line-break/>quum non. videat, quod viris non sunt , praeterquam pau-<text:line-break/>cia quibusdam, glandulosa circa mammas corpora, qt</text:p>
      <text:p text:style-name="P3">quae foeminis infiunt maxima- .Foeminis vero non Tofum<text:line-break/>vasa । <text:span text:style-name="Default_20_Paragraph_20_Font"><text:span text:style-name="T2">s</text:span></text:span>eminaria <text:span text:style-name="Default_20_Paragraph_20_Font"><text:span text:style-name="T2">s</text:span></text:span>emine . plena fiunt, <text:span text:style-name="Default_20_Paragraph_20_Font"><text:span text:style-name="T2">s</text:span></text:span>ed etiam testes.<text:line-break/>Quapropter et paucissimis maribus mammas elevatas vi-<text:line-break/>dere est, et neque his adeo memorabiles; omnibus .autem<text:line-break/>foeminis in seminariis vasis femen continetur. Quemad-<text:line-break/>modum igitur, si in omnibus mafculis lac circa mammas<text:line-break/>contentum videretur, non opus esset ratione de ipsius<text:line-break/>substantia et quod extet perscrutari <text:span text:style-name="Default_20_Paragraph_20_Font"><text:span text:style-name="T2">p</text:span></text:span> eodem, opinor, modo,<text:line-break/>quum in foeminis semen contentum videamus , non opor-<text:line-break/>tet quaerere, an femen excemanL .Ne .igitur Hippocrati<text:line-break/>amplius reluctentur,. qui in principio libri de natura<text:line-break/>pueri inquit: <text:span text:style-name="Default_20_Paragraph_20_Font"><text:span text:style-name="T2">Ei semen. ab utrisque permanserit in litera<text:line-break/>mulieris:</text:span></text:span> Ted quaerant potius, quem. u<text:span text:style-name="Default_20_Paragraph_20_Font"><text:span text:style-name="T2">s</text:span></text:span>um praebeat. Po-<text:line-break/>test enim (velut diximus in libro, aliqui hunc praecedit)<text:line-break/>natura ex ipso alsantoi dein membranam generare, potest<text:line-break/>etiam alimentum familiare et primum ipsi masculo femini<text:line-break/>subornare.. Posse alitam Hippocrates^ etiam opinatus est<text:line-break/>ex utrisque permixtis. unum p er.scclum sumen fieri, etiam-</text:p>
      <text:p text:style-name="P3">si hoc ita esse impossibile sit. ltaque, quod foemina ad<text:line-break/>venerem incitetur, vel maxime possibile . effi . Et multo<text:line-break/>fano melius ierat, ex apparentibus credere, quod muliebre<text:line-break/>famen existat, quam vero facultatem habeat, ratione fcru<text:span text:style-name="Default_20_Paragraph_20_Font"><text:span text:style-name="T2">e<text:line-break/></text:span></text:span>tari. Apparentia- igitur esiam ante dicta <text:span text:style-name="Default_20_Paragraph_20_Font"><text:span text:style-name="T2">s</text:span></text:span>unt, . et nunc<text:line-break/>rursus referentur. Meatus scminarri semine pleni excer-<text:line-break/>nunt hoc citra fo eminae cum;.masculo. congressum, quin<text:line-break/>et effusiones feminis per somnum similiter ut mares p a-<text:line-break/>tiuntur, quemadmodum prius in vidua muliercula dic Imp<text:line-break/>est, et i n. animalibus, in quibus in vertice membranae allan-<text:line-break/>Ibidis semen reperitur; quod ipsum .apparens vel maxime<text:line-break/>redarguit Aristotelem, nec minus esiam Athenaeum^, sed<text:line-break/>et ex recentioribus medicis quosdam , qui vasta seminaria<text:line-break/>cornibus inserta esse tradunt, et foraminibus quibusdam<text:line-break/>obliquis perforata femen forinsecus .juxta uteros effundere.<text:line-break/>Etenim concesserit quispiam ipsis vera loqui, utpote qui<text:line-break/>Lynceo acutius Cernunt in eo, quod .minutissimum. foramen<text:line-break/>vident, obtusius -autem , quam qui suffusos oculos habent,</text:p>
      <text:p text:style-name="P3">in eo, quod maxima non vident, quum neque in totum<text:line-break/>investigaverant, unde femen id coacervetur in membrana<text:line-break/>alsantoide, quod circa ipsius verticem existit, et cur con-<text:line-break/>sumatur^-- quod juxta uterum effunditur. Merito itaque<text:line-break/>quispiam ipsos reprehenderit: ex duobus enim alterum<text:line-break/>certum i est: aut enim visa re dubia ultro situ erunt, aut<text:line-break/>neque , omnino quaestionem esse putaverunt. Atqui ultro<text:line-break/>silere- non bonorum - virorum opus est, omnino vero<text:line-break/>quaestione indignum putasse hominum languidi intelle-<text:line-break/>ctusL existit. Num igitur i in hoc foto deliquerunt, aut<text:line-break/>multo magis in quibusrnihil horum est? Mensionem equi-<text:line-break/>dem faciunt menstruorum recrementorum , materiam .fa-<text:line-break/>militarem ea foetui decernentes^ famen vero opificem<text:line-break/>eorum constituentes , contendentes que multis verbis con-<text:line-break/>tra eos, qui a toto. corpore semen venire dicunt, et de-<text:line-break/>monstrantes, quod non videant hi, quis sit qui ornet ac<text:line-break/>ordinet- ipsum foetum, illumque ip<text:span text:style-name="Default_20_Paragraph_20_Font"><text:span text:style-name="T2">P</text:span></text:span>um <text:span text:style-name="Default_20_Paragraph_20_Font"><text:span text:style-name="T2">l</text:span></text:span> facultatem, quae<text:line-break/>in semine est, esse dicentes, ut quae effingat ac formet</text:p>
      <text:p text:style-name="P3">fo etam, paulo post horum obliti non sentiunt, fe tot ac<text:line-break/>tantas facultates materiae tribuere, quas antea <text:span text:style-name="Default_20_Paragraph_20_Font"><text:span text:style-name="T8">opifici.de-<text:line-break/></text:span></text:span>tulerunt. Quod -enim opificis opus sit simile aut dissimile<text:line-break/>efficere ipsium foetum alterutri ex parentibus, nemo ignora L<text:line-break/>Pueros autem matri similes ob alimentum similes factos<text:line-break/>esse ajunt, atque inde longum sermonem producunt osten-<text:line-break/>dentes, quot alteraliones tum animalibus tum plantis ob<text:line-break/>alimentum contingant. Deinde non sentiunt, quod nullam<text:line-break/>earum alteratiOnun), de quibus dicunt, fpeciem alterantem<text:line-break/>ostendere possint.- Neque enim Perfaeae arboris planta<text:line-break/>in Aegyptum transportata speciem alteravit, sed commodo<text:line-break/>apprehensio alimento s fructum efui aptum produxit, quum<text:line-break/>antea talis non elfeI.ni Neque oviculae aliquando in. aliud<text:line-break/>pabulum traductae prius ex eo nutritis capris similes<text:line-break/>fiunt; quemadmodum neque capellae .oviculis aut asinis<text:line-break/>et equis. Caeterum in coitibus animalium diversi generis<text:line-break/>ipfe Athenaeus fatetur accedere quippiam foetus a .matre,<text:line-break/>non ad -coloris commutationem , aut tenuitatis, aut crassiT</text:p>
      <text:p text:style-name="P3">tier, aut vocalitatis,. aut alterius cujusdam hujus generis;<text:line-break/>parva enim haec et materiae solius ipsius circa animal<text:line-break/>speciei vitia esse. Quae vero ex matre accedunt, totam<text:line-break/>speciem immutant. . . Siquidem enim asini femen equa utero<text:line-break/>suscipiat, foetus non fotum patris speciem habent;, sed<text:line-break/>ex utroque parente mixtam. Si vero. vulpes canis Femen<text:line-break/>fuscipiat, etiam hic quod nascetur non canis, <text:span text:style-name="Default_20_Paragraph_20_Font"><text:span text:style-name="T2">s</text:span></text:span>ed mixti<text:line-break/>cujusdam ex utroque generis reddetur^ su Et quod multo<text:line-break/>adhuc majus hoc est;ilin <text:span text:style-name="Default_20_Paragraph_20_Font"><text:span text:style-name="T2">s</text:span></text:span>eptimo quem de femine scripsit<text:line-break/>libro insuper^ fatetur Athenaeus, haud siclo quomodo id non<text:line-break/>fentiaI. Plus enim habere ait a matre quam a patre quod<text:line-break/>nascitur, de equa quidem mulum, de basina. vero mulam,<text:line-break/>quemadiuodum etiam quum vulpes cani miscebitur, quod<text:line-break/>generatur, siquidem canis ma<text:span text:style-name="Default_20_Paragraph_20_Font"><text:span text:style-name="T2">s</text:span></text:span>culus extat, vulpis fpeciem<text:line-break/>habet, si vero contra,..in canis speciem ipfe foetus trans-<text:line-break/>it; ut, quod quidem ex vulpe est, vulpes. caniformis fiat,<text:line-break/>quod vero; ex cane est, canis vulpiformis. Etenim .si</text:p>
      <text:p text:style-name="P3">oviculam hircus ineat, oviculam generari ait duro pilo<text:line-break/>obsitam; si vice versa aries capessam , capessam molli<text:line-break/>pilo generari, tanquam nihil minus ad speciem nafcen^<text:line-break/>tis conferatur a matre, verum plus etiam, quam a pa-<text:line-break/>tre. Oportebat autem non fotum non. plus ex matre<text:line-break/>foetibus adesse, sed neque minus. Omnino. enim nihil<text:line-break/>immutat forma ex specie animalis, sive plantae, fed ex<text:line-break/>feminibus omnia tale principium habent. Et quid opus<text:line-break/>est longis verborum ambagibus? Fatentur enim hoc etiam<text:line-break/>illi Ipsi, contra quos maxime mihi -institutus esu hic sermoni<text:line-break/>Dico vero, non solum speciem accedere materiae, ex<text:line-break/>qua fit aliud quidem homo, aliud vero quercus, aut pla-<text:line-break/>Ianus, aut hedera, fed et formam ipfam perfici a femine<text:line-break/>materiam effingente<text:span text:style-name="Default_20_Paragraph_20_Font"><text:span text:style-name="T2">s</text:span></text:span> Atque hoc ipsum circa formatio-<text:line-break/>nem non solum figurae, sed etiam magnitudinis et post-<text:line-break/>ttirae unius cujusque parsis fe econjectare dicunt , infuper-<text:line-break/>que ex mutua ip farum concretione. Quo igitur- sciant,<text:line-break/>Quantum delinquant , interrogabimus ipsus <text:span text:style-name="Default_20_Paragraph_20_Font"><text:span text:style-name="T2">s</text:span></text:span>ermonem; quf</text:p>
      <text:p text:style-name="P3">ex ipforum dictis conclusionis vice sequitur: Utrum fa-<text:line-break/>cultas foetum effingens oculum quidem, et nasiam, et fu-<text:line-break/>percilium, ac singulos alias partes absolvere ex .natura fua<text:line-break/>possit; materia vero tum adunci et. simi nasi,. tum oculi<text:line-break/>glauci et nigri opifex sit , an ejusdem facultatis sit nasum<text:line-break/>effingere, eundemque statim aduncum, aut simum, aut<text:line-break/>rectum facere; quemadmodum,. opinor, etiam Poly oletus,<text:line-break/>quando sateliitem finxit, non. ipse quidem nasi et oculi<text:line-break/>opifex fuit,<text:span text:style-name="Default_20_Paragraph_20_Font"><text:span text:style-name="T2">A</text:span></text:span>uto. vero, ut rectum eundem faceret, permisit.<text:line-break/>At enim quo nihil desit , juxta utramque responsionem fer-<text:line-break/>m o nobis transigatur, ac primum ponamus, eos nobis respon-<text:line-break/>disse , Dasium quidem ab opifice , rectum vero nasum ama-.<text:line-break/>terra produci <text:span text:style-name="Default_20_Paragraph_20_Font"><text:span text:style-name="T2">s</text:span></text:span>et fecundum eundem modum oculum a fa-<text:line-break/>cultate effingente, glaucum vero aut nigrum a materia, atque<text:line-break/>eodem modo etiam de aliis , unamquamque a . femine quin<text:line-break/>dem fieri, talem .vero Aut talem st menstruo. .Atqui bosa<text:line-break/>esiam concesse sequetur, hoc, quod generatur, <text:span text:style-name="Default_20_Paragraph_20_Font"><text:span text:style-name="T2">s</text:span></text:span>emper matri</text:p>
      <text:p text:style-name="P3">assimilari. Similitudo enim ex partium fit formatione,<text:line-break/>neci secundum communem speciem, sed juxta insitas Ap-,<text:line-break/>fatum differentias. Veluti communis., species hominem<text:line-break/>facit, et equum, et bovem, differentia vero juxta , par teA<text:line-break/>simum et aduncum facit, et in his similitudo aut dissimi-I<text:line-break/>lifudo ad parentes consistit. Rursus. igitur ponamus, ejus-;<text:line-break/>modi formationem ex feminibus fieri; verum, siquidem<text:line-break/>fotus mas femen emittit^ nunquam sane, ullus foetus masu<text:line-break/>tri similis fiet. . Quare utrinque formo dubius . relinquitur<text:line-break/>si namque a facultate Ale hoc est a semine, similitudo per-<text:line-break/>fiditur., solis maribus foetus similes evadent, matri vero;-<text:line-break/>nullus unquam similis reddetur; si vero ex materia, hoc<text:line-break/>est menstruo,. .foeminis finis, patri vero .nullus unquam,<text:line-break/>similis erit; .atqui utrisque similes esse apparent. q Quare<text:line-break/>vanae sunt sententiae, quas pro certis ac. firmis assumunt^<text:line-break/>Figuram etenim sermonis syllogismo constantem nemo<text:line-break/>ignorat, qui saltem leviter de demonstratione quicquam^<text:line-break/>didicerit. Quo- vero manifestior sit etiaIn , modice .exer-^</text:p>
      <text:p text:style-name="P3">citatis, utrumque sermonem seorsum proponam. Similitu-<text:line-break/>dines funt ex feminibus, femen est ex solo masculo. Hic<text:line-break/>quidem prior sermo .esu Alter vero luo: similitudines<text:line-break/>funt ex menstruo , menstruum ex <text:span text:style-name="Default_20_Paragraph_20_Font"><text:span text:style-name="T2">P</text:span></text:span>ola foemina. Manife-<text:line-break/>stum igitur fit jam, quodsi utrum tandem quis verum fup-<text:line-break/>pofuerit; fassa conclusio sequetur. Atqui neque aliud ter-<text:line-break/>tinm reperias, fed ex menstruo et semine animalia gene-<text:line-break/>rantur, ut hinc non aliud tertium nobis sit investigan-<text:line-break/>dumi Relinquitur igitur, ex reliquis assumptionibus alte-<text:line-break/>ram non esse veram. Erat autem altera ipsarum, in qua<text:line-break/>menstruum solius matris esse dicebatur, altera vero, in<text:line-break/>qua femen solius patris. Quare ex his omnino altera est<text:line-break/>fassa. Sed matris solius esse menstruum, vera est esiam<text:line-break/>juxta isses ipsius. Igitur falso dicitur, solius patris esse<text:line-break/>.famen. Palam est autem, sive femen dicamus , sive gene-<text:line-break/>rfiti vum femen. luxta utramque dictionem hic sermo per-<text:line-break/>fieretur ; ita ut adversus eos , qui foeminam in totum,</text:p>
      <text:p text:style-name="P3">semen emittere negant, simpliciter femen nominemus^ con-<text:line-break/>tra eos vero, qui semen quidem emittere eam dicant, fed hoc<text:line-break/>non generativum, etiam generativum ad semen addamus. At-<text:line-break/>que haec quidem ad ipsorum opinionem redarguendam fuffe-<text:line-break/>.cerin<text:span text:style-name="Default_20_Paragraph_20_Font"><text:span text:style-name="T2">t.</text:span></text:span> Licet porro et citra. elenchum ex directo demonstra-<text:line-break/>tionem facere bifariam, et per hypotheticum, et per cate-<text:line-break/>goricum syllogismum. Per hypotheticum sic: Si utrisque<text:line-break/>parentibus foetus assimilantur, juxta communem causant<text:line-break/>in utrisque existentem assimilantur; atqui utrisque paren-<text:line-break/>tibus assimilantur foetus ; igitur juxta communem causam<text:line-break/>in utrisque existentem assimilantur.^ Deinde rurfus: Si<text:line-break/>juxta c<text:span text:style-name="Default_20_Paragraph_20_Font"><text:span text:style-name="T2">o</text:span></text:span>mmunem causam foetus . parentibus similes fiunt,<text:line-break/>aut fane juxta feminis aut menstruorum . substantiam si-<text:line-break/>miles fiunt; fed menstruorum substantia communis non<text:line-break/>esit; juxta feminis itaque substantiam similes redduntur.<text:line-break/>Per categoricum vero sic ratiocinando coliigimus: Quan-<text:line-break/>doquidem foetus utrisque parentibus assimilantur, Colli-<text:line-break/>mune habent principium, quod eos ipsis parentibus assimi-</text:p>
      <text:p text:style-name="P3">laL Similitudo enim fue tuum ad parentes juxta princi-<text:line-break/>pium .contingit. Deinde ultra praedictam ratiocinationem<text:line-break/>aliam proponemus hoc modo: Aut ex femine, aut ex<text:line-break/>menstruo similitudo foetuum ad parentes existit; fed non<text:line-break/>ex menstruo ; igitur ex semine. Deinde post hanc rursus<text:line-break/>aliam proferemus f Si ex femine foetuum fiunt similitudines,<text:line-break/>necessarium est et foeminam semen emittere, quod multi<text:line-break/>pueri matri simillimi appareant. Haec quidem igitur Athe-<text:line-break/>naei et Ariste telis gratia dicta sint, quandoquidem gau-<text:line-break/>dent .ac .stadio habent demonstrationibus scientificis uti.</text:p>
      <text:h text:style-name="Heading_20_2" text:outline-level="2">.Cap. LI.</text:h>
      <text:p text:style-name="P10"><text:s/>Nos vero per nos ipsos rursus scrutemur,<text:line-break/>si .qua tandem est causa , ob quam species animalis magis<text:line-break/>juxta matrem. sit, similitudo autem alterutri parenti. Etsi<text:line-break/>enim quam maxime semen emittat fo emina si id que fue-<text:line-break/>eundum effundat, non tamen plus neque foecundius Illa-<text:line-break/>ris femine ; oportebit itaque semper foemineum femen<text:line-break/>superari, mafculeum vero ipsum Vincere ; quare per feip-<text:line-break/>sum et ad speciem et ad similitudinem producendam</text:p>
      <text:p text:style-name="P3">dominium obtinebit. Verum quid mihi videatur ad<text:line-break/>hujus sermonis solutionem, deinceps recensebo, usurus<text:line-break/>ad solutionem pronunciatis suppositis ab Aristotele in<text:line-break/>fecundo de partibus animalium, a nobis in primo de<text:line-break/>usu partium demonstratis. Natura equidem corpus prae-<text:line-break/>parat animae moribus et facultatibus aptum; mores vero<text:line-break/>et facultates ex temperamento substantiae insitos habet,<text:line-break/>unde esiam prima ipsorum generatio est, quemadmodum et<text:line-break/>hoc ab Aristotele est demonstratum. Contingit igitur ex.<text:line-break/>His suppositis tanquam fulcris concludi, fpecies animalium<text:line-break/>ad fubjectas generationi substantias consequi, et esse ip-<text:line-break/>sum animal aut equum, aut bovem, aut hominem, aut<text:line-break/>quamcunque aliam speciem, juxta substantiam , unde fa-<text:line-break/>ctum est, et non juxta facultatem illius substantiae mo-<text:line-break/>tricem et conformatricem. Nihil vero refert im prae-<text:line-break/>sans materiam aut substantiam vocare: manifestum est<text:line-break/>enim,. quod, quum substantia multipliciter dicatur, unum<text:line-break/>IstInc ipsius significatum secundum materiam usurpamus.<text:line-break/>At vero in animalibus fubjecta ad generationem ipsorum</text:p>
      <text:p text:style-name="P3">substantia menstruum fidum est, ut .Arista telea dixit;<text:line-break/>principium vero motus ei ex femine accedit. Et fano<text:line-break/>esiam ipfo Athenaeus similiter ut Aristoteles materiam<text:line-break/>generationis animalis in menstruo collocat, facultatem<text:line-break/>vero moventem in mafculo femine. Continget igitur<text:line-break/>ipsis ex his dimidiam partem propositi problematis suffi-<text:line-break/>cienter solvi , reliquam vero. dimidiam dubiam relinqui..<text:line-break/>Propria est enim menstruo animalis species: juxta mate-<text:line-break/>riam enim, ex qua set, fpeciem constitui demonstratum<text:line-break/>est: forma vero uniuscujusque speciei, veluti etiam antea<text:line-break/>dicebamus, semper juxta masculum constituetur. Quorum<text:line-break/>prius aliquo modo verum est, non tamen penitus, alte-<text:line-break/>rum autem penitus falsum esu Si enim materiae gene-<text:line-break/>rationis animalis species propria est, prius verum est;<text:line-break/>si vero non tota, fed aliquid etiam ex eo, quod faculta-<text:line-break/>tem exhibet, speciei admiscetur, hoc fassam esu Demon-,<text:line-break/>stratum enim antea est, non omnis <text:span text:style-name="Default_20_Paragraph_20_Font"><text:span text:style-name="T6">anim</text:span></text:span>alis speciem<text:line-break/>juxta matrem effingi, fed plurimam quidem juxta iliam,</text:p>
      <text:p text:style-name="P3">habere autem et aliquid a patre. Quare fieri non posse<text:line-break/>videtur, ut quaesitum recte solvatur, si Athenaei et Ari-<text:line-break/>stotelis pronunciata omnia ut stolida fulcra persistant.<text:line-break/>Consideremus igitur, utrum tandem ex eis nobis remo-<text:line-break/>vendum sit: ac prius quidem immobile servare oportet,<text:line-break/>utpote tum a nobis in tractatu de usia partium, tum ab<text:line-break/>Aristotele per manifesta evidenter demonstratum. Remo-<text:line-break/>vendum igitur pronunciatum posterius de menstruo et de<text:line-break/>semine prolatum. Neque enim femen facultas solum est,<text:line-break/>fed et materia quaedam, neque menstruum materia<text:line-break/>solum, fed et facultas. Quod igitur femen quidem et<text:line-break/>ad. materiale principium animalis maxime confert; in<text:line-break/>priore libro est demonstratum ; quod vero menstruum<text:line-break/>conferat ad principium potentiale, in hoc demonstrabitur,<text:line-break/>modo tantum ex his, quae in priori libro de feminis ge-<text:line-break/>neratione demonstrata <text:span text:style-name="Default_20_Paragraph_20_Font"><text:span text:style-name="T2">s</text:span></text:span>unt, in memoriam revocaverimus,<text:line-break/>quod femen est fanguis exacte percoctus a vasis ipsum<text:line-break/>continentibus. Juxta hanc enim rationem fanguis non</text:p>
      <text:p text:style-name="P3">Polum materia generandi foetus fuerit, fed et femen po-<text:line-break/>tentia. Apparet autem et Athenaeus in sianc sententiam;<text:line-break/>postea necessario perductus esse, quando quaerit, quo<text:line-break/>modo matri foetus assimiletur, verum quidem quiddam<text:line-break/>dicens, non tamen sibi ipsi constans, velut rursus demon-<text:line-break/>strabo. Nunc vero ad id, quod propositum est, progredie-.<text:line-break/>mulli Quod quidetn ex materia et facultate unum quod--<text:line-break/>que .animal gignatur, in. communi confitemur: quod vero<text:line-break/>tum femen, fum menstruum habeat utraque principia,.<text:line-break/>non tamen aequalibus viribus praedita, fed femen quin<text:line-break/>dem effectivum validissimum, materiale vero . modicae<text:line-break/>molis, menstruum^ autem materiale quidem plurimum,<text:line-break/>potentiale vero seu effectivum .debilissimum, illi equidem-<text:line-break/>haud fcio quomodo ignoraverunt, nos autem praeterire<text:line-break/>non oportet, his, quae jam demonstravimus , in memoriam<text:line-break/>revocatis. Si etenim materiale gignendi principium, juxta-<text:line-break/>quod <text:span text:style-name="Default_20_Paragraph_20_Font"><text:span text:style-name="T2">s</text:span></text:span>peciem animalis absolvi demonstratum esit, in solo<text:span text:style-name="Default_20_Paragraph_20_Font"><text:span text:style-name="T2">r<text:line-break/></text:span></text:span>menstruo esset, foetus, utique. exacte ejusdem speciei,<text:line-break/>cum matre generaretur, quemadmodum etiam, .si effeGlisu</text:p>
      <text:p text:style-name="P3">vum folum in semine esset, semper utique similis fieret<text:line-break/>patri; quando vero utrumque ambo ip<text:span text:style-name="Default_20_Paragraph_20_Font"><text:span text:style-name="T2">s</text:span></text:span>a principia habet,<text:line-break/>praedominatur autem in menstruo materiae copia, .in fe-<text:line-break/>mine vero facultatis aut roboris, merito (opinor). spe-<text:line-break/>ciem animalis juxta matrem magis refert foetus, quam<text:line-break/>juxta patrem, etiamsi ipsius femen ad materiale princi-<text:line-break/>pium conferat, similitudinem vero nosti magis juxta^ ma-<text:line-break/>trem quam patrem. Quanquam, quod ad robur feminis<text:line-break/>attinet, foetum patri samper assimilari oportebat. Verum<text:line-break/>genitura muliebris conferens ad valetudinem, quum faculu<text:line-break/>tatem ex menstruo per novem menfes prodeuntem assium-<text:line-break/>pferit, tanto exuperat, quanto circa primum congressum<text:line-break/>exuperabatur. Proprium enim muliebri femini est luam<text:line-break/>ipsius substantiam ac facultatem magis quam mafculini<text:line-break/>augere atque corroborare.</text:p>
      <text:h text:style-name="Heading_20_2" text:outline-level="2">Cap. lli. </text:h>
      <text:p text:style-name="P10">At quum haec abunde definita sint, tem-<text:line-break/>pus utique opportunum fuerit considerare id, quod ut du-<text:line-break/>bium proponitur tum ab his, qui foeminam femen emit-<text:line-break/>tare in totum negant, tum qui foecundum semen emit-.</text:p>
      <text:p text:style-name="P3">tere non putant, Si enim ita res ferat, inquiunt, ut<text:line-break/>foemina .non folium materiae, fed etiam facultatis prin-<text:line-break/>cipium esset, supervacaneus esset masculus. Quidam vero<text:line-break/>esiam gallinarum hac parte mentionem faciunt, quae sub-<text:line-break/>ventanea et favonia appellata ova pariunt citra masculi <text:span text:style-name="Default_20_Paragraph_20_Font"><text:span text:style-name="T2">t<text:line-break/></text:span></text:span>coitum. E<text:span text:style-name="Default_20_Paragraph_20_Font"><text:span text:style-name="T2">t</text:span></text:span>np edoctas equidem futuri foetus partes divul-<text:line-break/>fas esse perlubet , easque partim in mafculo , partim in<text:line-break/>muliebri femine contineri, atque inde etiam ipsius ve-<text:line-break/>nerei complexus appetentiam animalibus oriri, nimi-<text:line-break/>rum divulsis partibus linter fe uniri appetentibus.<text:line-break/>Absurdus est lue sermo , tribuens primum quidem<text:line-break/>unicuique particulae, veluti animali, innatam appe-<text:line-break/>tentiam unionis et coitus ad totius animalis perfectionem<text:line-break/>absolvendam. Deinde non sentit, fe vasorum utriusque fle—<text:line-break/>minis permixtionem facere, non relictis etiam similaribus,<text:line-break/>velut etiam liquido apparet. .Iuxta. ipfum enim omnia in fe--<text:line-break/>ipfo continebit femen, et ex omnibus animalis partibus com-<text:line-break/>ponetur, ex arteria videlicet et vena, et nervo, et osse, et</text:p>
      <text:p text:style-name="P3">ligamento ac carne, singulisqne aliis inordinate inter fe<text:line-break/>positis, et ordinatore ac ornatore indigentibus , quo ex<text:line-break/>ipsis animal gignatur. Quid igitur tandem erit, quod or-<text:line-break/>dinem ipsis distribuet? non equidem, velut quidam ajunt,<text:line-break/>similium ad similia raptus: hac enim ratione unum<text:line-break/>magnum os in foetu erat, omnibus videlicet osseis parti— .<text:line-break/>culis in unum congressis, una etiam cartilago, una arte-<text:line-break/>ria, nervus unus, et singula alia eodem modo. Alio Agi-<text:line-break/>tur aliquo tertio opus erit partibus An utroque femine^<text:line-break/>dispersis, quod ordinet ac ornet ipsas. Quare aut tertium<text:line-break/>femen nobis quaerendum esit, cui hanc facultatem tribua-<text:line-break/>mus, aut in primis feminibus statim contineri fatendum.<text:line-break/>Abfurdior autem adhuc Empedoclis sermo est non intel-<text:line-break/>ligentis, quod tandem augmentum foetus futurum sit.<text:line-break/>Quum enim necessario minimae sint primae arteriae et<text:line-break/>venae, amplius vero et ossa, et nervi, et cartilagines,<text:line-break/>et. ligamenta, membranaeque ac carnes, simile fane esse</text:p>
      <text:p text:style-name="P3">oportet,. quod ipsis affinguntur, quo augescant. Unde igi-<text:line-break/>tur hoc habebimus? Apparet equidem, nihil foetibus<text:line-break/>affluere praeter menstruum ; hoc vero fanguis solum efa i<text:line-break/>non sane compositus ex nervis, et venis, et arteriis ac<text:line-break/>ossibusi, et aliis omnibus partibus. Si vero ex alterato<text:line-break/>et transmutato singulas has partes fieri dicemus, se femi-<text:line-break/>ne utique artificem, qui haec operatur; suppositum esse<text:line-break/>oportet, quem quum a principio habeamus, absurde om-<text:line-break/>nino divulfas- partes pronunciamus. Et quomodo sane<text:line-break/>sunt divulsae.?.t num -singulae ossis capitis partes seorfunr<text:line-break/>in utroque femine^ circumscriptae <text:span text:style-name="Default_20_Paragraph_20_Font"><text:span text:style-name="T2">s</text:span></text:span>unt? et rursus unius-<text:line-break/>cujusque vertebrae pars? deinde rursus <text:span text:style-name="Default_20_Paragraph_20_Font"><text:span text:style-name="T2">s</text:span></text:span>eorsum et bra-<text:line-break/>chiorum et cubitorum singulorumque aliorum? an om-<text:line-break/>niuïn . simul ossium substantiam informem et confusam<text:line-break/>utrumque femen habet? Deinde ex ipsa alius quispiam<text:line-break/>artifex singula ossa effingit, deinde alius componit,- quem-<text:line-break/>admodum ex luto latere<text:span text:style-name="Default_20_Paragraph_20_Font"><text:span text:style-name="T2">s</text:span></text:span> effingit quidem laterum opifex,;</text:p>
      <text:p text:style-name="P3">componit autem eos inter fe aedificator? Atqui haec om-<text:line-break/>nia impossibilia <text:span text:style-name="Default_20_Paragraph_20_Font"><text:span text:style-name="T2">s</text:span></text:span>unt, singulis instrumentalibus partibus et<text:line-break/>maxime genitalibus collustratis : aut enim in utroque <text:span text:style-name="Default_20_Paragraph_20_Font"><text:span text:style-name="T2">s</text:span></text:span>e-<text:line-break/>mine utrorumque tum masculinorum tum foemininorum<text:line-break/>organorum <text:span text:style-name="Default_20_Paragraph_20_Font"><text:span text:style-name="T2">s</text:span></text:span>unt partes, aut muliebrium in muliebri, vi-<text:line-break/>rilium in virili: utro autem modo res habuerit, ubi ip-<text:line-break/>fa femina fuerint permixta, ambo organa in ipso foetu<text:line-break/>effingentur. Quare omnes nostri foetus tali specie produ-<text:line-break/>centor, quales plastae fingunt, quos Hermaphroditos ap-<text:line-break/>pellant, utraque genitalia membra tum virilia, tum mu-<text:line-break/>liebria habentes. Si vero pereunt altera, etiam crus per-<text:line-break/>ire, aut manum, aut aliquam aliam partem necessarium<text:line-break/>est. Mullis igitur modis Empedoclis opinio est absurda,<text:line-break/>et adhuc dubium relinqui videtur problema a principio<text:line-break/>propositum , quamobrem , si quidem muliebri animali<text:line-break/>etiam femen inest, masculus generatus sit; cur foemina<text:line-break/>sola non generet per seipsam.</text:p>
      <text:h text:style-name="P9" text:outline-level="2">Cap. IV.</text:h>
      <text:p text:style-name="P10"><text:s/>A nobis quidem jam potestate soluta est<text:line-break/>haec quaestio in priore libro: dicetur tamen nihilominus<text:line-break/>esiam nunc. Porro neque Athenaeus, neque Aristoteles,<text:line-break/>neque alius medicus aut philosophus ejus solvendae fa-<text:line-break/>cultatem habuit. Plerique vero consimile quid faciunt<text:line-break/>his, qui motum omnino non esse pronuntiant propterea,<text:line-break/>quod non sciunt, quomodo -fiat. Et oportet sane in hoc<text:line-break/>Empedo cscm magis laudare, quam Athenaeum et Aristote-<text:line-break/>lem, propterea quod servato eo, quod apparet, investigat<text:line-break/>causam. Si enim in his rebus, de quarum rationali cau-<text:line-break/><text:span text:style-name="Default_20_Paragraph_20_Font"><text:span text:style-name="T2">s</text:span></text:span>a dubitamus, rem ipsam sustulerim us, tempestivam occa-<text:line-break/>sionem dicendi habebimus, quod neque videmus penitus,<text:line-break/>neque audimus, imo neque sensimus, neque recordamur,<text:line-break/>neque somnia videmus, eo quod dubia est in his singulis<text:line-break/>causa ipsarum generationis. Quod quidem igitur foemi-<text:line-break/>ninum animal femen habeat, sensibus credendum est,].<text:line-break/>quemadmodum antea dicebamus, neque permittendum<text:line-break/>rationi , ut ea subvertat , quorum substantia evidenter exi-<text:line-break/>stare apparet. Quae vero sit causa, ob quam, quum</text:p>
      <text:p text:style-name="P3">etiam foemininum animal femen emittat, masculum tamen<text:line-break/>sit gen erasum <text:span text:style-name="Default_20_Paragraph_20_Font"><text:span text:style-name="T8">vj.au </text:span></text:span>t cur generato masculo etiam adhuc Ter-.<text:line-break/>vatum. sit foemineum femen, considerandum. Praestabat<text:line-break/>namque, opinor,. ipfum habere excrementum conferens<text:line-break/>ad foetus generationem. . At vero. . Athenaeus contrario-<text:line-break/>omnino utitur sermone.; ob hoc enim foeminae excre-s<text:line-break/>mentum seminale esse .negat, quod sanguineum habet;,<text:line-break/>duo vero ipsi generari excrementa non conveniebat. Ap-<text:line-break/>ponit autem aliquando sermoni, quod non possit unum,<text:line-break/>animal utraque in fe<text:span text:style-name="Default_20_Paragraph_20_Font"><text:span text:style-name="T2">s</text:span></text:span>e .habere principia generandi foetus,;<text:line-break/>materiam videlicet et facultatem. Verum haud fici o, quo- si<text:line-break/>modo id eveniat, ut errore feduc tus idem ipsis circa plan-<text:line-break/>tas generationis principia non esse discreta tradat, fed.<text:line-break/>ambo in ipsis esse, tum materiae, tum facultatis. <text:span text:style-name="Default_20_Paragraph_20_Font"><text:span text:style-name="T2">s</text:span></text:span> Ari-;<text:line-break/>stoteles vero etiam magis adhuc in quibusdam animali-.<text:line-break/>bus visa esse ait omnia praegnantia, et nihil in ipsis dis-.<text:line-break/>cretum aut segregatum existere, fed uniri. Quare hujus<text:line-break/>rei gratia non expectant externum accusatorem, fed ipsi</text:p>
      <text:p text:style-name="P3">seipsos dejiciunt ab Adrastea victi. Nos porro id, in quo<text:line-break/>dubii haerent, in priore libro jam solutum esse dicimus.<text:line-break/>Primum etenim neque appetiverit coitum foemina, si non<text:line-break/>habeat testes et femen, atque hoc non ex rasionibus<text:line-break/>probabilibus, quibus illi utuntur, <text:span text:style-name="Default_20_Paragraph_20_Font"><text:span text:style-name="T2">s</text:span></text:span>ed <text:span text:style-name="Default_20_Paragraph_20_Font"><text:span text:style-name="T2">s</text:span></text:span>cientificis et de-<text:line-break/>monstrativa asserentes fidem omnibus faciemus. Suffe-<text:line-break/>cerit autem vel <text:span text:style-name="Default_20_Paragraph_20_Font"><text:span text:style-name="T2">s</text:span></text:span>olas testium exectiones exponere ac pro-<text:line-break/>ferre, quas apud multos populos in foeminis suibus fa-<text:line-break/>ciunt. Apparent enim hae non amplius <text:span text:style-name="Default_20_Paragraph_20_Font"><text:span text:style-name="T2">s</text:span></text:span>eipsas verribus<text:line-break/>subjicere, velut antea, sed omnis venerei complexus obli-<text:line-break/>tae esse. Ostendam autem libi ordine etiam alium non<text:line-break/>levem muliebris seminis usum. Si enim dissectione vo-<text:line-break/>lucris membranam aliant<text:span text:style-name="Default_20_Paragraph_20_Font"><text:span text:style-name="T2">o</text:span></text:span>idem appellatam inspicere, semi-<text:line-break/>nariis vasis appensam, quam etiam ex muliebri semine<text:line-break/>generari dicebamus, videbis sane statim in ipsis diflectio-<text:line-break/>nibus , non posse marcul<text:span text:style-name="Default_20_Paragraph_20_Font"><text:span text:style-name="T2">o</text:span></text:span> semine omnes uteri partes obli-<text:line-break/>ni; e directo enim emaculatum per uteri collum ad sim-</text:p>
      <text:p text:style-name="P3">dum eique vicinas partes fertur, ad latera vero usque<text:line-break/>ad cornua divertere id non potest. Et hunc igitur non par-<text:line-break/>vum ufum generando fo elui exhibet muliebre femen , quin<text:line-break/>et velut proprium ac familiare alimentum mafculo femini<text:line-break/>existit, nempe humidius et frigidius existens, quum illud<text:line-break/>crassius sit et calidius. Ne igitur impossibile esse dica-<text:line-break/>mus , foeminam utraque excrementa coacervare. Apparet<text:line-break/>enim, quod ipfa coacervet, et recte utique ut passibile<text:line-break/>asseritur, quod manifeste existere videtur: non enini im-<text:line-break/>possibile est hoc,. quod manifeste existit L verum radio<text:span text:style-name="Default_20_Paragraph_20_Font"><text:span text:style-name="T2">s</text:span></text:span> quae<text:line-break/>ipfum calumniatur, minime probabilis est, utpote contraria<text:line-break/>his, quae evidenter apparent. Ne igitur frustra generatum<text:line-break/>esse femen muliebre dicamus r melius enim erat ipsus<text:line-break/>modice castigato sermone dicere, impossibile esse fodmi-<text:line-break/>nam et sanguineum habere excrementum , et femen foe-<text:line-break/>eundum, ipsis enim ob temperamenti frigiditatem sanguis<text:line-break/>supervacaneus coacervatur, forti autem calore opus ess<text:line-break/>ad generationem feminis exacte eleborati et percocti, et</text:p>
      <text:p text:style-name="P3">humidior quidem est foemina ac frigidior, calidior autem<text:line-break/>et siccior masculus. Merito igitur alteri quidem. deest<text:line-break/>quid ad exactam feminis percoctionem, alteri vero im-<text:line-break/>possibile est <text:span text:style-name="Default_20_Paragraph_20_Font"><text:span text:style-name="T2">s</text:span></text:span>anguineum excrementum habere prae calore<text:line-break/>et siccitate id ipsum totum resiccante. Ob id igitur et<text:line-break/>animalia, quae sicciore temperamento praedita funt; velut<text:line-break/>plurimae gallinae et ex piscibus non pauci, ova genera-<text:line-break/>re solent citra masculi conversationem: deest tamen<text:line-break/>etiam his quippiam ad p e<text:span text:style-name="Default_20_Paragraph_20_Font"><text:span text:style-name="T2">x</text:span></text:span>sectio nem , si non assumant ex<text:line-break/>illo calorem. Non- tamen impossibile est animo concipere<text:line-break/>tale temperamentum animalis corporis, ut imperfectum<text:line-break/>animal generet absque alterius commixtione ; animal tamen<text:line-break/>perfectum in seipsi^ concipere vere difficile esii et for-<text:line-break/>tassis impossibile. Per multum enim tempus ejusmodi<text:line-break/>conceptum foetum nutriri oportet, hoc vero fieri non po-<text:line-break/>test citra hoc, ut fo emina excrementis redundet.. Excre-<text:line-break/>mentis autem redundare non poterit citra hoc, ut tem--<text:line-break/>peramento multum frigidior et humidior existat. Sed .si<text:line-break/>talis fuerit, neque memorabilem feminis copiam, neque</text:p>
      <text:p text:style-name="P3">femen ipsum viscosum, neque calidum, neque crassam gene-<text:line-break/>rare potest, quare neque foecundum. Demonstratum est enim<text:line-break/>in superiore sermone, quod tale esse oporteat foecunduni<text:line-break/>femen, ut statim, simul ut effusum est, substantia ipsius par<text:span text:style-name="Default_20_Paragraph_20_Font"><text:span text:style-name="T6">tim<text:line-break/></text:span></text:span>in membranam abeat, partim in vas distendatur, partim ve-<text:line-break/>ro formet. Ob hanc r em igitur necessaria ostensa est foeminae<text:line-break/>humiditas et frigiditas in his animalibus, in quibus sist-<text:line-break/>tura simile animal ei, quod in utero gestat, effingit. Quod<text:line-break/>enim in plantis est terra, hoc talibus est ipsa mater ali-<text:line-break/>m ensum irrigans, usque quo totum animal perfecte fuerit<text:line-break/>abfolutum. Causa vero horum est alimenti. differentia <text:span text:style-name="Default_20_Paragraph_20_Font"><text:span text:style-name="T7">τ</text:span></text:span><text:span text:style-name="Default_20_Paragraph_20_Font"><text:span text:style-name="T9"><text:line-break/></text:span></text:span>plantis enim humor ex terra alimentum est, animalibus<text:line-break/>vero fructos, herbae, lac, et aliorum animalium carnes,<text:line-break/>quemadmodum etiam semini plantarum humor ex terra<text:line-break/>sufficiens est, semini vero animalium, quando neque colli-<text:line-break/>edere adhuc, neque bibere conceptus foetus potest, ma-<text:line-break/>teria in venis matris insitum alimentum existit. Oporte-<text:line-break/>bat igitur ipfum matri copulari ac coalescere, quemadmo-<text:line-break/>dum plantae femen ipsi terrae.</text:p>
      <text:h text:style-name="P9" text:outline-level="2">m.I. .Cap. V.-</text:h>
      <text:p text:style-name="P11">Caeterum non parva dubitatio excipit hunc<text:line-break/>sermonem de similitudine partium natorum ad parentes..<text:line-break/>Sr enim semusta dominatu similitudinem fieri confingit,<text:line-break/>omnes partes al teri <text:span text:style-name="Default_20_Paragraph_20_Font"><text:span text:style-name="T2">l</text:span></text:span> parentum similes generabuntur, cujus-<text:line-break/>cunque tandem femen praedominabitur. ld tamen fieri non<text:line-break/>apparet. Equidem, ^-possibile est aliquas partes a feminis<text:line-break/>inafculi motu vim obtinere, aliquas vero a muliebris,<text:line-break/>non amplius similarium - partium esse videbitur semen,<text:line-break/>attamen videtur magis omni allos tale esse. Atque hoc<text:line-break/>erat; quod nos in iconImuni confitebamur cum Ariste tele<text:line-break/>et Athenaeo, qui ex sanguinis coctione ipsius generatio-<text:line-break/>nem constituunt; non ex omnium animalis partium eli-<text:line-break/>quatione. Si tamen etiam similarium partium existat et<text:line-break/>misceatur in utero; muliebre <text:span text:style-name="Default_20_Paragraph_20_Font"><text:span text:style-name="T2">s</text:span></text:span>emen^ virili, possibile est<text:line-break/>ipfa circa foetus essingendos invicem praedominari juxta di-<text:line-break/>verfas partes; quando sane et ex membranis circa foetum al-<text:line-break/>santoidemtunicain appellatam ex solo muliebri semine ge-</text:p>
      <text:p text:style-name="P3">nerari superiori s<text:span text:style-name="Default_20_Paragraph_20_Font"><text:span text:style-name="T2">e</text:span></text:span>rmone est demonstratum. Fieri autem<text:line-break/>potest, etiamsi similarium partium sit tale femen, id posse<text:line-break/>ex omni sui ipsius parte omnes animalis partes efficere. Hac<text:line-break/>namque ratione f<text:span text:style-name="Default_20_Paragraph_20_Font"><text:span text:style-name="T2">e</text:span></text:span>mina ip<text:span text:style-name="Default_20_Paragraph_20_Font"><text:span text:style-name="T2">i</text:span></text:span>a differunt, quod id, quod primum<text:line-break/>elapsum est, aut crassius est, quod vero postea sequitur circa<text:line-break/>secundam aut tertiam ejaculationem, aut tenuius, aut frigidius,<text:line-break/>aut imbecillius, aut <text:span text:style-name="Default_20_Paragraph_20_Font"><text:span text:style-name="T2">s</text:span></text:span>ubstantiae insiti spiritus minus particeps.<text:line-break/>Quemadmodum etiam vice versa quod primum imbecil-<text:line-break/>Iius , aut frigidum , aut spirituo<text:span text:style-name="Default_20_Paragraph_20_Font"><text:span text:style-name="T2">s</text:span></text:span>um existit. Contrarium<text:line-break/>vero ipsi id, quod prodiit circa secundam, aut tertiam, aut<text:line-break/>quartam eiectionem. Deinde sic in permixtione praedomi-<text:line-break/>natur in aliquibus quidem aliis partibus semen mascu-<text:line-break/>lum, in aliquibus vero foemineum. Ubicunque vero domi-<text:line-break/>netur, ea pars dominanti assimilatur, etenim in omni<text:line-break/>parte materiae opifex simul adest. Neque separatum est<text:line-break/>seorsim quidem monens, et seorsim quod movetur: sed fe-<text:line-break/>ipsum movet et concinnat semen, et sane etiam augescit,</text:p>
      <text:p text:style-name="P3">ut antea dicebatur, alimentum ex uterum gestante trahens^<text:line-break/>Nihil , igitur mirum est utrique parenti natos assimilari<text:line-break/>circa diverfas partes. Num igitur esiam sic de genitali-<text:line-break/>bus partibus eandem causam ponemus, quod^ partim masi-<text:line-break/>cnlae stant, partim muliebres, et quod mafculus toto<text:line-break/>corpore a foemina differt non solum inter homines, fed<text:line-break/>etiam universa animalium . genera ? Etenim si quis e<text:line-break/>longinquo confpiciat taurum, statim cognoscit masculum<text:line-break/>citra contuitum partium genitalium, et leonem similiter<text:line-break/>cognoscere licet ac discernere a leaena, gallum a gallina,<text:line-break/>hircum a capra, et ab ovicula arietem. Sic vero esiam<text:line-break/>virum discernimus a foemina, non exutis vestibus antea,<text:line-break/>quo partium differentiam inspiciamus, fed indutos ac con-<text:line-break/>tectos a nobis visos. Nam et toto corpore inter se diffe-<text:line-break/>runt, et ex partibus, quae posterae appellantur, quaedam<text:line-break/>prorsus quidem foeminis non sunt, quaedam vero non<text:line-break/>ejusmodi: barbae namque et cristae, et calcaria, ac den-<text:line-break/>tes exerti masculorum animalium partes sunt. Cervis</text:p>
      <text:p text:style-name="P3">vero etiam cornua multa, et juxta has partes foeminae<text:line-break/>maribus inferiores sunt. Differunt etiam amplius in<text:line-break/>hoc, quod alia sunt pilis, magis denudata, alia hirsutiora,<text:line-break/>alia molli pilo vestita, et latis coxendicibus praedita, alia<text:line-break/>amplo pectore, et multis aliis differentiis, ut non abfurde<text:line-break/>opinatus esse videri possit Stramineus physicus, masculum<text:line-break/>animal ex masculae geniturae dominio generari, muliebre<text:line-break/><text:span text:style-name="Default_20_Paragraph_20_Font"><text:span text:style-name="T1">ex </text:span></text:span>muliebris. Sic tamen et venis et arteriis ipfa differre<text:line-break/>putat, quemadmodum genitalibus partibus, expers nimi-<text:line-break/>rum exactae disciplinae corporum dissectione Non enim<text:line-break/>numerus <text:span text:style-name="Default_20_Paragraph_20_Font"><text:span text:style-name="T2">s</text:span></text:span>olum, <text:span text:style-name="Default_20_Paragraph_20_Font"><text:span text:style-name="T2">s</text:span></text:span>ed et conformatio ac positura eadem est<text:line-break/>omnibus arteriis ac venis per totum tum masculorum<text:line-break/>tum muliebrium animalium corpus. Verum hac parte<text:line-break/>plurimum aberravit. Caeterum opinari, masculum animal,<text:line-break/>ubi masculum femen praevaluerit, et muliebre juxta mu-<text:line-break/>liebris feminis .dominium generari, fatis probabile est;<text:line-break/>pugnat tamen contra hoc, quod foeminae saepenumero<text:line-break/>patri simillimae gignantur^ et ex masculis non pauci ma-</text:p>
      <text:p text:style-name="P3">trI. Praestat igitur .fortassis non simpliciter diceresiob fe-<text:line-break/>minum dominium .totum tum marem, tum foeminam ge-<text:line-break/>nerari, fed circa diversas partes. Pugnat autem, utjdi-<text:line-break/>ctum est, adversus hoc, quod non fotum genitales partes<text:line-break/>ipsis diversae sint, sed esiam totum corpus. Oportebat<text:line-break/>igitur (opinor) inquirere, quaenam causa sit, ob quam<text:line-break/>puer aliquando quidem mafculus gignitur, .verum matri.<text:line-break/>simillimus. Iuxta superius igitur habitum sermonem duxi<text:line-break/>plices .apparent esse similitudines natorum ad parentes.<text:line-break/>Prima quidem secundum speciem totius Substantiae, , quum<text:line-break/>homo ex .homine, et equus ex equo gignitur, et hanc<text:line-break/>fane mater magis exhibere apparet.; Altera vero juxta<text:line-break/>differentiam eorum, quae eadem. specie existunt, hominis<text:line-break/>videlicet ad hominem, et equi ad equum, in quibus prae-<text:line-break/>dominans semen plus posse demonstratam .esu Inventa<text:line-break/>est autem nunc tertia similitudo praeter <text:span text:style-name="Default_20_Paragraph_20_Font"><text:span text:style-name="T2">p</text:span></text:span>riores, quae est<text:line-break/>ut masculi ad masculum, aut fo emi nae ad foeminam, de<text:line-break/>qua nunc videre propositum est, quomodo fiat. Neque</text:p>
      <text:p text:style-name="P3">enim, quum in genitalibus partibus dominium contingit,<text:line-break/>ohssid etiam toto corpore masculus a foemina differt, ne-<text:line-break/>que quum penitas vicerit alterum. femen, multi enim<text:line-break/>masculi matri similes fiunt, et foeininae patri. Quae est<text:line-break/>igitur alia praeter has caula? Mihi quidem una sola. re-<text:line-break/>liqua esse videtur consequens ad temperamentum qualita-<text:line-break/>tum activarum, sic vero calorem et frigus appellare solemus.<text:line-break/>Considerandumigitur, an juxta harum permutationem malim-<text:line-break/>Ius et foemina generari possit. Apparet autem et inter ip-<text:line-break/>ses foetus adhuc masculus foemina non fotum calidior, sed<text:line-break/>et siccior statim a principio esse : cujus rei gratia etiam<text:line-break/>masculum omnes, quibus hae res curae fuerunt, non <text:span text:style-name="Default_20_Paragraph_20_Font"><text:span text:style-name="T2">P</text:span></text:span>olum<text:line-break/>-Hippocrates, breviori tempore effingi ac formari dicunt,<text:line-break/>foeminam vero longiori, atque hoc sic habere tum in abor-<text:line-break/>tibus, tum in praegnantium animalium dissectionibus .ap-<text:line-break/>paret. Utrum igitur ipsorum humidius et frigidius -esse<text:line-break/>putandum est? num quod statim singularum partium <text:span text:style-name="Default_20_Paragraph_20_Font"><text:span text:style-name="T2">s</text:span></text:span>pe-<text:line-break/>dem. profert et ostendit, feorfum quidem ossis, <text:span text:style-name="Default_20_Paragraph_20_Font"><text:span text:style-name="T2">s</text:span></text:span>eorsum</text:p>
      <text:p text:style-name="P3">etiam nervi, singulatim etiam arteriae et venae fingula-<text:line-break/>rumque aliarum partium? an quod ad plurimum tempus<text:line-break/>feminiforme ct sanguineum apparet? aut manifestum est<text:line-break/>hoc antea , quod calido et sicco citius ossa durescunt, ci-<text:line-break/>tiusque nervi extenduntur, et citius venae ac arteriae in<text:line-break/>fistulae modum cavantur, atque aliae omnes partes con-<text:line-break/>formantur? Quemadmodum enim lutum liquidum nullam<text:line-break/>figuram nuliamque effigiem suscipit, moderate vero durum<text:line-break/>suscipit, sic et primus ac recens foetus similis est re-<text:line-break/>ceus coagulato lacti, et quemadmodum hoc nullus eorum,<text:line-break/>qui caseos cogere ac efficere solent, effingere aggreditur<text:line-break/>prius, quam moderate sit congelatum, eodem modo neque<text:line-break/>natura animal. Neque enim, etiamsi aggrederentur, am-<text:line-break/>plius quicquam efficerent, materia nondum compagem ha-<text:line-break/>bente, fed sine fulcro ac tremula adhuc diffluente. Ne-<text:line-break/>que eniur figulus lutum aut ceram liquidam effingere ten-<text:line-break/>tat prius , quam moderatam habeant firmitatem. Ob id<text:line-break/>sane esiam siccius est, quod citius accipit formam. Amplas</text:p>
      <text:p text:style-name="P3">autem arterias, et venas, et thoracem, et (ut simpliciter<text:line-break/>dicam) omnes partium cavitates habet, quod inflatum est,<text:line-break/>quum etiam hoc multo magis spiritus multus calidus ope-<text:line-break/>rari soleat. suaque et arterias^ majores et ^fortius pulsan-<text:line-break/>tes habet, ac totum corpus robustum ac vegetum ad mo-<text:line-break/>tus. Talia autem omnia non solum in jam editis, fed et-<text:line-break/>iam in his, quae adhuc in utero gestantur, signa <text:span text:style-name="Default_20_Paragraph_20_Font"><text:span text:style-name="T2">s</text:span></text:span>unt calo-<text:line-break/>ris praedominantis. Et ob id etiam in dextro utero maf-<text:line-break/>culi geftari videntur, et raro admodum visit est foemina<text:line-break/>in hoc utero, quemadmodum raro esiam in sinistro utero<text:line-break/>masculus. Sic vero esiam testiculorum. corpulentior dex-<text:line-break/>ter existit, et prius quidem tempore pubertatis inflatus<text:line-break/>generatores mafculorum facit, gracilior vero et posterius tu-<text:line-break/>mefcere incipiens foeminarum. genitores ostendet. Dictum<text:line-break/>porro de his uberius in quinto dissentionis Hippocratis;<text:line-break/>illius enim funt haec inventa. Nunc autem tantum ex<text:line-break/>ipsis Tumere fatis erit, quod, siquidem dextrae partes sini-<text:line-break/>stris sunt calidiores , quemadmodum certe funt, fuerit uti-</text:p>
      <text:p text:style-name="P3">que hoc signum; foemiua masculum calidiorem esse. De-<text:line-break/>monstratum est autem et sicciorem; est enim calidior et<text:line-break/>siccior. Verum quod sit talis, omnes confitenfur, qui mo♃<text:line-break/>do aliquid de temperamentis prodiderunt, quin et, quod<text:line-break/>ad hujusmodi temperamentum robur actionum consequatur,<text:line-break/>itidem confessum esa Quapropter vero foetus ejufmodA<text:line-break/>temperamento praeditus testiculos extra pendentes habeat,<text:line-break/>et .iuxta ipsius pudendum praelongum, et uterum ex nulla<text:line-break/>parte, contra vero humidior simulque frigidior Testiculos<text:line-break/>intus habeat, itemque uteros, itidemque intrinsecustotum<text:line-break/>pudendum, in praesenti sermone considerare, propositum<text:line-break/>esa Videor autem mihi videre, aliquid ex his,. quae An<text:line-break/>dissectione apparent, .in citabulum nobis fore ad inveniens<text:line-break/>dum ea, quae. quaeruntur. Est autem hoc ipsum proportio<text:line-break/>genitalium membrorum tum in marculo, tum in muliebri<text:line-break/>animali. Si .quis enim geminae naturae uterum .esse ani-<text:line-break/>mo concipiat, ita ut tum extra perito naeum esabafur,<text:span text:style-name="Default_20_Paragraph_20_Font"><text:span text:style-name="T2">e</text:span></text:span>.lum<text:line-break/>sic invertatur, et quaecunque nunc .quidem -extra ipfum</text:p>
      <text:p text:style-name="P3">funt, interna fiant, et quae intra ipsum nunc <text:span text:style-name="Default_20_Paragraph_20_Font"><text:span text:style-name="T2">s</text:span></text:span>unt, forin-<text:line-break/>secus appareant, fuerint <text:span text:style-name="Default_20_Paragraph_20_Font"><text:span text:style-name="T2">P</text:span></text:span>ane hoc modo testiculi in fcroto,<text:line-break/>nimirum uteri amplitudine in foro tum commutata, perito-<text:line-break/>naeo vero in membranam rubicundam appellatam, atque<text:line-break/>sic. <text:span text:style-name="Default_20_Paragraph_20_Font"><text:span text:style-name="T2">P</text:span></text:span>ane ipsi testiculi non extra uterum, velut nunc Tunt,<text:line-break/>videbuntur, fed intra uterum recepti. Quin et qui cre-<text:line-break/>nIaster appellatur .(est autem utrinque unus ex musculis<text:line-break/>ilium exoriens) similiter i in uterum procedere apparet<text:line-break/>circa peritonaei foramina, eodem modo i in masculis qui-<text:line-break/>dem via existens arteriis et venis ex supernis deorsum,<text:line-break/>vasis voro seminariis ex infernis sursum; in foeminis vero<text:line-break/>Intra perrtonaeum sita haec appendix ex .mufculoTn .ute-<text:line-break/>rum demittitur juxta utramque partem dextram et sini-<text:line-break/>stram, ut et hae appendices eandem proportionem habe-<text:line-break/>ant cum cremasteribus masculorum. Collum porro utero-<text:line-break/>.rum, quod et .ipsum intus in foeminis silum est, in maf-<text:line-break/>eulsa est ipsum virile pudendum effectum et extra locatum;:</text:p>
      <text:p text:style-name="P3">praeputium autem virile muliebre est pudendum in foemi-<text:line-break/>nis. Quemadmodum enim hoc operculum est stomachi<text:line-break/>ipforum uterorum, sic praeputium pudendi virilis pellicu-<text:line-break/>losa excrescentia est intus cava, praeterquam quod mul-<text:line-break/>to majus id in foeminis quam masculis existit. Omnia<text:line-break/>igitur genitalia membra tum masculum, tum muliebre ani-<text:line-break/>mal eadem habere videtur, aut situ differentia, quod alte-<text:line-break/>ra intra peritonaeum .funt, altera extra, aut magnitudine;<text:line-break/>velut in praeputio et testibus nuper adeo dicebatur, quin<text:line-break/>et vasta testes nutrientia ex iisdem venis et arteriis pro-<text:line-break/>cedunL Eodem vero modo quae ad penem et scrotum<text:line-break/>in maribus tendunt, illis respondent, quae ad colium uteri<text:line-break/>et pudendum muliebre pertingunt. Eandem esiam habent<text:line-break/>proportionem principia vasorum uterum nutrientium cum<text:line-break/>his, quae in scroto sunt virorum. Nec vero nervorum prin-<text:line-break/>cipium utrisque diversum est:, fed ab iisdem meduliae<text:line-break/>fpinalis regionibus et in viris et in foeminis procedit.<text:line-break/>Omina igitur, quae genitales partes constituunt, in utrisque</text:p>
      <text:p text:style-name="P3">animalibus existere apparet, et in nullo penitus fo eminam<text:line-break/>a masculo, aut masculum a foemina superari, sed uno S<text:span text:style-name="Default_20_Paragraph_20_Font"><text:span text:style-name="T2">G-<text:line-break/></text:span></text:span>lo differre, quod alterae partes intus, alterae foris exi-<text:line-break/>stunt. Quare, si animo volutabra, quod in animalis, quod<text:line-break/>in utero gestatur, formatione genitales partes primam de-<text:line-break/>lineationem et quasi adumbrationem intra peritonaeum<text:line-break/>accipiant, postea vero emergant, sic utique mafculi ani-<text:line-break/>malis generationem didiceris. Quod vero natura ejusmo-<text:line-break/>di partes non aliter effingere soleat, ex multis indiciis<text:line-break/>condiscere tibi licet. Ex uno quidem, et quod primum in<text:line-break/>recens editis animalibus apparet, dentibus nimirum intra<text:line-break/>locelios stuos adhuc occultatis, oculis vero in plerisque<text:line-break/>adhuc clausis, in aliquibus vero neque articulatis. Exa-<text:line-break/>ctum autem horum spectaculum habebis abortus con-<text:line-break/>temptando; amplius vero et in praegnantium animalium<text:line-break/>dissectionibus reperies tum alia, tum ipsa genitalia mem-<text:line-break/>hra ejusmodi generationem habere. Caeterum viro circa<text:line-break/>naturam exercitato haec fola considerare <text:span text:style-name="Default_20_Paragraph_20_Font"><text:span text:style-name="T2">s</text:span></text:span>atis erit, quae</text:p>
      <text:p text:style-name="P3">nunc dicentur. Natura organis utitur ad partium opificium,<text:line-break/>et maxime earum, quae cavitates habent, et aere et igne.<text:line-break/>Nam et dilatare,^ et infussiare, et extendere, et siccare, et<text:line-break/>roborare corpora ipsorum opus esit; si vero foras expirarent,<text:line-break/>relinquent ip<text:span text:style-name="Default_20_Paragraph_20_Font"><text:span text:style-name="T2">i</text:span></text:span>am materiam. Circa unamquamque igitur<text:line-break/>praedictarum partium natura omne extrinsecus lineamentum<text:line-break/>velut septum munitam effingit. Postquam vero opificii spe-<text:line-break/>diem delineavit, acervata spiritus impetu utens simul et<text:line-break/>quod efformatam est propellit, et quod continet ac ambit simul<text:line-break/>perrumpit. Si vero aliquando circa ultimum opus debilite-<text:line-break/>tur, ipsum, quod faciebat, imperfectum derelinquit, quemad-<text:line-break/>modum profecto circa totum talparum genus ^apparet, quibus<text:line-break/>lineamenta quidem oculorum intus expressa funt, verum<text:line-break/>foras emergere non potuerunt, natura circa hoc faciendum<text:line-break/>debili facta, ut propositum opus absolvere non posseI.<text:line-break/>Ostenfum est autem sufficienter ab Aristotele, quod ex<text:line-break/>animalibus quaedam imperfectiora sint et circa partes<text:line-break/>aliquas, et aliquando circa totum corpus. Oculorum ita-</text:p>
      <text:p text:style-name="P3">que (quando fane in horum mentionem incidimus) in<text:line-break/>aliquibus animalibus adeo perfecta est et efficax natura,<text:line-break/>ut nihil ipsis desit statim a partu, <text:span text:style-name="Default_20_Paragraph_20_Font"><text:span text:style-name="T2">s</text:span></text:span>ed mox similiter ut<text:line-break/>animalia in vigore existentia cernant, in aliquibus vero<text:line-break/>aperiuntur palpebrae, et longo tempore opus habent ad<text:line-break/>certam et exactam actionem. Canes vero caecos catulos<text:line-break/>parere prae festinatione, etiam proverbium jam dicit.<text:line-break/>Verum si quis exacta appellatione uti velit, imperfectos<text:line-break/>potlus quam caecos vocabit recens editos catulos, utpote<text:line-break/>post paucissimos dies visuros, talpas -autem revera caecas<text:line-break/>et esse et generari dicet. si His ipsis porro adhuc amplius<text:line-break/>oculis privata sunt plurima ostreorum genera. Vermibus<text:line-break/>vero - quibusdam in totum oculi non insunt, quibusdam<text:line-break/>ipsum solum vestigium satis obscurum. Quare natura velut<text:line-break/>gradus quosdam habere videtur; primum quidem, in quo<text:line-break/>parum quid a plantis abscessit, animal faciendo, quod<text:line-break/>unum fenfum habeat, ipsum videlicet tactum; secundum<text:line-break/>vero, in quo etiam gustum apponit, et tertium, in quo<text:line-break/>olfactum; deinde quarto gradus . auditum addit, et quinto</text:p>
      <text:p text:style-name="P3">visium, postea differentias etiam ipsorum, quas recensui.<text:line-break/>Nihil igitur mirum est, quemadmodum talpae oculos<text:line-break/>habent, qui intus articulari et particulatim digeri ac com-<text:line-break/>poni coeperunt, verum natura ipsos extra producere non<text:line-break/>potuit, eodem modo et genitales partes muliebribus ani-<text:line-break/>masseus intus efformatas esse, et extrinsecus emergere<text:line-break/>non potuisse, propterea quod tota natura ipsorum debilior<text:line-break/>sit et imperfectior, quemadmodum esiam Aristoteles dixit<text:span text:style-name="Default_20_Paragraph_20_Font"><text:span text:style-name="T2">i<text:line-break/></text:span></text:span>Verum tanto sane muliebrium . animalium natura per-<text:line-break/>fectior est quam talparum, in quantum talpae nullo cae-<text:line-break/>citatis commodo fruuntur, non parum vero ad generis<text:line-break/>propagationem muliebre animal confert: nam ut humidius<text:line-break/>et frigidius productum recrementa sec<text:span text:style-name="Default_20_Paragraph_20_Font"><text:span text:style-name="T6">um</text:span></text:span> connutritorum<text:line-break/>erat ad alimentum foetibus ipsis idonea. Et sane paucis<text:line-break/>capitibus omnem ipsorum naturam perstringemus. Quum<text:line-break/>primi et recensis foetus compages liquidior fit et frigidior,<text:line-break/>tunc et principium formationis <text:span text:style-name="Default_20_Paragraph_20_Font"><text:span text:style-name="T2">s</text:span></text:span>erius accipit, et finem<text:line-break/>adeo tardum et debilem, ut hae partes foras emergere</text:p>
      <text:p text:style-name="P3">non possint, et quum circa partes, quae postremum efforman-<text:line-break/>tur, naturam delassata ac debilitari contigit, imbecilliores<text:line-break/>esiam aliis absolvuntur. Demonstratum autem nobis in aliis<text:line-break/>operibus est, quodcunque supervacaneum sive ex commodo<text:line-break/>alimento sive non commodo sit, a fortioribus partibus ad de-<text:line-break/>biliores propelli, ideoque muliebre animal, quandoquidem<text:line-break/>imbecillius factum est, etiam recrementis supervacaneis red-<text:line-break/>undat. Quando vero omnium ipsius partium debilissimae<text:line-break/>funt genitales , ob id fane in has supervacaneus fanguis per-<text:line-break/>venit , qui salubris quidem purgatio fit foeminis, priusquam<text:line-break/>concipiant, tempore vero gestationis in utero idonea materia<text:line-break/>in alimentum ipsis foetibus existit. Haec igitur a me dicta<text:line-break/>funt, et manifestum jam factum -est, in calidiore et sicciore<text:line-break/>scelus temperamento mafculum animal generari, in frigidiore<text:line-break/>vero et humidior e muliebre, speciem autem sive genus ani-<text:line-break/>malis (utrumque enim dicere licet), hominem videlicet et<text:line-break/>equum et bovem, ad naturam materiae in animalis gene-<text:line-break/>rationem fubjectae con<text:span text:style-name="Default_20_Paragraph_20_Font"><text:span text:style-name="T2">s</text:span></text:span>equentem esse, quemadmodum</text:p>
      <text:p text:style-name="P3">Tane et formae. similitudinem ad utrumque parentem<text:line-break/>effingentis ac formantis facultatis esse, quae in semine<text:line-break/>continetur. Quare trium similitudinum tria principia<text:line-break/>habebimus, similitudinem generis animalis juxta substan-<text:line-break/>tiam, ex. qua generatum est, formae vero juxta motum<text:line-break/>ex femine, eam vero, quae est aut masculi aut foeminae,<text:line-break/>ex utrorumque principiorum temperamento. Utraque au-<text:line-break/>tem principia appello menstruum et semen. Haec quidem<text:line-break/>igitur sufficere mihi videntur; nam quod parentibus assi-<text:line-break/>milantur nati juxta feminis rasionem, non patris solum,<text:line-break/>fed etiam matris, ex relatis satis manisestum est.</text:p>
      <text:p text:style-name="P1">Cap. VI. Videamus porro deinceps de aditibus<text:line-break/>glandulosis, quos inexperti ad anatomicam speculationem<text:line-break/>in totum ignorant, experti vero omnes, velut uno ore,<text:line-break/>semen continere pronunciaverunt. Pudore igitur consun-<text:line-break/>dor ob multitudinem et opini<text:span text:style-name="Default_20_Paragraph_20_Font"><text:span text:style-name="T2">o</text:span></text:span>nem ipsorum, tamen quae<text:line-break/>scio etiam hic dicenda sunt, quemadmodum in fuperiori-<text:line-break/>bus de testibus feci. Cur igitur tandem, si feminis sunt</text:p>
      <text:p text:style-name="P3">et hi vasa, animalibus, quibus testes execti sunt, deperit<text:line-break/>penitus coeundi appetentia? Oportet enim utique coire<text:line-break/>quidem ipsa, non autem generare, propterea quod tenue<text:line-break/>et serosium est femen in ipsis contentum. Atqui apparet,<text:line-break/>hoc minime sic fieri; attamen impossibile est organa qui-<text:line-break/>dem generandi seminis viribus praedita habere, ipsorum<text:line-break/>vero dium non habere. Natura enim insitas facultates<text:line-break/>animalibus omnium corporis organorum dedit, atque eas<text:line-break/>nulia institutione^ edoctas ad proprias actiones obeundas,<text:line-break/>hoc ipsum vero et a nobis in libris de usu partium, et<text:line-break/>prius ab Aristotele aliisque mullis tum medicis tum phi-<text:line-break/>losophis demonstratum est. Quare nihil opus habeo astru-<text:line-break/>ere et confirmare adversus illos instituto sermone, ve-<text:line-break/>rum c<text:span text:style-name="Default_20_Paragraph_20_Font"><text:span text:style-name="T2">o</text:span></text:span>mmuni et omnibus nobis confesse supposito, quod<text:line-break/>videlicet neque inutilem aliquam, neque .supervacaneam<text:line-break/>partem natura iecit, neque citra facultatem, quae ea<text:line-break/>uti debeat, repetam sermonem. Astites glandulosi ex te-<text:line-break/>stium castrati<text:span text:style-name="Default_20_Paragraph_20_Font"><text:span text:style-name="T2">o</text:span></text:span>ne nihil perpessi castratum animal ad ve-<text:line-break/>nereum con<text:span text:style-name="Default_20_Paragraph_20_Font"><text:span text:style-name="T2">s</text:span></text:span>ortium non excitant, tanquam <text:span text:style-name="Default_20_Paragraph_20_Font"><text:span text:style-name="T2">P</text:span></text:span>ane quidvis</text:p>
      <text:p text:style-name="P3">aliud magis existentes quam organum seminale, et alte-<text:line-break/>rius cujusdam ustus gnatia generali. Quemadmodiun enim,<text:line-break/>fi, alia aliqua parte corrupta, illaesis existentibus oculis,<text:line-break/>visus nobis non supersit integer, non sane oculorum<text:line-break/>acsionem videre esse diceremus, et si, cruribus nihil laesis,<text:line-break/>ambulatio pereat, non utique his hanc actionem deferre-<text:line-break/>mus , eodem modo, opinor, quum, glandulosis aditibus<text:line-break/>integris servatis, pereat in animalibus venereum confor-<text:line-break/>tium, minime certe genitales partes illi ipsi sunt cenfen-<text:line-break/>di. Sicut igitur ex eo, quod in eundem locum simili-<text:line-break/>ter ut vita seminaria in viris oscula aperta habent, pro-<text:line-break/>stabiliter ratiocinati funt, ipsos ejusdem ustus gratia gene-<text:line-break/>ratos esse, ita oportebat etiam ipsos ratione colligere,<text:line-break/>in foeminis non ejusdem ufus ergo productos esse, quum<text:line-break/>videant, in eis rem aliter fe habere. Deinceps vero, quum<text:line-break/>dubii haereant circa pugnam demonstrationum, velut et-<text:line-break/>iam nos haesitavimus , considerare oportebat, utrum n ec efi-<text:line-break/>farro verum sit hoc, quod canales in eundem locum os-</text:p>
      <text:p text:style-name="P3">cula aperta habentes ejusdem ufus gratia sint facti: .aut<text:line-break/>hoc quidem verum sit, quod, qui ejusdem ufus gratia facti<text:line-break/>funt, in eundem locum incurrunt, necessario in eandem<text:line-break/>rem conferant. Cujus exemplum esse poterit vesicae mea-<text:line-break/>tus urinam in eundem hunc meatum derivans, in quem<text:line-break/>omnes quatuor ascites in mafculis oscula aperta habent.<text:line-break/>Quare non oportet ad aliam partem digredi, fed ex ipsa<text:line-break/>jam proposita discere, quod non sit necessarium, meatus<text:line-break/>in eundem locum oscula aperta habentes ad unam actio-<text:line-break/>nem conferre. Quod si etiam ex aliis hujus rei fidem<text:line-break/>facere oportet, luculentis exemplis. adductis abunde con-<text:line-break/>firmabitur. ln universam internam oris amplitudinem,<text:line-break/>quam fauces appellant, quae comedimus ac bibimus, per<text:line-break/>os Assabuntur, et ex perforatione juxta nares tum aer,<text:line-break/>qui inspiratur, tum pituitosa iliuvies, quam appellat Hip-<text:line-break/>pocrates ut plurimum blennam, alii etiam mucum. Am-<text:line-break/>plius autem ultra haec ex cerebro per palatum recre-<text:line-break/>mentum, et ex glandulis ad radicem linguae sitis faliva.</text:p>
      <text:p text:style-name="P3">In intestina vero excrementa ex ventre perveniunt, et<text:line-break/>humor biliosus ex hepate, et ex glandulis quibusdam aliis<text:line-break/>rur<text:span text:style-name="Default_20_Paragraph_20_Font"><text:span text:style-name="T2">s</text:span></text:span>us hic sitis humor viscosus similis salivae; de quibus<text:line-break/>glandulis non parva quaestio orta est inter anatomicos,<text:line-break/>quae ab Herophilo et Eudemo initium cepit. Et .sane<text:line-break/>mihi videtur sermo hic coercendus esse, ob id fortuito<text:line-break/>primum partium, quas glandulae sensibiliter madefaciunt,<text:line-break/>mensionem feci, ad optimum Marinum aliquid dicendum<text:line-break/>esse, principiis iisdem in usum sermonis assumptis, quae<text:line-break/>ille ipfe ex evidentibus statuit. Duplicem igitur omnium<text:line-break/>gsandularum u<text:span text:style-name="Default_20_Paragraph_20_Font"><text:span text:style-name="T2">s</text:span></text:span>um esse ait; aut enim fulciunt vasa subli-<text:line-break/>mia, quae findi solent et divulsionis periculum circa ve-<text:line-break/>hementiores motus sustinere, aut ob humorum generatio-<text:line-break/>nem partes madefacere possunt, quae humectatione visco-<text:line-break/>sa et ex natura dispersa indigent, ut ne facile resiccatae<text:line-break/>pigrae ad motum reddantur. Atque alterum quidem<text:line-break/>gsandularum genus, quod vasa, quae findi solent, fulcit,<text:line-break/>in praefens relinquamus, utpote quo nihil opus habemur</text:p>
      <text:p text:style-name="P2">hoc loco. Aggrediamur autem alterum in sermone confe-<text:line-break/>quens, id quod viscosos humores est generans, quod sp-.<text:line-break/>sum et corporis substantiam aliam habere ipse Marinus<text:line-break/>tradit; esse enim inquit rarius et cavernosum, et humi-<text:line-break/>ditate plenum, ac velut spongiam madore imbutam: non<text:line-break/>tamen ex omnibus ipsis sensiles meatus enasci. InU hoc<text:line-break/><text:span text:style-name="Default_20_Paragraph_20_Font"><text:span text:style-name="T2">i</text:span></text:span>ane genus gland diarum et arterias et venas infieri ait, et<text:line-break/>quasdam vastorum in mefenterii gIandulas desinere. Du-<text:line-break/>plex namque et harum glandularum genus esse, quod et.<text:line-break/>usus duplex existat, deustas quidem et siccas, quae vafa,<text:line-break/>quae findi solent, fulciunt, raras vero et humidas, in quas<text:line-break/>va<text:span text:style-name="Default_20_Paragraph_20_Font"><text:span text:style-name="T2">P</text:span></text:span>a inferuntur. Has ipsas etiam humiditatem velut pi-t<text:line-break/>tortosam generare ait, quae ipfa humiditas internam in-<text:line-break/>testi Horum tunicam oblinit et quasi inungit. Quod vero<text:line-break/>esiam glandulae, quae salivam generant, sensilibus vasis<text:line-break/>ipsam in os profundant, fere non amplius quisquam igno-<text:line-break/>m rat, sicut neque quod totas fauces glandulae humectent<text:line-break/>ejusdem usus gratia. Hoc ipfnm enim aequaliter ab om-</text:p>
      <text:p text:style-name="P2">nibus anatomicis confessum est. Marinus porro adhuc<text:line-break/>alias ultra relatas jam glandulas, quae alias partes irrigent,<text:line-break/>recenfet; verum quum obscuram. et incertam fidem ha-<text:line-break/>beant, ipsas relinquamus. Porro in praesentem ac jam<text:line-break/>nobis propositam rem falis erit mihi fidem et probatio-<text:line-break/>nem ex evidentibus et manifestis sumere. Si enim et<text:line-break/>oris amplitudinem, pharyngem, et stomachum, et univer-<text:line-break/>stum intestinum glandulae humectant, nihil sime mirum<text:line-break/>est esiam vesicae cervici simile quoddam auxilium praepa-<text:line-break/>ratum esse, ut ne resiccatum aliquando aegre mobile red-<text:line-break/>datur. Caeterum multo magis verisimile est hujusmodi<text:line-break/>auxilium ipsi virili pudendo a natura praeparatam esse,<text:line-break/>propterea quod memorabilis magnitudinis in viris hae<text:line-break/>glandulae existant: periculum enim ipsis est, ne, quum<text:line-break/>praelongum et nudum sit pudendum ordinatum, aliquan-<text:line-break/>do resiccatum ob torqueatur, et meatus ejus conniveat ob-<text:line-break/>Iuratus. ln foeminis Pane ipfum uteri collum neque prae-<text:line-break/>longum, neque nudum est, fed intus situm, et ex ambien-</text:p>
      <text:p text:style-name="P2">tibus ipsis ac circumsitas multam humectationem suscipit,<text:line-break/>imo ex ipsis menstruis etiam irrigatur. Poterit fortassis<text:line-break/>et natura verita mordacitatem ex urina hunc humorem<text:line-break/>velut unguen huic pudendi meatui praeparasse. Fortassis<text:line-break/>autem et tertius aliquis inveniri queat usus, si quis dili-<text:line-break/>gentius perscrutetur: hoc modo enim et alia multa dili-<text:line-break/>gentiori inquisitione pervestigata in omnibus artibus inven-<text:line-break/>ta funI. Virum itaque demonstrationis amantem ac stu-<text:line-break/>diclum ejusmodi problemata per multum tempus scrutari<text:line-break/>ac expendere convenit-;, ubi vero jam demonstrata <text:span text:style-name="Default_20_Paragraph_20_Font"><text:span text:style-name="T2">s</text:span></text:span>unt,<text:line-break/>ipsis penitus adhaerere : quorum problematum in quaestio-<text:line-break/>nem merito venientium unum est et hoc ipfum. Si in<text:line-break/>aditibus glandulosis femen generaretur, castrata animalia<text:line-break/>ipsum utique excernere appeterent; atqui appetere non vi-<text:line-break/>dentur; palam igitur est, quod neque generatur. Hoc igi-<text:line-break/>tur fotum nobis per seipsum immobile ac constans fervo-<text:line-break/>tnr, donec fcienter invenerimus, quem usum animali ex-<text:line-break/>bibent astrtes glandulosi: fortassis quidem verae funt, quas<text:line-break/>jam dixi : forte autem inveniri possit alia verior. Proba-</text:p>
      <text:p text:style-name="P3">bilis enim est ratio, quae has invenit, non demonstrativa,<text:line-break/>quemadmadum ea, quae palam fidem fecit, femen in ipsis<text:line-break/>non generari. Quare et solos nos et primos hoc ipsum<text:line-break/>de glandulos<text:span text:style-name="Default_20_Paragraph_20_Font"><text:span text:style-name="T2">o</text:span></text:span>rum corporum ufu tradidisse non erubes<text:span text:style-name="Default_20_Paragraph_20_Font"><text:span text:style-name="T2">G</text:span></text:span>i-<text:line-break/>mus, quemadmodum neque antea erubuimus, quando<text:line-break/>testes universum corpus natura sua alterare demonstravi-<text:line-break/>mus, ac fieri per ipsius masculum et foeminam, per<text:line-break/>fui ipsius naturam neque masculum existere, neque<text:line-break/>foeminam. His enim, qui demonstrationes fequi didi-<text:line-break/>cerunt, tum ilia ratio hoc ipsum demonstravit, tum<text:line-break/>esiam quae nunc dicta est, quod neque continetur, ne-<text:line-break/>que generatur in aditibus glandulosis femen. Si vero et<text:line-break/>ufum utrumque ipforum jam explicatum vere inventum<text:line-break/>esse quis existimaverit, licet ei et hoc nostro invento uti,<text:line-break/>quum non prolubeatur aliud quo ddam praestantius inqui-<text:line-break/>rere. Caeterum de eo, quod femen in ipsis non contine-<text:line-break/>atur, ut abunde demonstrato credere oportet, et prioribus<text:line-break/>nobis ignoscere ac veniam dare deceptis, ex eo quod in<text:line-break/>viris in eundem locum, similiter ut Vera vafa seminaria,</text:p>
      <text:p text:style-name="P2">oscula aperta habent. Loci enim communio etiam usus<text:line-break/>communionem ipsis indicavit, probabiliter quidem, <text:span text:style-name="Default_20_Paragraph_20_Font"><text:span text:style-name="T2">s</text:span></text:span>ed<text:line-break/>non vere, velut nos jam demonstravim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4</dc:title>
    <dc:subject/>
    <meta:initial-creator>Galien</meta:initial-creator>
    <meta:creation-date>2023-01-09T08:53:00Z</meta:creation-date>
    <dc:date>2023-01-09T10:02:49.186000000</dc:date>
    <meta:editing-cycles>3</meta:editing-cycles>
    <meta:editing-duration>PT8M4S</meta:editing-duration>
    <meta:document-statistic meta:table-count="0" meta:image-count="0" meta:object-count="0" meta:page-count="182" meta:paragraph-count="235" meta:word-count="26526" meta:character-count="178947" meta:non-whitespace-character-count="152629"/>
    <meta:template xlink:type="simple" xlink:actuate="onRequest" xlink:title="" xlink:href="Normal.dotm"/>
  </office:meta>
</office:document-meta>
</file>